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67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0.79pt"/>
    </style:style>
    <style:style style:name="co6" style:family="table-column">
      <style:table-column-properties fo:break-before="auto" style:column-width="168.09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92.21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63.16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23.56pt"/>
    </style:style>
    <style:style style:name="co13" style:family="table-column">
      <style:table-column-properties fo:break-before="auto" style:column-width="58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font-name="Liberation Mono" fo:font-size="12pt" style:font-size-asian="12pt" style:font-size-complex="12pt"/>
    </style:style>
    <style:style style:name="ce5" style:family="table-cell" style:parent-style-name="Default">
      <style:table-cell-properties style:rotation-align="none"/>
      <style:text-properties style:font-name="Liberation Mono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y Freq (5V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5" table:default-cell-style-name="ce2"/>
        <table:table-column table:style-name="co4" table:number-columns-repeated="1008" table:default-cell-style-name="ce2"/>
        <table:table-row table:style-name="ro1"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I_bias (mA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1"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121" calcext:value-type="float">
            <text:p>3.121</text:p>
          </table:table-cell>
          <table:table-cell office:value-type="float" office:value="2.945" calcext:value-type="float">
            <text:p>2.945</text:p>
          </table:table-cell>
          <table:table-cell office:value-type="float" office:value="2.891" calcext:value-type="float">
            <text:p>2.891</text:p>
          </table:table-cell>
          <table:table-cell office:value-type="float" office:value="3.37" calcext:value-type="float">
            <text:p>3.37</text:p>
          </table:table-cell>
          <table:table-cell office:value-type="float" office:value="2.837" calcext:value-type="float">
            <text:p>2.837</text:p>
          </table:table-cell>
          <table:table-cell office:value-type="float" office:value="175.38" calcext:value-type="float">
            <text:p>175.38</text:p>
          </table:table-cell>
          <table:table-cell office:value-type="float" office:value="176.12" calcext:value-type="float">
            <text:p>176.12</text:p>
          </table:table-cell>
          <table:table-cell office:value-type="float" office:value="175.34" calcext:value-type="float">
            <text:p>175.34</text:p>
          </table:table-cell>
          <table:table-cell office:value-type="float" office:value="170.47" calcext:value-type="float">
            <text:p>170.47</text:p>
          </table:table-cell>
          <table:table-cell office:value-type="float" office:value="176.98" calcext:value-type="float">
            <text:p>176.98</text:p>
          </table:table-cell>
          <table:table-cell table:formula="of:=AVERAGE([.C2:.G2])" office:value-type="float" office:value="3.0328" calcext:value-type="float">
            <text:p>3.0328</text:p>
          </table:table-cell>
          <table:table-cell table:formula="of:=COM.MICROSOFT.STDEV.S([.C2:.G2])" office:value-type="float" office:value="0.216585318061959" calcext:value-type="float">
            <text:p>0.216585318061959</text:p>
          </table:table-cell>
          <table:table-cell table:formula="of:=AVERAGE([.H2:.L2])" office:value-type="float" office:value="174.858" calcext:value-type="float">
            <text:p>174.858</text:p>
          </table:table-cell>
          <table:table-cell table:formula="of:=COM.MICROSOFT.STDEV.S([.H2:.L2])" office:value-type="float" office:value="2.54238470731713" calcext:value-type="float">
            <text:p>2.54238470731713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244" calcext:value-type="float">
            <text:p>3.244</text:p>
          </table:table-cell>
          <table:table-cell office:value-type="float" office:value="3.057" calcext:value-type="float">
            <text:p>3.057</text:p>
          </table:table-cell>
          <table:table-cell office:value-type="float" office:value="3.254" calcext:value-type="float">
            <text:p>3.254</text:p>
          </table:table-cell>
          <table:table-cell office:value-type="float" office:value="3.091" calcext:value-type="float">
            <text:p>3.091</text:p>
          </table:table-cell>
          <table:table-cell office:value-type="float" office:value="2.811" calcext:value-type="float">
            <text:p>2.811</text:p>
          </table:table-cell>
          <table:table-cell office:value-type="float" office:value="172.96" calcext:value-type="float">
            <text:p>172.96</text:p>
          </table:table-cell>
          <table:table-cell office:value-type="float" office:value="170.1" calcext:value-type="float">
            <text:p>170.1</text:p>
          </table:table-cell>
          <table:table-cell office:value-type="float" office:value="167.36" calcext:value-type="float">
            <text:p>167.36</text:p>
          </table:table-cell>
          <table:table-cell office:value-type="float" office:value="170.77" calcext:value-type="float">
            <text:p>170.77</text:p>
          </table:table-cell>
          <table:table-cell office:value-type="float" office:value="168.91" calcext:value-type="float">
            <text:p>168.91</text:p>
          </table:table-cell>
          <table:table-cell table:formula="of:=AVERAGE([.C3:.G3])" office:value-type="float" office:value="3.0914" calcext:value-type="float">
            <text:p>3.0914</text:p>
          </table:table-cell>
          <table:table-cell table:formula="of:=COM.MICROSOFT.STDEV.S([.C3:.G3])" office:value-type="float" office:value="0.179953605131989" calcext:value-type="float">
            <text:p>0.179953605131989</text:p>
          </table:table-cell>
          <table:table-cell table:formula="of:=AVERAGE([.H3:.L3])" office:value-type="float" office:value="170.02" calcext:value-type="float">
            <text:p>170.02</text:p>
          </table:table-cell>
          <table:table-cell table:formula="of:=COM.MICROSOFT.STDEV.S([.H3:.L3])" office:value-type="float" office:value="2.09285689907361" calcext:value-type="float">
            <text:p>2.09285689907361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.987" calcext:value-type="float">
            <text:p>2.987</text:p>
          </table:table-cell>
          <table:table-cell office:value-type="float" office:value="3.148" calcext:value-type="float">
            <text:p>3.148</text:p>
          </table:table-cell>
          <table:table-cell office:value-type="float" office:value="3.017" calcext:value-type="float">
            <text:p>3.017</text:p>
          </table:table-cell>
          <table:table-cell office:value-type="float" office:value="2.953" calcext:value-type="float">
            <text:p>2.953</text:p>
          </table:table-cell>
          <table:table-cell office:value-type="float" office:value="2.846" calcext:value-type="float">
            <text:p>2.846</text:p>
          </table:table-cell>
          <table:table-cell office:value-type="float" office:value="167.17" calcext:value-type="float">
            <text:p>167.17</text:p>
          </table:table-cell>
          <table:table-cell office:value-type="float" office:value="168.89" calcext:value-type="float">
            <text:p>168.89</text:p>
          </table:table-cell>
          <table:table-cell office:value-type="float" office:value="169.58" calcext:value-type="float">
            <text:p>169.58</text:p>
          </table:table-cell>
          <table:table-cell office:value-type="float" office:value="168.36" calcext:value-type="float">
            <text:p>168.36</text:p>
          </table:table-cell>
          <table:table-cell office:value-type="float" office:value="167.02" calcext:value-type="float">
            <text:p>167.02</text:p>
          </table:table-cell>
          <table:table-cell table:formula="of:=AVERAGE([.C4:.G4])" office:value-type="float" office:value="2.9902" calcext:value-type="float">
            <text:p>2.9902</text:p>
          </table:table-cell>
          <table:table-cell table:formula="of:=COM.MICROSOFT.STDEV.S([.C4:.G4])" office:value-type="float" office:value="0.109323830887872" calcext:value-type="float">
            <text:p>0.109323830887872</text:p>
          </table:table-cell>
          <table:table-cell table:formula="of:=AVERAGE([.H4:.L4])" office:value-type="float" office:value="168.204" calcext:value-type="float">
            <text:p>168.204</text:p>
          </table:table-cell>
          <table:table-cell table:formula="of:=COM.MICROSOFT.STDEV.S([.H4:.L4])" office:value-type="float" office:value="1.10219326798888" calcext:value-type="float">
            <text:p>1.10219326798888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.556" calcext:value-type="float">
            <text:p>2.556</text:p>
          </table:table-cell>
          <table:table-cell office:value-type="float" office:value="2.489" calcext:value-type="float">
            <text:p>2.489</text:p>
          </table:table-cell>
          <table:table-cell office:value-type="float" office:value="2.386" calcext:value-type="float">
            <text:p>2.386</text:p>
          </table:table-cell>
          <table:table-cell office:value-type="float" office:value="2.619" calcext:value-type="float">
            <text:p>2.619</text:p>
          </table:table-cell>
          <table:table-cell office:value-type="float" office:value="2.561" calcext:value-type="float">
            <text:p>2.561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7.16" calcext:value-type="float">
            <text:p>137.16</text:p>
          </table:table-cell>
          <table:table-cell office:value-type="float" office:value="135.21" calcext:value-type="float">
            <text:p>135.21</text:p>
          </table:table-cell>
          <table:table-cell office:value-type="float" office:value="139.7" calcext:value-type="float">
            <text:p>139.7</text:p>
          </table:table-cell>
          <table:table-cell office:value-type="float" office:value="139.58" calcext:value-type="float">
            <text:p>139.58</text:p>
          </table:table-cell>
          <table:table-cell table:formula="of:=AVERAGE([.C5:.G5])" office:value-type="float" office:value="2.5222" calcext:value-type="float">
            <text:p>2.5222</text:p>
          </table:table-cell>
          <table:table-cell table:formula="of:=COM.MICROSOFT.STDEV.S([.C5:.G5])" office:value-type="float" office:value="0.0889814587428189" calcext:value-type="float">
            <text:p>0.088981458742819</text:p>
          </table:table-cell>
          <table:table-cell table:formula="of:=AVERAGE([.H5:.L5])" office:value-type="float" office:value="138.246" calcext:value-type="float">
            <text:p>138.246</text:p>
          </table:table-cell>
          <table:table-cell table:formula="of:=COM.MICROSOFT.STDEV.S([.H5:.L5])" office:value-type="float" office:value="2.00436523617828" calcext:value-type="float">
            <text:p>2.00436523617828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.495" calcext:value-type="float">
            <text:p>2.495</text:p>
          </table:table-cell>
          <table:table-cell office:value-type="float" office:value="2.51" calcext:value-type="float">
            <text:p>2.51</text:p>
          </table:table-cell>
          <table:table-cell office:value-type="float" office:value="2.66" calcext:value-type="float">
            <text:p>2.66</text:p>
          </table:table-cell>
          <table:table-cell office:value-type="float" office:value="2.561" calcext:value-type="float">
            <text:p>2.561</text:p>
          </table:table-cell>
          <table:table-cell office:value-type="float" office:value="2.598" calcext:value-type="float">
            <text:p>2.598</text:p>
          </table:table-cell>
          <table:table-cell office:value-type="float" office:value="177.13" calcext:value-type="float">
            <text:p>177.13</text:p>
          </table:table-cell>
          <table:table-cell office:value-type="float" office:value="175.8" calcext:value-type="float">
            <text:p>175.8</text:p>
          </table:table-cell>
          <table:table-cell office:value-type="float" office:value="178.11" calcext:value-type="float">
            <text:p>178.11</text:p>
          </table:table-cell>
          <table:table-cell office:value-type="float" office:value="178.98" calcext:value-type="float">
            <text:p>178.98</text:p>
          </table:table-cell>
          <table:table-cell office:value-type="float" office:value="177.01" calcext:value-type="float">
            <text:p>177.01</text:p>
          </table:table-cell>
          <table:table-cell table:formula="of:=AVERAGE([.C6:.G6])" office:value-type="float" office:value="2.5648" calcext:value-type="float">
            <text:p>2.5648</text:p>
          </table:table-cell>
          <table:table-cell table:formula="of:=COM.MICROSOFT.STDEV.S([.C6:.G6])" office:value-type="float" office:value="0.0671840754941229" calcext:value-type="float">
            <text:p>0.067184075494123</text:p>
          </table:table-cell>
          <table:table-cell table:formula="of:=AVERAGE([.H6:.L6])" office:value-type="float" office:value="177.406" calcext:value-type="float">
            <text:p>177.406</text:p>
          </table:table-cell>
          <table:table-cell table:formula="of:=COM.MICROSOFT.STDEV.S([.H6:.L6])" office:value-type="float" office:value="1.20263460785061" calcext:value-type="float">
            <text:p>1.20263460785061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office:value-type="float" office:value="2.444" calcext:value-type="float">
            <text:p>2.444</text:p>
          </table:table-cell>
          <table:table-cell office:value-type="float" office:value="2.432" calcext:value-type="float">
            <text:p>2.432</text:p>
          </table:table-cell>
          <table:table-cell office:value-type="float" office:value="2.317" calcext:value-type="float">
            <text:p>2.317</text:p>
          </table:table-cell>
          <table:table-cell office:value-type="float" office:value="2.477" calcext:value-type="float">
            <text:p>2.477</text:p>
          </table:table-cell>
          <table:table-cell office:value-type="float" office:value="144.39" calcext:value-type="float">
            <text:p>144.39</text:p>
          </table:table-cell>
          <table:table-cell office:value-type="float" office:value="142.65" calcext:value-type="float">
            <text:p>142.65</text:p>
          </table:table-cell>
          <table:table-cell office:value-type="float" office:value="141.86" calcext:value-type="float">
            <text:p>141.86</text:p>
          </table:table-cell>
          <table:table-cell office:value-type="float" office:value="143.67" calcext:value-type="float">
            <text:p>143.67</text:p>
          </table:table-cell>
          <table:table-cell office:value-type="float" office:value="141.67" calcext:value-type="float">
            <text:p>141.67</text:p>
          </table:table-cell>
          <table:table-cell table:formula="of:=AVERAGE([.C7:.G7])" office:value-type="float" office:value="2.41" calcext:value-type="float">
            <text:p>2.41</text:p>
          </table:table-cell>
          <table:table-cell table:formula="of:=COM.MICROSOFT.STDEV.S([.C7:.G7])" office:value-type="float" office:value="0.0626059102641275" calcext:value-type="float">
            <text:p>0.062605910264128</text:p>
          </table:table-cell>
          <table:table-cell table:formula="of:=AVERAGE([.H7:.L7])" office:value-type="float" office:value="142.848" calcext:value-type="float">
            <text:p>142.848</text:p>
          </table:table-cell>
          <table:table-cell table:formula="of:=COM.MICROSOFT.STDEV.S([.H7:.L7])" office:value-type="float" office:value="1.16795547860352" calcext:value-type="float">
            <text:p>1.16795547860352</text:p>
          </table:table-cell>
          <table:table-cell table:number-columns-repeated="100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.384" calcext:value-type="float">
            <text:p>2.384</text:p>
          </table:table-cell>
          <table:table-cell office:value-type="float" office:value="2.409" calcext:value-type="float">
            <text:p>2.409</text:p>
          </table:table-cell>
          <table:table-cell office:value-type="float" office:value="2.457" calcext:value-type="float">
            <text:p>2.457</text:p>
          </table:table-cell>
          <table:table-cell office:value-type="float" office:value="2.358" calcext:value-type="float">
            <text:p>2.358</text:p>
          </table:table-cell>
          <table:table-cell office:value-type="float" office:value="2.381" calcext:value-type="float">
            <text:p>2.381</text:p>
          </table:table-cell>
          <table:table-cell office:value-type="float" office:value="178.02" calcext:value-type="float">
            <text:p>178.02</text:p>
          </table:table-cell>
          <table:table-cell office:value-type="float" office:value="179.62" calcext:value-type="float">
            <text:p>179.62</text:p>
          </table:table-cell>
          <table:table-cell office:value-type="float" office:value="179.77" calcext:value-type="float">
            <text:p>179.77</text:p>
          </table:table-cell>
          <table:table-cell office:value-type="float" office:value="179.47" calcext:value-type="float">
            <text:p>179.47</text:p>
          </table:table-cell>
          <table:table-cell office:value-type="float" office:value="177.67" calcext:value-type="float">
            <text:p>177.67</text:p>
          </table:table-cell>
          <table:table-cell table:formula="of:=AVERAGE([.C8:.G8])" office:value-type="float" office:value="2.3978" calcext:value-type="float">
            <text:p>2.3978</text:p>
          </table:table-cell>
          <table:table-cell table:formula="of:=COM.MICROSOFT.STDEV.S([.C8:.G8])" office:value-type="float" office:value="0.0377054372736876" calcext:value-type="float">
            <text:p>0.037705437273688</text:p>
          </table:table-cell>
          <table:table-cell table:formula="of:=AVERAGE([.H8:.L8])" office:value-type="float" office:value="178.91" calcext:value-type="float">
            <text:p>178.91</text:p>
          </table:table-cell>
          <table:table-cell table:formula="of:=COM.MICROSOFT.STDEV.S([.H8:.L8])" office:value-type="float" office:value="0.985773807726706" calcext:value-type="float">
            <text:p>0.985773807726706</text:p>
          </table:table-cell>
          <table:table-cell table:number-columns-repeated="100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283" calcext:value-type="float">
            <text:p>2.283</text:p>
          </table:table-cell>
          <table:table-cell office:value-type="float" office:value="2.432" calcext:value-type="float">
            <text:p>2.432</text:p>
          </table:table-cell>
          <table:table-cell office:value-type="float" office:value="2.434" calcext:value-type="float">
            <text:p>2.434</text:p>
          </table:table-cell>
          <table:table-cell office:value-type="float" office:value="2.332" calcext:value-type="float">
            <text:p>2.332</text:p>
          </table:table-cell>
          <table:table-cell office:value-type="float" office:value="2.375" calcext:value-type="float">
            <text:p>2.375</text:p>
          </table:table-cell>
          <table:table-cell office:value-type="float" office:value="156" calcext:value-type="float">
            <text:p>156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4.47" calcext:value-type="float">
            <text:p>154.47</text:p>
          </table:table-cell>
          <table:table-cell office:value-type="float" office:value="156.74" calcext:value-type="float">
            <text:p>156.74</text:p>
          </table:table-cell>
          <table:table-cell office:value-type="float" office:value="155.8" calcext:value-type="float">
            <text:p>155.8</text:p>
          </table:table-cell>
          <table:table-cell table:formula="of:=AVERAGE([.C9:.G9])" office:value-type="float" office:value="2.3712" calcext:value-type="float">
            <text:p>2.3712</text:p>
          </table:table-cell>
          <table:table-cell table:formula="of:=COM.MICROSOFT.STDEV.S([.C9:.G9])" office:value-type="float" office:value="0.065136011545074" calcext:value-type="float">
            <text:p>0.065136011545074</text:p>
          </table:table-cell>
          <table:table-cell table:formula="of:=AVERAGE([.H9:.L9])" office:value-type="float" office:value="155.792" calcext:value-type="float">
            <text:p>155.792</text:p>
          </table:table-cell>
          <table:table-cell table:formula="of:=COM.MICROSOFT.STDEV.S([.H9:.L9])" office:value-type="float" office:value="0.823814299463177" calcext:value-type="float">
            <text:p>0.823814299463177</text:p>
          </table:table-cell>
          <table:table-cell table:number-columns-repeated="100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285" calcext:value-type="float">
            <text:p>2.285</text:p>
          </table:table-cell>
          <table:table-cell office:value-type="float" office:value="2.218" calcext:value-type="float">
            <text:p>2.218</text:p>
          </table:table-cell>
          <table:table-cell office:value-type="float" office:value="2.232" calcext:value-type="float">
            <text:p>2.232</text:p>
          </table:table-cell>
          <table:table-cell office:value-type="float" office:value="2.251" calcext:value-type="float">
            <text:p>2.251</text:p>
          </table:table-cell>
          <table:table-cell office:value-type="float" office:value="2.261" calcext:value-type="float">
            <text:p>2.261</text:p>
          </table:table-cell>
          <table:table-cell office:value-type="float" office:value="142.16" calcext:value-type="float">
            <text:p>142.16</text:p>
          </table:table-cell>
          <table:table-cell office:value-type="float" office:value="144.78" calcext:value-type="float">
            <text:p>144.78</text:p>
          </table:table-cell>
          <table:table-cell office:value-type="float" office:value="146.02" calcext:value-type="float">
            <text:p>146.02</text:p>
          </table:table-cell>
          <table:table-cell office:value-type="float" office:value="142.43" calcext:value-type="float">
            <text:p>142.43</text:p>
          </table:table-cell>
          <table:table-cell office:value-type="float" office:value="143.43" calcext:value-type="float">
            <text:p>143.43</text:p>
          </table:table-cell>
          <table:table-cell table:formula="of:=AVERAGE([.C10:.G10])" office:value-type="float" office:value="2.2494" calcext:value-type="float">
            <text:p>2.2494</text:p>
          </table:table-cell>
          <table:table-cell table:formula="of:=COM.MICROSOFT.STDEV.S([.C10:.G10])" office:value-type="float" office:value="0.025948024973011" calcext:value-type="float">
            <text:p>0.025948024973011</text:p>
          </table:table-cell>
          <table:table-cell table:formula="of:=AVERAGE([.H10:.L10])" office:value-type="float" office:value="143.764" calcext:value-type="float">
            <text:p>143.764</text:p>
          </table:table-cell>
          <table:table-cell table:formula="of:=COM.MICROSOFT.STDEV.S([.H10:.L10])" office:value-type="float" office:value="1.62678517327888" calcext:value-type="float">
            <text:p>1.62678517327888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.052" calcext:value-type="float">
            <text:p>2.052</text:p>
          </table:table-cell>
          <table:table-cell office:value-type="float" office:value="2.184" calcext:value-type="float">
            <text:p>2.184</text:p>
          </table:table-cell>
          <table:table-cell office:value-type="float" office:value="1.9791" calcext:value-type="float">
            <text:p>1.9791</text:p>
          </table:table-cell>
          <table:table-cell office:value-type="float" office:value="2.1" calcext:value-type="float">
            <text:p>2.1</text:p>
          </table:table-cell>
          <table:table-cell office:value-type="float" office:value="2.083" calcext:value-type="float">
            <text:p>2.083</text:p>
          </table:table-cell>
          <table:table-cell office:value-type="float" office:value="134.33" calcext:value-type="float">
            <text:p>134.33</text:p>
          </table:table-cell>
          <table:table-cell office:value-type="float" office:value="134.98" calcext:value-type="float">
            <text:p>134.98</text:p>
          </table:table-cell>
          <table:table-cell office:value-type="float" office:value="138.08" calcext:value-type="float">
            <text:p>138.08</text:p>
          </table:table-cell>
          <table:table-cell office:value-type="float" office:value="135.69" calcext:value-type="float">
            <text:p>135.69</text:p>
          </table:table-cell>
          <table:table-cell office:value-type="float" office:value="134.79" calcext:value-type="float">
            <text:p>134.79</text:p>
          </table:table-cell>
          <table:table-cell table:formula="of:=AVERAGE([.C11:.G11])" office:value-type="float" office:value="2.07962" calcext:value-type="float">
            <text:p>2.07962</text:p>
          </table:table-cell>
          <table:table-cell table:formula="of:=COM.MICROSOFT.STDEV.S([.C11:.G11])" office:value-type="float" office:value="0.0744800107411378" calcext:value-type="float">
            <text:p>0.074480010741138</text:p>
          </table:table-cell>
          <table:table-cell table:formula="of:=AVERAGE([.H11:.L11])" office:value-type="float" office:value="135.574" calcext:value-type="float">
            <text:p>135.574</text:p>
          </table:table-cell>
          <table:table-cell table:formula="of:=COM.MICROSOFT.STDEV.S([.H11:.L11])" office:value-type="float" office:value="1.48395754656257" calcext:value-type="float">
            <text:p>1.48395754656257</text:p>
          </table:table-cell>
          <table:table-cell table:number-columns-repeated="100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.7536" calcext:value-type="float">
            <text:p>1.7536</text:p>
          </table:table-cell>
          <table:table-cell office:value-type="float" office:value="1.7591" calcext:value-type="float">
            <text:p>1.7591</text:p>
          </table:table-cell>
          <table:table-cell office:value-type="float" office:value="1.7824" calcext:value-type="float">
            <text:p>1.7824</text:p>
          </table:table-cell>
          <table:table-cell office:value-type="float" office:value="1.7598" calcext:value-type="float">
            <text:p>1.7598</text:p>
          </table:table-cell>
          <table:table-cell office:value-type="float" office:value="1.7965" calcext:value-type="float">
            <text:p>1.7965</text:p>
          </table:table-cell>
          <table:table-cell office:value-type="float" office:value="122.24" calcext:value-type="float">
            <text:p>122.24</text:p>
          </table:table-cell>
          <table:table-cell office:value-type="float" office:value="124.03" calcext:value-type="float">
            <text:p>124.03</text:p>
          </table:table-cell>
          <table:table-cell office:value-type="float" office:value="123.93" calcext:value-type="float">
            <text:p>123.93</text:p>
          </table:table-cell>
          <table:table-cell office:value-type="float" office:value="123.23" calcext:value-type="float">
            <text:p>123.23</text:p>
          </table:table-cell>
          <table:table-cell office:value-type="float" office:value="124.92" calcext:value-type="float">
            <text:p>124.92</text:p>
          </table:table-cell>
          <table:table-cell table:formula="of:=AVERAGE([.C12:.G12])" office:value-type="float" office:value="1.77028" calcext:value-type="float">
            <text:p>1.77028</text:p>
          </table:table-cell>
          <table:table-cell table:formula="of:=COM.MICROSOFT.STDEV.S([.C12:.G12])" office:value-type="float" office:value="0.0183536644842385" calcext:value-type="float">
            <text:p>0.018353664484239</text:p>
          </table:table-cell>
          <table:table-cell table:formula="of:=AVERAGE([.H12:.L12])" office:value-type="float" office:value="123.67" calcext:value-type="float">
            <text:p>123.67</text:p>
          </table:table-cell>
          <table:table-cell table:formula="of:=COM.MICROSOFT.STDEV.S([.H12:.L12])" office:value-type="float" office:value="0.999774974681806" calcext:value-type="float">
            <text:p>0.999774974681806</text:p>
          </table:table-cell>
          <table:table-cell table:number-columns-repeated="100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5233" calcext:value-type="float">
            <text:p>1.5233</text:p>
          </table:table-cell>
          <table:table-cell office:value-type="float" office:value="1.5404" calcext:value-type="float">
            <text:p>1.5404</text:p>
          </table:table-cell>
          <table:table-cell office:value-type="float" office:value="1.5364" calcext:value-type="float">
            <text:p>1.5364</text:p>
          </table:table-cell>
          <table:table-cell office:value-type="float" office:value="1.5211" calcext:value-type="float">
            <text:p>1.5211</text:p>
          </table:table-cell>
          <table:table-cell office:value-type="float" office:value="1.5285" calcext:value-type="float">
            <text:p>1.5285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2.7" calcext:value-type="float">
            <text:p>112.7</text:p>
          </table:table-cell>
          <table:table-cell office:value-type="float" office:value="113.48" calcext:value-type="float">
            <text:p>113.48</text:p>
          </table:table-cell>
          <table:table-cell office:value-type="float" office:value="115.05" calcext:value-type="float">
            <text:p>115.05</text:p>
          </table:table-cell>
          <table:table-cell office:value-type="float" office:value="114.68" calcext:value-type="float">
            <text:p>114.68</text:p>
          </table:table-cell>
          <table:table-cell table:formula="of:=AVERAGE([.C13:.G13])" office:value-type="float" office:value="1.52994" calcext:value-type="float">
            <text:p>1.52994</text:p>
          </table:table-cell>
          <table:table-cell table:formula="of:=COM.MICROSOFT.STDEV.S([.C13:.G13])" office:value-type="float" office:value="0.00829837333457586" calcext:value-type="float">
            <text:p>0.008298373334576</text:p>
          </table:table-cell>
          <table:table-cell table:formula="of:=AVERAGE([.H13:.L13])" office:value-type="float" office:value="113.968" calcext:value-type="float">
            <text:p>113.968</text:p>
          </table:table-cell>
          <table:table-cell table:formula="of:=COM.MICROSOFT.STDEV.S([.H13:.L13])" office:value-type="float" office:value="0.938759820188315" calcext:value-type="float">
            <text:p>0.938759820188315</text:p>
          </table:table-cell>
          <table:table-cell table:number-columns-repeated="100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1.1507" calcext:value-type="float">
            <text:p>1.1507</text:p>
          </table:table-cell>
          <table:table-cell office:value-type="float" office:value="1.1522" calcext:value-type="float">
            <text:p>1.1522</text:p>
          </table:table-cell>
          <table:table-cell office:value-type="float" office:value="1.1494" calcext:value-type="float">
            <text:p>1.1494</text:p>
          </table:table-cell>
          <table:table-cell office:value-type="float" office:value="1.1387" calcext:value-type="float">
            <text:p>1.1387</text:p>
          </table:table-cell>
          <table:table-cell office:value-type="float" office:value="1.1196" calcext:value-type="float">
            <text:p>1.1196</text:p>
          </table:table-cell>
          <table:table-cell office:value-type="float" office:value="97.35" calcext:value-type="float">
            <text:p>97.35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1" calcext:value-type="float">
            <text:p>98.01</text:p>
          </table:table-cell>
          <table:table-cell office:value-type="float" office:value="97.2" calcext:value-type="float">
            <text:p>97.2</text:p>
          </table:table-cell>
          <table:table-cell office:value-type="float" office:value="97.39" calcext:value-type="float">
            <text:p>97.39</text:p>
          </table:table-cell>
          <table:table-cell table:formula="of:=AVERAGE([.C14:.G14])" office:value-type="float" office:value="1.14212" calcext:value-type="float">
            <text:p>1.14212</text:p>
          </table:table-cell>
          <table:table-cell table:formula="of:=COM.MICROSOFT.STDEV.S([.C14:.G14])" office:value-type="float" office:value="0.0136662723520352" calcext:value-type="float">
            <text:p>0.013666272352035</text:p>
          </table:table-cell>
          <table:table-cell table:formula="of:=AVERAGE([.H14:.L14])" office:value-type="float" office:value="97.644" calcext:value-type="float">
            <text:p>97.644</text:p>
          </table:table-cell>
          <table:table-cell table:formula="of:=COM.MICROSOFT.STDEV.S([.H14:.L14])" office:value-type="float" office:value="0.46741844208375" calcext:value-type="float">
            <text:p>0.46741844208375</text:p>
          </table:table-cell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151" calcext:value-type="float">
            <text:p>0.9151</text:p>
          </table:table-cell>
          <table:table-cell office:value-type="float" office:value="86.53" calcext:value-type="float">
            <text:p>86.53</text:p>
          </table:table-cell>
          <table:table-cell office:value-type="float" office:value="85.69" calcext:value-type="float">
            <text:p>85.69</text:p>
          </table:table-cell>
          <table:table-cell office:value-type="float" office:value="86.75" calcext:value-type="float">
            <text:p>86.75</text:p>
          </table:table-cell>
          <table:table-cell office:value-type="float" office:value="86.44" calcext:value-type="float">
            <text:p>86.44</text:p>
          </table:table-cell>
          <table:table-cell office:value-type="float" office:value="85.66" calcext:value-type="float">
            <text:p>85.66</text:p>
          </table:table-cell>
          <table:table-cell table:formula="of:=AVERAGE([.C15:.G15])" office:value-type="float" office:value="0.90708" calcext:value-type="float">
            <text:p>0.90708</text:p>
          </table:table-cell>
          <table:table-cell table:formula="of:=COM.MICROSOFT.STDEV.S([.C15:.G15])" office:value-type="float" office:value="0.00778023135902783" calcext:value-type="float">
            <text:p>0.007780231359028</text:p>
          </table:table-cell>
          <table:table-cell table:formula="of:=AVERAGE([.H15:.L15])" office:value-type="float" office:value="86.214" calcext:value-type="float">
            <text:p>86.214</text:p>
          </table:table-cell>
          <table:table-cell table:formula="of:=COM.MICROSOFT.STDEV.S([.H15:.L15])" office:value-type="float" office:value="0.504905931832853" calcext:value-type="float">
            <text:p>0.504905931832853</text:p>
          </table:table-cell>
          <table:table-cell table:number-columns-repeated="100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681" calcext:value-type="float">
            <text:p>0.7681</text:p>
          </table:table-cell>
          <table:table-cell office:value-type="float" office:value="77.12" calcext:value-type="float">
            <text:p>77.12</text:p>
          </table:table-cell>
          <table:table-cell office:value-type="float" office:value="77.34" calcext:value-type="float">
            <text:p>77.34</text:p>
          </table:table-cell>
          <table:table-cell office:value-type="float" office:value="77.6" calcext:value-type="float">
            <text:p>77.6</text:p>
          </table:table-cell>
          <table:table-cell office:value-type="float" office:value="78.14" calcext:value-type="float">
            <text:p>78.14</text:p>
          </table:table-cell>
          <table:table-cell office:value-type="float" office:value="77.78" calcext:value-type="float">
            <text:p>77.78</text:p>
          </table:table-cell>
          <table:table-cell table:formula="of:=AVERAGE([.C16:.G16])" office:value-type="float" office:value="0.7519" calcext:value-type="float">
            <text:p>0.7519</text:p>
          </table:table-cell>
          <table:table-cell table:formula="of:=COM.MICROSOFT.STDEV.S([.C16:.G16])" office:value-type="float" office:value="0.00949025816297953" calcext:value-type="float">
            <text:p>0.00949025816298</text:p>
          </table:table-cell>
          <table:table-cell table:formula="of:=AVERAGE([.H16:.L16])" office:value-type="float" office:value="77.596" calcext:value-type="float">
            <text:p>77.596</text:p>
          </table:table-cell>
          <table:table-cell table:formula="of:=COM.MICROSOFT.STDEV.S([.H16:.L16])" office:value-type="float" office:value="0.394309523090679" calcext:value-type="float">
            <text:p>0.394309523090679</text:p>
          </table:table-cell>
          <table:table-cell table:number-columns-repeated="1008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6397" calcext:value-type="float">
            <text:p>0.6397</text:p>
          </table:table-cell>
          <table:table-cell office:value-type="float" office:value="71.31" calcext:value-type="float">
            <text:p>71.31</text:p>
          </table:table-cell>
          <table:table-cell office:value-type="float" office:value="68.63" calcext:value-type="float">
            <text:p>68.63</text:p>
          </table:table-cell>
          <table:table-cell office:value-type="float" office:value="71.94" calcext:value-type="float">
            <text:p>71.94</text:p>
          </table:table-cell>
          <table:table-cell office:value-type="float" office:value="68.84" calcext:value-type="float">
            <text:p>68.84</text:p>
          </table:table-cell>
          <table:table-cell office:value-type="float" office:value="69.05" calcext:value-type="float">
            <text:p>69.05</text:p>
          </table:table-cell>
          <table:table-cell table:formula="of:=AVERAGE([.C17:.G17])" office:value-type="float" office:value="0.65478" calcext:value-type="float">
            <text:p>0.65478</text:p>
          </table:table-cell>
          <table:table-cell table:formula="of:=COM.MICROSOFT.STDEV.S([.C17:.G17])" office:value-type="float" office:value="0.0172949992772477" calcext:value-type="float">
            <text:p>0.017294999277248</text:p>
          </table:table-cell>
          <table:table-cell table:formula="of:=AVERAGE([.H17:.L17])" office:value-type="float" office:value="69.954" calcext:value-type="float">
            <text:p>69.954</text:p>
          </table:table-cell>
          <table:table-cell table:formula="of:=COM.MICROSOFT.STDEV.S([.H17:.L17])" office:value-type="float" office:value="1.5487188253521" calcext:value-type="float">
            <text:p>1.5487188253521</text:p>
          </table:table-cell>
          <table:table-cell table:number-columns-repeated="100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327" calcext:value-type="float">
            <text:p>0.5327</text:p>
          </table:table-cell>
          <table:table-cell office:value-type="float" office:value="58.1" calcext:value-type="float">
            <text:p>58.1</text:p>
          </table:table-cell>
          <table:table-cell office:value-type="float" office:value="58.2" calcext:value-type="float">
            <text:p>58.2</text:p>
          </table:table-cell>
          <table:table-cell office:value-type="float" office:value="57.67" calcext:value-type="float">
            <text:p>57.67</text:p>
          </table:table-cell>
          <table:table-cell office:value-type="float" office:value="58.09" calcext:value-type="float">
            <text:p>58.09</text:p>
          </table:table-cell>
          <table:table-cell office:value-type="float" office:value="58.07" calcext:value-type="float">
            <text:p>58.07</text:p>
          </table:table-cell>
          <table:table-cell table:formula="of:=AVERAGE([.C18:.G18])" office:value-type="float" office:value="0.53402" calcext:value-type="float">
            <text:p>0.53402</text:p>
          </table:table-cell>
          <table:table-cell table:formula="of:=COM.MICROSOFT.STDEV.S([.C18:.G18])" office:value-type="float" office:value="0.00237844487007792" calcext:value-type="float">
            <text:p>0.002378444870078</text:p>
          </table:table-cell>
          <table:table-cell table:formula="of:=AVERAGE([.H18:.L18])" office:value-type="float" office:value="58.026" calcext:value-type="float">
            <text:p>58.026</text:p>
          </table:table-cell>
          <table:table-cell table:formula="of:=COM.MICROSOFT.STDEV.S([.H18:.L18])" office:value-type="float" office:value="0.205255937794745" calcext:value-type="float">
            <text:p>0.205255937794745</text:p>
          </table:table-cell>
          <table:table-cell table:number-columns-repeated="100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44" calcext:value-type="float">
            <text:p>0.4644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79" calcext:value-type="float">
            <text:p>0.4579</text:p>
          </table:table-cell>
          <table:table-cell office:value-type="float" office:value="48.64" calcext:value-type="float">
            <text:p>48.64</text:p>
          </table:table-cell>
          <table:table-cell office:value-type="float" office:value="48.23" calcext:value-type="float">
            <text:p>48.23</text:p>
          </table:table-cell>
          <table:table-cell office:value-type="float" office:value="48.58" calcext:value-type="float">
            <text:p>48.58</text:p>
          </table:table-cell>
          <table:table-cell office:value-type="float" office:value="48.4" calcext:value-type="float">
            <text:p>48.4</text:p>
          </table:table-cell>
          <table:table-cell office:value-type="float" office:value="48.69" calcext:value-type="float">
            <text:p>48.69</text:p>
          </table:table-cell>
          <table:table-cell table:formula="of:=AVERAGE([.C19:.G19])" office:value-type="float" office:value="0.46196" calcext:value-type="float">
            <text:p>0.46196</text:p>
          </table:table-cell>
          <table:table-cell table:formula="of:=COM.MICROSOFT.STDEV.S([.C19:.G19])" office:value-type="float" office:value="0.00258901525681098" calcext:value-type="float">
            <text:p>0.002589015256811</text:p>
          </table:table-cell>
          <table:table-cell table:formula="of:=AVERAGE([.H19:.L19])" office:value-type="float" office:value="48.508" calcext:value-type="float">
            <text:p>48.508</text:p>
          </table:table-cell>
          <table:table-cell table:formula="of:=COM.MICROSOFT.STDEV.S([.H19:.L19])" office:value-type="float" office:value="0.190184121314058" calcext:value-type="float">
            <text:p>0.190184121314058</text:p>
          </table:table-cell>
          <table:table-cell table:number-columns-repeated="100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4168" calcext:value-type="float">
            <text:p>0.4168</text:p>
          </table:table-cell>
          <table:table-cell office:value-type="float" office:value="0.4144" calcext:value-type="float">
            <text:p>0.4144</text:p>
          </table:table-cell>
          <table:table-cell office:value-type="float" office:value="40.77" calcext:value-type="float">
            <text:p>40.77</text:p>
          </table:table-cell>
          <table:table-cell office:value-type="float" office:value="40.69" calcext:value-type="float">
            <text:p>40.69</text:p>
          </table:table-cell>
          <table:table-cell office:value-type="float" office:value="41.16" calcext:value-type="float">
            <text:p>41.16</text:p>
          </table:table-cell>
          <table:table-cell office:value-type="float" office:value="40.75" calcext:value-type="float">
            <text:p>40.75</text:p>
          </table:table-cell>
          <table:table-cell office:value-type="float" office:value="41.07" calcext:value-type="float">
            <text:p>41.07</text:p>
          </table:table-cell>
          <table:table-cell table:formula="of:=AVERAGE([.C20:.G20])" office:value-type="float" office:value="0.4149" calcext:value-type="float">
            <text:p>0.4149</text:p>
          </table:table-cell>
          <table:table-cell table:formula="of:=COM.MICROSOFT.STDEV.S([.C20:.G20])" office:value-type="float" office:value="0.00138564064605509" calcext:value-type="float">
            <text:p>0.001385640646055</text:p>
          </table:table-cell>
          <table:table-cell table:formula="of:=AVERAGE([.H20:.L20])" office:value-type="float" office:value="40.888" calcext:value-type="float">
            <text:p>40.888</text:p>
          </table:table-cell>
          <table:table-cell table:formula="of:=COM.MICROSOFT.STDEV.S([.H20:.L20])" office:value-type="float" office:value="0.211707345172527" calcext:value-type="float">
            <text:p>0.211707345172527</text:p>
          </table:table-cell>
          <table:table-cell table:number-columns-repeated="100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3834" calcext:value-type="float">
            <text:p>0.3834</text:p>
          </table:table-cell>
          <table:table-cell office:value-type="float" office:value="34.67" calcext:value-type="float">
            <text:p>34.67</text:p>
          </table:table-cell>
          <table:table-cell office:value-type="float" office:value="34.84" calcext:value-type="float">
            <text:p>34.84</text:p>
          </table:table-cell>
          <table:table-cell office:value-type="float" office:value="34.63" calcext:value-type="float">
            <text:p>34.63</text:p>
          </table:table-cell>
          <table:table-cell office:value-type="float" office:value="34.93" calcext:value-type="float">
            <text:p>34.93</text:p>
          </table:table-cell>
          <table:table-cell office:value-type="float" office:value="34.67" calcext:value-type="float">
            <text:p>34.67</text:p>
          </table:table-cell>
          <table:table-cell table:formula="of:=AVERAGE([.C21:.G21])" office:value-type="float" office:value="0.38252" calcext:value-type="float">
            <text:p>0.38252</text:p>
          </table:table-cell>
          <table:table-cell table:formula="of:=COM.MICROSOFT.STDEV.S([.C21:.G21])" office:value-type="float" office:value="0.00104737767782209" calcext:value-type="float">
            <text:p>0.001047377677822</text:p>
          </table:table-cell>
          <table:table-cell table:formula="of:=AVERAGE([.H21:.L21])" office:value-type="float" office:value="34.748" calcext:value-type="float">
            <text:p>34.748</text:p>
          </table:table-cell>
          <table:table-cell table:formula="of:=COM.MICROSOFT.STDEV.S([.H21:.L21])" office:value-type="float" office:value="0.130076900332072" calcext:value-type="float">
            <text:p>0.130076900332072</text:p>
          </table:table-cell>
          <table:table-cell table:number-columns-repeated="100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3602" calcext:value-type="float">
            <text:p>0.3602</text:p>
          </table:table-cell>
          <table:table-cell office:value-type="float" office:value="29.2" calcext:value-type="float">
            <text:p>29.2</text:p>
          </table:table-cell>
          <table:table-cell office:value-type="float" office:value="29.13" calcext:value-type="float">
            <text:p>29.13</text:p>
          </table:table-cell>
          <table:table-cell office:value-type="float" office:value="29.14" calcext:value-type="float">
            <text:p>29.14</text:p>
          </table:table-cell>
          <table:table-cell office:value-type="float" office:value="29.3" calcext:value-type="float">
            <text:p>29.3</text:p>
          </table:table-cell>
          <table:table-cell office:value-type="float" office:value="29.4" calcext:value-type="float">
            <text:p>29.4</text:p>
          </table:table-cell>
          <table:table-cell table:formula="of:=AVERAGE([.C22:.G22])" office:value-type="float" office:value="0.35864" calcext:value-type="float">
            <text:p>0.35864</text:p>
          </table:table-cell>
          <table:table-cell table:formula="of:=COM.MICROSOFT.STDEV.S([.C22:.G22])" office:value-type="float" office:value="0.001161034021896" calcext:value-type="float">
            <text:p>0.001161034021896</text:p>
          </table:table-cell>
          <table:table-cell table:formula="of:=AVERAGE([.H22:.L22])" office:value-type="float" office:value="29.234" calcext:value-type="float">
            <text:p>29.234</text:p>
          </table:table-cell>
          <table:table-cell table:formula="of:=COM.MICROSOFT.STDEV.S([.H22:.L22])" office:value-type="float" office:value="0.114804181108529" calcext:value-type="float">
            <text:p>0.114804181108529</text:p>
          </table:table-cell>
          <table:table-cell table:number-columns-repeated="1008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397" calcext:value-type="float">
            <text:p>0.3397</text:p>
          </table:table-cell>
          <table:table-cell office:value-type="float" office:value="24.89" calcext:value-type="float">
            <text:p>24.89</text:p>
          </table:table-cell>
          <table:table-cell office:value-type="float" office:value="24.16" calcext:value-type="float">
            <text:p>24.16</text:p>
          </table:table-cell>
          <table:table-cell office:value-type="float" office:value="24.64" calcext:value-type="float">
            <text:p>24.64</text:p>
          </table:table-cell>
          <table:table-cell office:value-type="float" office:value="24.72" calcext:value-type="float">
            <text:p>24.72</text:p>
          </table:table-cell>
          <table:table-cell office:value-type="float" office:value="24.92" calcext:value-type="float">
            <text:p>24.92</text:p>
          </table:table-cell>
          <table:table-cell table:formula="of:=AVERAGE([.C23:.G23])" office:value-type="float" office:value="0.33868" calcext:value-type="float">
            <text:p>0.33868</text:p>
          </table:table-cell>
          <table:table-cell table:formula="of:=COM.MICROSOFT.STDEV.S([.C23:.G23])" office:value-type="float" office:value="0.00133304163475864" calcext:value-type="float">
            <text:p>0.001333041634759</text:p>
          </table:table-cell>
          <table:table-cell table:formula="of:=AVERAGE([.H23:.L23])" office:value-type="float" office:value="24.666" calcext:value-type="float">
            <text:p>24.666</text:p>
          </table:table-cell>
          <table:table-cell table:formula="of:=COM.MICROSOFT.STDEV.S([.H23:.L23])" office:value-type="float" office:value="0.30590848304681" calcext:value-type="float">
            <text:p>0.30590848304681</text:p>
          </table:table-cell>
          <table:table-cell table:number-columns-repeated="100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3227" calcext:value-type="float">
            <text:p>0.3227</text:p>
          </table:table-cell>
          <table:table-cell office:value-type="float" office:value="21.05" calcext:value-type="float">
            <text:p>21.05</text:p>
          </table:table-cell>
          <table:table-cell office:value-type="float" office:value="20.98" calcext:value-type="float">
            <text:p>20.98</text:p>
          </table:table-cell>
          <table:table-cell office:value-type="float" office:value="21.13" calcext:value-type="float">
            <text:p>21.13</text:p>
          </table:table-cell>
          <table:table-cell office:value-type="float" office:value="21.11" calcext:value-type="float">
            <text:p>21.11</text:p>
          </table:table-cell>
          <table:table-cell office:value-type="float" office:value="21.03" calcext:value-type="float">
            <text:p>21.03</text:p>
          </table:table-cell>
          <table:table-cell table:formula="of:=AVERAGE([.C24:.G24])" office:value-type="float" office:value="0.32278" calcext:value-type="float">
            <text:p>0.32278</text:p>
          </table:table-cell>
          <table:table-cell table:formula="of:=COM.MICROSOFT.STDEV.S([.C24:.G24])" office:value-type="float" office:value="0.00142197046382828" calcext:value-type="float">
            <text:p>0.001421970463828</text:p>
          </table:table-cell>
          <table:table-cell table:formula="of:=AVERAGE([.H24:.L24])" office:value-type="float" office:value="21.06" calcext:value-type="float">
            <text:p>21.06</text:p>
          </table:table-cell>
          <table:table-cell table:formula="of:=COM.MICROSOFT.STDEV.S([.H24:.L24])" office:value-type="float" office:value="0.0608276253029815" calcext:value-type="float">
            <text:p>0.060827625302982</text:p>
          </table:table-cell>
          <table:table-cell table:number-columns-repeated="1008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97" calcext:value-type="float">
            <text:p>0.297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55" calcext:value-type="float">
            <text:p>15.55</text:p>
          </table:table-cell>
          <table:table-cell office:value-type="float" office:value="15.41" calcext:value-type="float">
            <text:p>15.41</text:p>
          </table:table-cell>
          <table:table-cell office:value-type="float" office:value="15.43" calcext:value-type="float">
            <text:p>15.43</text:p>
          </table:table-cell>
          <table:table-cell table:formula="of:=AVERAGE([.C25:.G25])" office:value-type="float" office:value="0.29772" calcext:value-type="float">
            <text:p>0.29772</text:p>
          </table:table-cell>
          <table:table-cell table:formula="of:=COM.MICROSOFT.STDEV.S([.C25:.G25])" office:value-type="float" office:value="0.000516720427310558" calcext:value-type="float">
            <text:p>0.000516720427311</text:p>
          </table:table-cell>
          <table:table-cell table:formula="of:=AVERAGE([.H25:.L25])" office:value-type="float" office:value="15.386" calcext:value-type="float">
            <text:p>15.386</text:p>
          </table:table-cell>
          <table:table-cell table:formula="of:=COM.MICROSOFT.STDEV.S([.H25:.L25])" office:value-type="float" office:value="0.118869676536954" calcext:value-type="float">
            <text:p>0.118869676536954</text:p>
          </table:table-cell>
          <table:table-cell table:number-columns-repeated="1008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2799" calcext:value-type="float">
            <text:p>0.2799</text:p>
          </table:table-cell>
          <table:table-cell office:value-type="float" office:value="11.32" calcext:value-type="float">
            <text:p>11.32</text:p>
          </table:table-cell>
          <table:table-cell office:value-type="float" office:value="11.17" calcext:value-type="float">
            <text:p>11.17</text:p>
          </table:table-cell>
          <table:table-cell office:value-type="float" office:value="11.39" calcext:value-type="float">
            <text:p>11.39</text:p>
          </table:table-cell>
          <table:table-cell office:value-type="float" office:value="11.25" calcext:value-type="float">
            <text:p>11.25</text:p>
          </table:table-cell>
          <table:table-cell office:value-type="float" office:value="11.3" calcext:value-type="float">
            <text:p>11.3</text:p>
          </table:table-cell>
          <table:table-cell table:formula="of:=AVERAGE([.C26:.G26])" office:value-type="float" office:value="0.27916" calcext:value-type="float">
            <text:p>0.27916</text:p>
          </table:table-cell>
          <table:table-cell table:formula="of:=COM.MICROSOFT.STDEV.S([.C26:.G26])" office:value-type="float" office:value="0.000740270220932879" calcext:value-type="float">
            <text:p>0.000740270220933</text:p>
          </table:table-cell>
          <table:table-cell table:formula="of:=AVERAGE([.H26:.L26])" office:value-type="float" office:value="11.286" calcext:value-type="float">
            <text:p>11.286</text:p>
          </table:table-cell>
          <table:table-cell table:formula="of:=COM.MICROSOFT.STDEV.S([.H26:.L26])" office:value-type="float" office:value="0.082036577207975" calcext:value-type="float">
            <text:p>0.082036577207975</text:p>
          </table:table-cell>
          <table:table-cell table:number-columns-repeated="100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2613" calcext:value-type="float">
            <text:p>0.2613</text:p>
          </table:table-cell>
          <table:table-cell office:value-type="float" office:value="8.41" calcext:value-type="float">
            <text:p>8.41</text:p>
          </table:table-cell>
          <table:table-cell office:value-type="float" office:value="8.53" calcext:value-type="float">
            <text:p>8.53</text:p>
          </table:table-cell>
          <table:table-cell office:value-type="float" office:value="8.58" calcext:value-type="float">
            <text:p>8.58</text:p>
          </table:table-cell>
          <table:table-cell office:value-type="float" office:value="8.52" calcext:value-type="float">
            <text:p>8.52</text:p>
          </table:table-cell>
          <table:table-cell office:value-type="float" office:value="8.43" calcext:value-type="float">
            <text:p>8.43</text:p>
          </table:table-cell>
          <table:table-cell table:formula="of:=AVERAGE([.C27:.G27])" office:value-type="float" office:value="0.2609" calcext:value-type="float">
            <text:p>0.2609</text:p>
          </table:table-cell>
          <table:table-cell table:formula="of:=COM.MICROSOFT.STDEV.S([.C27:.G27])" office:value-type="float" office:value="0.000452769256906876" calcext:value-type="float">
            <text:p>0.000452769256907</text:p>
          </table:table-cell>
          <table:table-cell table:formula="of:=AVERAGE([.H27:.L27])" office:value-type="float" office:value="8.494" calcext:value-type="float">
            <text:p>8.494</text:p>
          </table:table-cell>
          <table:table-cell table:formula="of:=COM.MICROSOFT.STDEV.S([.H27:.L27])" office:value-type="float" office:value="0.0716240183178799" calcext:value-type="float">
            <text:p>0.07162401831788</text:p>
          </table:table-cell>
          <table:table-cell table:number-columns-repeated="1008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493" calcext:value-type="float">
            <text:p>0.2493</text:p>
          </table:table-cell>
          <table:table-cell office:value-type="float" office:value="6.48" calcext:value-type="float">
            <text:p>6.48</text:p>
          </table:table-cell>
          <table:table-cell office:value-type="float" office:value="6.7" calcext:value-type="float">
            <text:p>6.7</text:p>
          </table:table-cell>
          <table:table-cell office:value-type="float" office:value="6.5" calcext:value-type="float">
            <text:p>6.5</text:p>
          </table:table-cell>
          <table:table-cell office:value-type="float" office:value="6.43" calcext:value-type="float">
            <text:p>6.43</text:p>
          </table:table-cell>
          <table:table-cell office:value-type="float" office:value="6.46" calcext:value-type="float">
            <text:p>6.46</text:p>
          </table:table-cell>
          <table:table-cell table:formula="of:=AVERAGE([.C28:.G28])" office:value-type="float" office:value="0.24844" calcext:value-type="float">
            <text:p>0.24844</text:p>
          </table:table-cell>
          <table:table-cell table:formula="of:=COM.MICROSOFT.STDEV.S([.C28:.G28])" office:value-type="float" office:value="0.000581377674149945" calcext:value-type="float">
            <text:p>0.00058137767415</text:p>
          </table:table-cell>
          <table:table-cell table:formula="of:=AVERAGE([.H28:.L28])" office:value-type="float" office:value="6.514" calcext:value-type="float">
            <text:p>6.514</text:p>
          </table:table-cell>
          <table:table-cell table:formula="of:=COM.MICROSOFT.STDEV.S([.H28:.L28])" office:value-type="float" office:value="0.107144761887831" calcext:value-type="float">
            <text:p>0.107144761887831</text:p>
          </table:table-cell>
          <table:table-cell table:number-columns-repeated="100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377" calcext:value-type="float">
            <text:p>0.2377</text:p>
          </table:table-cell>
          <table:table-cell office:value-type="float" office:value="5.3" calcext:value-type="float">
            <text:p>5.3</text:p>
          </table:table-cell>
          <table:table-cell office:value-type="float" office:value="5.23" calcext:value-type="float">
            <text:p>5.23</text:p>
          </table:table-cell>
          <table:table-cell office:value-type="float" office:value="5.24" calcext:value-type="float">
            <text:p>5.24</text:p>
          </table:table-cell>
          <table:table-cell office:value-type="float" office:value="5.37" calcext:value-type="float">
            <text:p>5.37</text:p>
          </table:table-cell>
          <table:table-cell office:value-type="float" office:value="5.03" calcext:value-type="float">
            <text:p>5.03</text:p>
          </table:table-cell>
          <table:table-cell table:formula="of:=AVERAGE([.C29:.G29])" office:value-type="float" office:value="0.23794" calcext:value-type="float">
            <text:p>0.23794</text:p>
          </table:table-cell>
          <table:table-cell table:formula="of:=COM.MICROSOFT.STDEV.S([.C29:.G29])" office:value-type="float" office:value="0.000350713558334996" calcext:value-type="float">
            <text:p>0.000350713558335</text:p>
          </table:table-cell>
          <table:table-cell table:formula="of:=AVERAGE([.H29:.L29])" office:value-type="float" office:value="5.234" calcext:value-type="float">
            <text:p>5.234</text:p>
          </table:table-cell>
          <table:table-cell table:formula="of:=COM.MICROSOFT.STDEV.S([.H29:.L29])" office:value-type="float" office:value="0.127003936946852" calcext:value-type="float">
            <text:p>0.12700393694685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.679" calcext:value-type="float">
            <text:p>2.679</text:p>
          </table:table-cell>
          <table:table-cell office:value-type="float" office:value="2.94" calcext:value-type="float">
            <text:p>2.94</text:p>
          </table:table-cell>
          <table:table-cell office:value-type="float" office:value="2.896" calcext:value-type="float">
            <text:p>2.896</text:p>
          </table:table-cell>
          <table:table-cell office:value-type="float" office:value="2.813" calcext:value-type="float">
            <text:p>2.813</text:p>
          </table:table-cell>
          <table:table-cell office:value-type="float" office:value="3.146" calcext:value-type="float">
            <text:p>3.146</text:p>
          </table:table-cell>
          <table:table-cell office:value-type="float" office:value="-11.55" calcext:value-type="float">
            <text:p>-11.55</text:p>
          </table:table-cell>
          <table:table-cell office:value-type="float" office:value="-5.9" calcext:value-type="float">
            <text:p>-5.9</text:p>
          </table:table-cell>
          <table:table-cell office:value-type="float" office:value="3.22" calcext:value-type="float">
            <text:p>3.22</text:p>
          </table:table-cell>
          <table:table-cell office:value-type="float" office:value="-6.9" calcext:value-type="float">
            <text:p>-6.9</text:p>
          </table:table-cell>
          <table:table-cell office:value-type="float" office:value="1.05" calcext:value-type="float">
            <text:p>1.05</text:p>
          </table:table-cell>
          <table:table-cell table:formula="of:=AVERAGE([.C30:.G30])" office:value-type="float" office:value="2.8948" calcext:value-type="float">
            <text:p>2.8948</text:p>
          </table:table-cell>
          <table:table-cell table:formula="of:=COM.MICROSOFT.STDEV.S([.C30:.G30])" office:value-type="float" office:value="0.172051445794564" calcext:value-type="float">
            <text:p>0.172051445794564</text:p>
          </table:table-cell>
          <table:table-cell table:formula="of:=AVERAGE([.H30:.L30])" office:value-type="float" office:value="-4.016" calcext:value-type="float">
            <text:p>-4.016</text:p>
          </table:table-cell>
          <table:table-cell table:formula="of:=COM.MICROSOFT.STDEV.S([.H30:.L30])" office:value-type="float" office:value="6.0550004128819" calcext:value-type="float">
            <text:p>6.0550004128819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3.067" calcext:value-type="float">
            <text:p>3.067</text:p>
          </table:table-cell>
          <table:table-cell office:value-type="float" office:value="2.759" calcext:value-type="float">
            <text:p>2.759</text:p>
          </table:table-cell>
          <table:table-cell office:value-type="float" office:value="2.93" calcext:value-type="float">
            <text:p>2.93</text:p>
          </table:table-cell>
          <table:table-cell office:value-type="float" office:value="3.033" calcext:value-type="float">
            <text:p>3.033</text:p>
          </table:table-cell>
          <table:table-cell office:value-type="float" office:value="2.994" calcext:value-type="float">
            <text:p>2.994</text:p>
          </table:table-cell>
          <table:table-cell office:value-type="float" office:value="-12.07" calcext:value-type="float">
            <text:p>-12.07</text:p>
          </table:table-cell>
          <table:table-cell office:value-type="float" office:value="-4.95" calcext:value-type="float">
            <text:p>-4.95</text:p>
          </table:table-cell>
          <table:table-cell office:value-type="float" office:value="-6.94" calcext:value-type="float">
            <text:p>-6.94</text:p>
          </table:table-cell>
          <table:table-cell office:value-type="float" office:value="-8.26" calcext:value-type="float">
            <text:p>-8.26</text:p>
          </table:table-cell>
          <table:table-cell office:value-type="float" office:value="-6.91" calcext:value-type="float">
            <text:p>-6.91</text:p>
          </table:table-cell>
          <table:table-cell table:formula="of:=AVERAGE([.C31:.G31])" office:value-type="float" office:value="2.9566" calcext:value-type="float">
            <text:p>2.9566</text:p>
          </table:table-cell>
          <table:table-cell table:formula="of:=COM.MICROSOFT.STDEV.S([.C31:.G31])" office:value-type="float" office:value="0.121631821494213" calcext:value-type="float">
            <text:p>0.121631821494213</text:p>
          </table:table-cell>
          <table:table-cell table:formula="of:=AVERAGE([.H31:.L31])" office:value-type="float" office:value="-7.826" calcext:value-type="float">
            <text:p>-7.826</text:p>
          </table:table-cell>
          <table:table-cell table:formula="of:=COM.MICROSOFT.STDEV.S([.H31:.L31])" office:value-type="float" office:value="2.65025093151573" calcext:value-type="float">
            <text:p>2.65025093151573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.958" calcext:value-type="float">
            <text:p>2.958</text:p>
          </table:table-cell>
          <table:table-cell office:value-type="float" office:value="3.104" calcext:value-type="float">
            <text:p>3.104</text:p>
          </table:table-cell>
          <table:table-cell office:value-type="float" office:value="2.923" calcext:value-type="float">
            <text:p>2.923</text:p>
          </table:table-cell>
          <table:table-cell office:value-type="float" office:value="3.03" calcext:value-type="float">
            <text:p>3.03</text:p>
          </table:table-cell>
          <table:table-cell office:value-type="float" office:value="2.533" calcext:value-type="float">
            <text:p>2.533</text:p>
          </table:table-cell>
          <table:table-cell office:value-type="float" office:value="-10.5" calcext:value-type="float">
            <text:p>-10.5</text:p>
          </table:table-cell>
          <table:table-cell office:value-type="float" office:value="-9.15" calcext:value-type="float">
            <text:p>-9.15</text:p>
          </table:table-cell>
          <table:table-cell office:value-type="float" office:value="-13.21" calcext:value-type="float">
            <text:p>-13.21</text:p>
          </table:table-cell>
          <table:table-cell office:value-type="float" office:value="-7.89" calcext:value-type="float">
            <text:p>-7.89</text:p>
          </table:table-cell>
          <table:table-cell office:value-type="float" office:value="-12.18" calcext:value-type="float">
            <text:p>-12.18</text:p>
          </table:table-cell>
          <table:table-cell table:formula="of:=AVERAGE([.C32:.G32])" office:value-type="float" office:value="2.9096" calcext:value-type="float">
            <text:p>2.9096</text:p>
          </table:table-cell>
          <table:table-cell table:formula="of:=COM.MICROSOFT.STDEV.S([.C32:.G32])" office:value-type="float" office:value="0.221718966261346" calcext:value-type="float">
            <text:p>0.221718966261346</text:p>
          </table:table-cell>
          <table:table-cell table:formula="of:=AVERAGE([.H32:.L32])" office:value-type="float" office:value="-10.586" calcext:value-type="float">
            <text:p>-10.586</text:p>
          </table:table-cell>
          <table:table-cell table:formula="of:=COM.MICROSOFT.STDEV.S([.H32:.L32])" office:value-type="float" office:value="2.16587857462047" calcext:value-type="float">
            <text:p>2.16587857462047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2.558" calcext:value-type="float">
            <text:p>2.558</text:p>
          </table:table-cell>
          <table:table-cell office:value-type="float" office:value="2.535" calcext:value-type="float">
            <text:p>2.535</text:p>
          </table:table-cell>
          <table:table-cell office:value-type="float" office:value="2.472" calcext:value-type="float">
            <text:p>2.472</text:p>
          </table:table-cell>
          <table:table-cell office:value-type="float" office:value="2.644" calcext:value-type="float">
            <text:p>2.644</text:p>
          </table:table-cell>
          <table:table-cell office:value-type="float" office:value="2.537" calcext:value-type="float">
            <text:p>2.537</text:p>
          </table:table-cell>
          <table:table-cell office:value-type="float" office:value="-44.15" calcext:value-type="float">
            <text:p>-44.15</text:p>
          </table:table-cell>
          <table:table-cell office:value-type="float" office:value="-39.1" calcext:value-type="float">
            <text:p>-39.1</text:p>
          </table:table-cell>
          <table:table-cell office:value-type="float" office:value="-43.73" calcext:value-type="float">
            <text:p>-43.73</text:p>
          </table:table-cell>
          <table:table-cell office:value-type="float" office:value="-42.34" calcext:value-type="float">
            <text:p>-42.34</text:p>
          </table:table-cell>
          <table:table-cell office:value-type="float" office:value="-41.12" calcext:value-type="float">
            <text:p>-41.12</text:p>
          </table:table-cell>
          <table:table-cell table:formula="of:=AVERAGE([.C33:.G33])" office:value-type="float" office:value="2.5492" calcext:value-type="float">
            <text:p>2.5492</text:p>
          </table:table-cell>
          <table:table-cell table:formula="of:=COM.MICROSOFT.STDEV.S([.C33:.G33])" office:value-type="float" office:value="0.0619975805979556" calcext:value-type="float">
            <text:p>0.061997580597956</text:p>
          </table:table-cell>
          <table:table-cell table:formula="of:=AVERAGE([.H33:.L33])" office:value-type="float" office:value="-42.088" calcext:value-type="float">
            <text:p>-42.088</text:p>
          </table:table-cell>
          <table:table-cell table:formula="of:=COM.MICROSOFT.STDEV.S([.H33:.L33])" office:value-type="float" office:value="2.05406182964389" calcext:value-type="float">
            <text:p>2.05406182964389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2.539" calcext:value-type="float">
            <text:p>2.539</text:p>
          </table:table-cell>
          <table:table-cell office:value-type="float" office:value="2.641" calcext:value-type="float">
            <text:p>2.641</text:p>
          </table:table-cell>
          <table:table-cell office:value-type="float" office:value="2.532" calcext:value-type="float">
            <text:p>2.532</text:p>
          </table:table-cell>
          <table:table-cell office:value-type="float" office:value="2.678" calcext:value-type="float">
            <text:p>2.678</text:p>
          </table:table-cell>
          <table:table-cell office:value-type="float" office:value="2.746" calcext:value-type="float">
            <text:p>2.746</text:p>
          </table:table-cell>
          <table:table-cell office:value-type="float" office:value="0.34" calcext:value-type="float">
            <text:p>0.34</text:p>
          </table:table-cell>
          <table:table-cell office:value-type="float" office:value="-1.46" calcext:value-type="float">
            <text:p>-1.46</text:p>
          </table:table-cell>
          <table:table-cell office:value-type="float" office:value="1.81" calcext:value-type="float">
            <text:p>1.8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54" calcext:value-type="float">
            <text:p>-0.54</text:p>
          </table:table-cell>
          <table:table-cell table:formula="of:=AVERAGE([.C34:.G34])" office:value-type="float" office:value="2.6272" calcext:value-type="float">
            <text:p>2.6272</text:p>
          </table:table-cell>
          <table:table-cell table:formula="of:=COM.MICROSOFT.STDEV.S([.C34:.G34])" office:value-type="float" office:value="0.091824288725805" calcext:value-type="float">
            <text:p>0.091824288725805</text:p>
          </table:table-cell>
          <table:table-cell table:formula="of:=AVERAGE([.H34:.L34])" office:value-type="float" office:value="-0.026" calcext:value-type="float">
            <text:p>-0.026</text:p>
          </table:table-cell>
          <table:table-cell table:formula="of:=COM.MICROSOFT.STDEV.S([.H34:.L34])" office:value-type="float" office:value="1.21345786906674" calcext:value-type="float">
            <text:p>1.21345786906674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2.425" calcext:value-type="float">
            <text:p>2.425</text:p>
          </table:table-cell>
          <table:table-cell office:value-type="float" office:value="2.401" calcext:value-type="float">
            <text:p>2.401</text:p>
          </table:table-cell>
          <table:table-cell office:value-type="float" office:value="2.488" calcext:value-type="float">
            <text:p>2.488</text:p>
          </table:table-cell>
          <table:table-cell office:value-type="float" office:value="2.41" calcext:value-type="float">
            <text:p>2.41</text:p>
          </table:table-cell>
          <table:table-cell office:value-type="float" office:value="2.419" calcext:value-type="float">
            <text:p>2.419</text:p>
          </table:table-cell>
          <table:table-cell office:value-type="float" office:value="-34.34" calcext:value-type="float">
            <text:p>-34.34</text:p>
          </table:table-cell>
          <table:table-cell office:value-type="float" office:value="-33.3" calcext:value-type="float">
            <text:p>-33.3</text:p>
          </table:table-cell>
          <table:table-cell office:value-type="float" office:value="-32.69" calcext:value-type="float">
            <text:p>-32.69</text:p>
          </table:table-cell>
          <table:table-cell office:value-type="float" office:value="-34.73" calcext:value-type="float">
            <text:p>-34.73</text:p>
          </table:table-cell>
          <table:table-cell office:value-type="float" office:value="-31.2" calcext:value-type="float">
            <text:p>-31.2</text:p>
          </table:table-cell>
          <table:table-cell table:formula="of:=AVERAGE([.C35:.G35])" office:value-type="float" office:value="2.4286" calcext:value-type="float">
            <text:p>2.4286</text:p>
          </table:table-cell>
          <table:table-cell table:formula="of:=COM.MICROSOFT.STDEV.S([.C35:.G35])" office:value-type="float" office:value="0.0344281861270675" calcext:value-type="float">
            <text:p>0.034428186127068</text:p>
          </table:table-cell>
          <table:table-cell table:formula="of:=AVERAGE([.H35:.L35])" office:value-type="float" office:value="-33.252" calcext:value-type="float">
            <text:p>-33.252</text:p>
          </table:table-cell>
          <table:table-cell table:formula="of:=COM.MICROSOFT.STDEV.S([.H35:.L35])" office:value-type="float" office:value="1.40508718590698" calcext:value-type="float">
            <text:p>1.40508718590698</text:p>
          </table:table-cell>
          <table:table-cell table:number-columns-repeated="100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2.402" calcext:value-type="float">
            <text:p>2.402</text:p>
          </table:table-cell>
          <table:table-cell office:value-type="float" office:value="2.322" calcext:value-type="float">
            <text:p>2.322</text:p>
          </table:table-cell>
          <table:table-cell office:value-type="float" office:value="2.35" calcext:value-type="float">
            <text:p>2.35</text:p>
          </table:table-cell>
          <table:table-cell office:value-type="float" office:value="2.361" calcext:value-type="float">
            <text:p>2.361</text:p>
          </table:table-cell>
          <table:table-cell office:value-type="float" office:value="2.406" calcext:value-type="float">
            <text:p>2.406</text:p>
          </table:table-cell>
          <table:table-cell office:value-type="float" office:value="5.31" calcext:value-type="float">
            <text:p>5.31</text:p>
          </table:table-cell>
          <table:table-cell office:value-type="float" office:value="6.11" calcext:value-type="float">
            <text:p>6.11</text:p>
          </table:table-cell>
          <table:table-cell office:value-type="float" office:value="1.31" calcext:value-type="float">
            <text:p>1.31</text:p>
          </table:table-cell>
          <table:table-cell office:value-type="float" office:value="7.69" calcext:value-type="float">
            <text:p>7.69</text:p>
          </table:table-cell>
          <table:table-cell office:value-type="float" office:value="4.7" calcext:value-type="float">
            <text:p>4.7</text:p>
          </table:table-cell>
          <table:table-cell table:formula="of:=AVERAGE([.C36:.G36])" office:value-type="float" office:value="2.3682" calcext:value-type="float">
            <text:p>2.3682</text:p>
          </table:table-cell>
          <table:table-cell table:formula="of:=COM.MICROSOFT.STDEV.S([.C36:.G36])" office:value-type="float" office:value="0.0356679127508185" calcext:value-type="float">
            <text:p>0.035667912750819</text:p>
          </table:table-cell>
          <table:table-cell table:formula="of:=AVERAGE([.H36:.L36])" office:value-type="float" office:value="5.024" calcext:value-type="float">
            <text:p>5.024</text:p>
          </table:table-cell>
          <table:table-cell table:formula="of:=COM.MICROSOFT.STDEV.S([.H36:.L36])" office:value-type="float" office:value="2.35942365843865" calcext:value-type="float">
            <text:p>2.35942365843865</text:p>
          </table:table-cell>
          <table:table-cell table:number-columns-repeated="100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2.434" calcext:value-type="float">
            <text:p>2.434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73" calcext:value-type="float">
            <text:p>2.373</text:p>
          </table:table-cell>
          <table:table-cell office:value-type="float" office:value="2.416" calcext:value-type="float">
            <text:p>2.416</text:p>
          </table:table-cell>
          <table:table-cell office:value-type="float" office:value="-17.79" calcext:value-type="float">
            <text:p>-17.79</text:p>
          </table:table-cell>
          <table:table-cell office:value-type="float" office:value="-11.61" calcext:value-type="float">
            <text:p>-11.61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6.3" calcext:value-type="float">
            <text:p>-16.3</text:p>
          </table:table-cell>
          <table:table-cell office:value-type="float" office:value="-14.59" calcext:value-type="float">
            <text:p>-14.59</text:p>
          </table:table-cell>
          <table:table-cell table:formula="of:=AVERAGE([.C37:.G37])" office:value-type="float" office:value="2.3926" calcext:value-type="float">
            <text:p>2.3926</text:p>
          </table:table-cell>
          <table:table-cell table:formula="of:=COM.MICROSOFT.STDEV.S([.C37:.G37])" office:value-type="float" office:value="0.0310934076614321" calcext:value-type="float">
            <text:p>0.031093407661432</text:p>
          </table:table-cell>
          <table:table-cell table:formula="of:=AVERAGE([.H37:.L37])" office:value-type="float" office:value="-15.554" calcext:value-type="float">
            <text:p>-15.554</text:p>
          </table:table-cell>
          <table:table-cell table:formula="of:=COM.MICROSOFT.STDEV.S([.H37:.L37])" office:value-type="float" office:value="2.53722880324184" calcext:value-type="float">
            <text:p>2.53722880324184</text:p>
          </table:table-cell>
          <table:table-cell table:number-columns-repeated="100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2.283" calcext:value-type="float">
            <text:p>2.283</text:p>
          </table:table-cell>
          <table:table-cell office:value-type="float" office:value="2.202" calcext:value-type="float">
            <text:p>2.202</text:p>
          </table:table-cell>
          <table:table-cell office:value-type="float" office:value="2.248" calcext:value-type="float">
            <text:p>2.248</text:p>
          </table:table-cell>
          <table:table-cell office:value-type="float" office:value="2.193" calcext:value-type="float">
            <text:p>2.193</text:p>
          </table:table-cell>
          <table:table-cell office:value-type="float" office:value="2.2" calcext:value-type="float">
            <text:p>2.2</text:p>
          </table:table-cell>
          <table:table-cell office:value-type="float" office:value="-24.98" calcext:value-type="float">
            <text:p>-24.98</text:p>
          </table:table-cell>
          <table:table-cell office:value-type="float" office:value="-25.94" calcext:value-type="float">
            <text:p>-25.94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5.79" calcext:value-type="float">
            <text:p>-25.79</text:p>
          </table:table-cell>
          <table:table-cell office:value-type="float" office:value="-26.41" calcext:value-type="float">
            <text:p>-26.41</text:p>
          </table:table-cell>
          <table:table-cell table:formula="of:=AVERAGE([.C38:.G38])" office:value-type="float" office:value="2.2252" calcext:value-type="float">
            <text:p>2.2252</text:p>
          </table:table-cell>
          <table:table-cell table:formula="of:=COM.MICROSOFT.STDEV.S([.C38:.G38])" office:value-type="float" office:value="0.0389576693348049" calcext:value-type="float">
            <text:p>0.038957669334805</text:p>
          </table:table-cell>
          <table:table-cell table:formula="of:=AVERAGE([.H38:.L38])" office:value-type="float" office:value="-25.656" calcext:value-type="float">
            <text:p>-25.656</text:p>
          </table:table-cell>
          <table:table-cell table:formula="of:=COM.MICROSOFT.STDEV.S([.H38:.L38])" office:value-type="float" office:value="0.58526062570448" calcext:value-type="float">
            <text:p>0.58526062570448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2.039" calcext:value-type="float">
            <text:p>2.039</text:p>
          </table:table-cell>
          <table:table-cell office:value-type="float" office:value="2.058" calcext:value-type="float">
            <text:p>2.058</text:p>
          </table:table-cell>
          <table:table-cell office:value-type="float" office:value="2.07" calcext:value-type="float">
            <text:p>2.07</text:p>
          </table:table-cell>
          <table:table-cell office:value-type="float" office:value="2.132" calcext:value-type="float">
            <text:p>2.132</text:p>
          </table:table-cell>
          <table:table-cell office:value-type="float" office:value="2.109" calcext:value-type="float">
            <text:p>2.109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5.13" calcext:value-type="float">
            <text:p>-35.13</text:p>
          </table:table-cell>
          <table:table-cell office:value-type="float" office:value="-30.52" calcext:value-type="float">
            <text:p>-30.52</text:p>
          </table:table-cell>
          <table:table-cell office:value-type="float" office:value="-34.09" calcext:value-type="float">
            <text:p>-34.09</text:p>
          </table:table-cell>
          <table:table-cell office:value-type="float" office:value="-33.73" calcext:value-type="float">
            <text:p>-33.73</text:p>
          </table:table-cell>
          <table:table-cell table:formula="of:=AVERAGE([.C39:.G39])" office:value-type="float" office:value="2.0816" calcext:value-type="float">
            <text:p>2.0816</text:p>
          </table:table-cell>
          <table:table-cell table:formula="of:=COM.MICROSOFT.STDEV.S([.C39:.G39])" office:value-type="float" office:value="0.0380696729694386" calcext:value-type="float">
            <text:p>0.038069672969439</text:p>
          </table:table-cell>
          <table:table-cell table:formula="of:=AVERAGE([.H39:.L39])" office:value-type="float" office:value="-33.362" calcext:value-type="float">
            <text:p>-33.362</text:p>
          </table:table-cell>
          <table:table-cell table:formula="of:=COM.MICROSOFT.STDEV.S([.H39:.L39])" office:value-type="float" office:value="1.72254753200021" calcext:value-type="float">
            <text:p>1.72254753200021</text:p>
          </table:table-cell>
          <table:table-cell table:number-columns-repeated="100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1.7691" calcext:value-type="float">
            <text:p>1.7691</text:p>
          </table:table-cell>
          <table:table-cell office:value-type="float" office:value="1.7295" calcext:value-type="float">
            <text:p>1.7295</text:p>
          </table:table-cell>
          <table:table-cell office:value-type="float" office:value="1.7674" calcext:value-type="float">
            <text:p>1.7674</text:p>
          </table:table-cell>
          <table:table-cell office:value-type="float" office:value="1.7836" calcext:value-type="float">
            <text:p>1.7836</text:p>
          </table:table-cell>
          <table:table-cell office:value-type="float" office:value="1.7385" calcext:value-type="float">
            <text:p>1.7385</text:p>
          </table:table-cell>
          <table:table-cell office:value-type="float" office:value="-41.46" calcext:value-type="float">
            <text:p>-41.46</text:p>
          </table:table-cell>
          <table:table-cell office:value-type="float" office:value="-40.7" calcext:value-type="float">
            <text:p>-40.7</text:p>
          </table:table-cell>
          <table:table-cell office:value-type="float" office:value="-40.86" calcext:value-type="float">
            <text:p>-40.86</text:p>
          </table:table-cell>
          <table:table-cell office:value-type="float" office:value="-40.52" calcext:value-type="float">
            <text:p>-40.52</text:p>
          </table:table-cell>
          <table:table-cell office:value-type="float" office:value="-41.53" calcext:value-type="float">
            <text:p>-41.53</text:p>
          </table:table-cell>
          <table:table-cell table:formula="of:=AVERAGE([.C40:.G40])" office:value-type="float" office:value="1.75762" calcext:value-type="float">
            <text:p>1.75762</text:p>
          </table:table-cell>
          <table:table-cell table:formula="of:=COM.MICROSOFT.STDEV.S([.C40:.G40])" office:value-type="float" office:value="0.0226864937793393" calcext:value-type="float">
            <text:p>0.022686493779339</text:p>
          </table:table-cell>
          <table:table-cell table:formula="of:=AVERAGE([.H40:.L40])" office:value-type="float" office:value="-41.014" calcext:value-type="float">
            <text:p>-41.014</text:p>
          </table:table-cell>
          <table:table-cell table:formula="of:=COM.MICROSOFT.STDEV.S([.H40:.L40])" office:value-type="float" office:value="0.45593859235647" calcext:value-type="float">
            <text:p>0.45593859235647</text:p>
          </table:table-cell>
          <table:table-cell table:number-columns-repeated="100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.5047" calcext:value-type="float">
            <text:p>1.5047</text:p>
          </table:table-cell>
          <table:table-cell office:value-type="float" office:value="1.5446" calcext:value-type="float">
            <text:p>1.5446</text:p>
          </table:table-cell>
          <table:table-cell office:value-type="float" office:value="1.5113" calcext:value-type="float">
            <text:p>1.5113</text:p>
          </table:table-cell>
          <table:table-cell office:value-type="float" office:value="1.5149" calcext:value-type="float">
            <text:p>1.5149</text:p>
          </table:table-cell>
          <table:table-cell office:value-type="float" office:value="1.5061" calcext:value-type="float">
            <text:p>1.5061</text:p>
          </table:table-cell>
          <table:table-cell office:value-type="float" office:value="-47.43" calcext:value-type="float">
            <text:p>-47.43</text:p>
          </table:table-cell>
          <table:table-cell office:value-type="float" office:value="-47.17" calcext:value-type="float">
            <text:p>-47.17</text:p>
          </table:table-cell>
          <table:table-cell office:value-type="float" office:value="-45.39" calcext:value-type="float">
            <text:p>-45.39</text:p>
          </table:table-cell>
          <table:table-cell office:value-type="float" office:value="-46.46" calcext:value-type="float">
            <text:p>-46.46</text:p>
          </table:table-cell>
          <table:table-cell office:value-type="float" office:value="-45.81" calcext:value-type="float">
            <text:p>-45.81</text:p>
          </table:table-cell>
          <table:table-cell table:formula="of:=AVERAGE([.C41:.G41])" office:value-type="float" office:value="1.51632" calcext:value-type="float">
            <text:p>1.51632</text:p>
          </table:table-cell>
          <table:table-cell table:formula="of:=COM.MICROSOFT.STDEV.S([.C41:.G41])" office:value-type="float" office:value="0.0163282577147716" calcext:value-type="float">
            <text:p>0.016328257714772</text:p>
          </table:table-cell>
          <table:table-cell table:formula="of:=AVERAGE([.H41:.L41])" office:value-type="float" office:value="-46.452" calcext:value-type="float">
            <text:p>-46.452</text:p>
          </table:table-cell>
          <table:table-cell table:formula="of:=COM.MICROSOFT.STDEV.S([.H41:.L41])" office:value-type="float" office:value="0.867767249900571" calcext:value-type="float">
            <text:p>0.867767249900571</text:p>
          </table:table-cell>
          <table:table-cell table:number-columns-repeated="100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-1" calcext:value-type="float">
            <text:p>-1</text:p>
          </table:table-cell>
          <table:table-cell office:value-type="float" office:value="1.1318" calcext:value-type="float">
            <text:p>1.1318</text:p>
          </table:table-cell>
          <table:table-cell office:value-type="float" office:value="1.1358" calcext:value-type="float">
            <text:p>1.1358</text:p>
          </table:table-cell>
          <table:table-cell office:value-type="float" office:value="1.1266" calcext:value-type="float">
            <text:p>1.1266</text:p>
          </table:table-cell>
          <table:table-cell office:value-type="float" office:value="1.1059" calcext:value-type="float">
            <text:p>1.1059</text:p>
          </table:table-cell>
          <table:table-cell office:value-type="float" office:value="1.1384" calcext:value-type="float">
            <text:p>1.1384</text:p>
          </table:table-cell>
          <table:table-cell office:value-type="float" office:value="-54.58" calcext:value-type="float">
            <text:p>-54.58</text:p>
          </table:table-cell>
          <table:table-cell office:value-type="float" office:value="-53.85" calcext:value-type="float">
            <text:p>-53.85</text:p>
          </table:table-cell>
          <table:table-cell office:value-type="float" office:value="-54.3" calcext:value-type="float">
            <text:p>-54.3</text:p>
          </table:table-cell>
          <table:table-cell office:value-type="float" office:value="-55.51" calcext:value-type="float">
            <text:p>-55.51</text:p>
          </table:table-cell>
          <table:table-cell office:value-type="float" office:value="-53.52" calcext:value-type="float">
            <text:p>-53.52</text:p>
          </table:table-cell>
          <table:table-cell table:formula="of:=AVERAGE([.C42:.G42])" office:value-type="float" office:value="1.1277" calcext:value-type="float">
            <text:p>1.1277</text:p>
          </table:table-cell>
          <table:table-cell table:formula="of:=COM.MICROSOFT.STDEV.S([.C42:.G42])" office:value-type="float" office:value="0.0129745905523064" calcext:value-type="float">
            <text:p>0.012974590552307</text:p>
          </table:table-cell>
          <table:table-cell table:formula="of:=AVERAGE([.H42:.L42])" office:value-type="float" office:value="-54.352" calcext:value-type="float">
            <text:p>-54.352</text:p>
          </table:table-cell>
          <table:table-cell table:formula="of:=COM.MICROSOFT.STDEV.S([.H42:.L42])" office:value-type="float" office:value="0.764833315173965" calcext:value-type="float">
            <text:p>0.764833315173965</text:p>
          </table:table-cell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8" calcext:value-type="float">
            <text:p>0.88</text:p>
          </table:table-cell>
          <table:table-cell office:value-type="float" office:value="0.8848" calcext:value-type="float">
            <text:p>0.8848</text:p>
          </table:table-cell>
          <table:table-cell office:value-type="float" office:value="-56.53" calcext:value-type="float">
            <text:p>-56.53</text:p>
          </table:table-cell>
          <table:table-cell office:value-type="float" office:value="-56.01" calcext:value-type="float">
            <text:p>-56.01</text:p>
          </table:table-cell>
          <table:table-cell office:value-type="float" office:value="-56.06" calcext:value-type="float">
            <text:p>-56.06</text:p>
          </table:table-cell>
          <table:table-cell office:value-type="float" office:value="-56.28" calcext:value-type="float">
            <text:p>-56.28</text:p>
          </table:table-cell>
          <table:table-cell office:value-type="float" office:value="-56.22" calcext:value-type="float">
            <text:p>-56.22</text:p>
          </table:table-cell>
          <table:table-cell table:formula="of:=AVERAGE([.C43:.G43])" office:value-type="float" office:value="0.8789" calcext:value-type="float">
            <text:p>0.8789</text:p>
          </table:table-cell>
          <table:table-cell table:formula="of:=COM.MICROSOFT.STDEV.S([.C43:.G43])" office:value-type="float" office:value="0.00389101529166872" calcext:value-type="float">
            <text:p>0.003891015291669</text:p>
          </table:table-cell>
          <table:table-cell table:formula="of:=AVERAGE([.H43:.L43])" office:value-type="float" office:value="-56.22" calcext:value-type="float">
            <text:p>-56.22</text:p>
          </table:table-cell>
          <table:table-cell table:formula="of:=COM.MICROSOFT.STDEV.S([.H43:.L43])" office:value-type="float" office:value="0.205791156272567" calcext:value-type="float">
            <text:p>0.205791156272567</text:p>
          </table:table-cell>
          <table:table-cell table:number-columns-repeated="100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-1" calcext:value-type="float">
            <text:p>-1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22" calcext:value-type="float">
            <text:p>0.722</text:p>
          </table:table-cell>
          <table:table-cell office:value-type="float" office:value="-56.09" calcext:value-type="float">
            <text:p>-56.09</text:p>
          </table:table-cell>
          <table:table-cell office:value-type="float" office:value="-56.55" calcext:value-type="float">
            <text:p>-56.55</text:p>
          </table:table-cell>
          <table:table-cell office:value-type="float" office:value="-56.22" calcext:value-type="float">
            <text:p>-56.22</text:p>
          </table:table-cell>
          <table:table-cell office:value-type="float" office:value="-57.15" calcext:value-type="float">
            <text:p>-57.15</text:p>
          </table:table-cell>
          <table:table-cell office:value-type="float" office:value="-56.34" calcext:value-type="float">
            <text:p>-56.34</text:p>
          </table:table-cell>
          <table:table-cell table:formula="of:=AVERAGE([.C44:.G44])" office:value-type="float" office:value="0.72984" calcext:value-type="float">
            <text:p>0.72984</text:p>
          </table:table-cell>
          <table:table-cell table:formula="of:=COM.MICROSOFT.STDEV.S([.C44:.G44])" office:value-type="float" office:value="0.0081432794376713" calcext:value-type="float">
            <text:p>0.008143279437671</text:p>
          </table:table-cell>
          <table:table-cell table:formula="of:=AVERAGE([.H44:.L44])" office:value-type="float" office:value="-56.47" calcext:value-type="float">
            <text:p>-56.47</text:p>
          </table:table-cell>
          <table:table-cell table:formula="of:=COM.MICROSOFT.STDEV.S([.H44:.L44])" office:value-type="float" office:value="0.416112965431262" calcext:value-type="float">
            <text:p>0.416112965431262</text:p>
          </table:table-cell>
          <table:table-cell table:number-columns-repeated="1008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6305" calcext:value-type="float">
            <text:p>0.6305</text:p>
          </table:table-cell>
          <table:table-cell office:value-type="float" office:value="-54.27" calcext:value-type="float">
            <text:p>-54.27</text:p>
          </table:table-cell>
          <table:table-cell office:value-type="float" office:value="-54.8" calcext:value-type="float">
            <text:p>-54.8</text:p>
          </table:table-cell>
          <table:table-cell office:value-type="float" office:value="-56.28" calcext:value-type="float">
            <text:p>-56.28</text:p>
          </table:table-cell>
          <table:table-cell office:value-type="float" office:value="-55.6" calcext:value-type="float">
            <text:p>-55.6</text:p>
          </table:table-cell>
          <table:table-cell office:value-type="float" office:value="-55.75" calcext:value-type="float">
            <text:p>-55.75</text:p>
          </table:table-cell>
          <table:table-cell table:formula="of:=AVERAGE([.C45:.G45])" office:value-type="float" office:value="0.62326" calcext:value-type="float">
            <text:p>0.62326</text:p>
          </table:table-cell>
          <table:table-cell table:formula="of:=COM.MICROSOFT.STDEV.S([.C45:.G45])" office:value-type="float" office:value="0.00747850252390144" calcext:value-type="float">
            <text:p>0.007478502523901</text:p>
          </table:table-cell>
          <table:table-cell table:formula="of:=AVERAGE([.H45:.L45])" office:value-type="float" office:value="-55.34" calcext:value-type="float">
            <text:p>-55.34</text:p>
          </table:table-cell>
          <table:table-cell table:formula="of:=COM.MICROSOFT.STDEV.S([.H45:.L45])" office:value-type="float" office:value="0.799343480613935" calcext:value-type="float">
            <text:p>0.799343480613935</text:p>
          </table:table-cell>
          <table:table-cell table:number-columns-repeated="100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office:value-type="float" office:value="0.5074" calcext:value-type="float">
            <text:p>0.5074</text:p>
          </table:table-cell>
          <table:table-cell office:value-type="float" office:value="0.5122" calcext:value-type="float">
            <text:p>0.5122</text:p>
          </table:table-cell>
          <table:table-cell office:value-type="float" office:value="0.516" calcext:value-type="float">
            <text:p>0.516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137" calcext:value-type="float">
            <text:p>0.5137</text:p>
          </table:table-cell>
          <table:table-cell office:value-type="float" office:value="-52.95" calcext:value-type="float">
            <text:p>-52.95</text:p>
          </table:table-cell>
          <table:table-cell office:value-type="float" office:value="-52.86" calcext:value-type="float">
            <text:p>-52.86</text:p>
          </table:table-cell>
          <table:table-cell office:value-type="float" office:value="-53.12" calcext:value-type="float">
            <text:p>-53.12</text:p>
          </table:table-cell>
          <table:table-cell office:value-type="float" office:value="-53.23" calcext:value-type="float">
            <text:p>-53.23</text:p>
          </table:table-cell>
          <table:table-cell office:value-type="float" office:value="-53.03" calcext:value-type="float">
            <text:p>-53.03</text:p>
          </table:table-cell>
          <table:table-cell table:formula="of:=AVERAGE([.C46:.G46])" office:value-type="float" office:value="0.51184" calcext:value-type="float">
            <text:p>0.51184</text:p>
          </table:table-cell>
          <table:table-cell table:formula="of:=COM.MICROSOFT.STDEV.S([.C46:.G46])" office:value-type="float" office:value="0.00333061555872182" calcext:value-type="float">
            <text:p>0.003330615558722</text:p>
          </table:table-cell>
          <table:table-cell table:formula="of:=AVERAGE([.H46:.L46])" office:value-type="float" office:value="-53.038" calcext:value-type="float">
            <text:p>-53.038</text:p>
          </table:table-cell>
          <table:table-cell table:formula="of:=COM.MICROSOFT.STDEV.S([.H46:.L46])" office:value-type="float" office:value="0.144118007202429" calcext:value-type="float">
            <text:p>0.144118007202429</text:p>
          </table:table-cell>
          <table:table-cell table:number-columns-repeated="100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-1" calcext:value-type="float">
            <text:p>-1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442" calcext:value-type="float">
            <text:p>0.442</text:p>
          </table:table-cell>
          <table:table-cell office:value-type="float" office:value="-50.07" calcext:value-type="float">
            <text:p>-50.07</text:p>
          </table:table-cell>
          <table:table-cell office:value-type="float" office:value="-49.88" calcext:value-type="float">
            <text:p>-49.88</text:p>
          </table:table-cell>
          <table:table-cell office:value-type="float" office:value="-49.91" calcext:value-type="float">
            <text:p>-49.91</text:p>
          </table:table-cell>
          <table:table-cell office:value-type="float" office:value="-50.01" calcext:value-type="float">
            <text:p>-50.01</text:p>
          </table:table-cell>
          <table:table-cell office:value-type="float" office:value="-50.04" calcext:value-type="float">
            <text:p>-50.04</text:p>
          </table:table-cell>
          <table:table-cell table:formula="of:=AVERAGE([.C47:.G47])" office:value-type="float" office:value="0.43822" calcext:value-type="float">
            <text:p>0.43822</text:p>
          </table:table-cell>
          <table:table-cell table:formula="of:=COM.MICROSOFT.STDEV.S([.C47:.G47])" office:value-type="float" office:value="0.00229608362217059" calcext:value-type="float">
            <text:p>0.002296083622171</text:p>
          </table:table-cell>
          <table:table-cell table:formula="of:=AVERAGE([.H47:.L47])" office:value-type="float" office:value="-49.982" calcext:value-type="float">
            <text:p>-49.982</text:p>
          </table:table-cell>
          <table:table-cell table:formula="of:=COM.MICROSOFT.STDEV.S([.H47:.L47])" office:value-type="float" office:value="0.0828854631404081" calcext:value-type="float">
            <text:p>0.082885463140408</text:p>
          </table:table-cell>
          <table:table-cell table:number-columns-repeated="100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3881" calcext:value-type="float">
            <text:p>0.3881</text:p>
          </table:table-cell>
          <table:table-cell office:value-type="float" office:value="-46.63" calcext:value-type="float">
            <text:p>-46.63</text:p>
          </table:table-cell>
          <table:table-cell office:value-type="float" office:value="-46.83" calcext:value-type="float">
            <text:p>-46.83</text:p>
          </table:table-cell>
          <table:table-cell office:value-type="float" office:value="-47.09" calcext:value-type="float">
            <text:p>-47.09</text:p>
          </table:table-cell>
          <table:table-cell office:value-type="float" office:value="-47.33" calcext:value-type="float">
            <text:p>-47.33</text:p>
          </table:table-cell>
          <table:table-cell office:value-type="float" office:value="-47.17" calcext:value-type="float">
            <text:p>-47.17</text:p>
          </table:table-cell>
          <table:table-cell table:formula="of:=AVERAGE([.C48:.G48])" office:value-type="float" office:value="0.38816" calcext:value-type="float">
            <text:p>0.38816</text:p>
          </table:table-cell>
          <table:table-cell table:formula="of:=COM.MICROSOFT.STDEV.S([.C48:.G48])" office:value-type="float" office:value="0.000482700735445882" calcext:value-type="float">
            <text:p>0.000482700735446</text:p>
          </table:table-cell>
          <table:table-cell table:formula="of:=AVERAGE([.H48:.L48])" office:value-type="float" office:value="-47.01" calcext:value-type="float">
            <text:p>-47.01</text:p>
          </table:table-cell>
          <table:table-cell table:formula="of:=COM.MICROSOFT.STDEV.S([.H48:.L48])" office:value-type="float" office:value="0.278926513619626" calcext:value-type="float">
            <text:p>0.278926513619626</text:p>
          </table:table-cell>
          <table:table-cell table:number-columns-repeated="100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-1" calcext:value-type="float">
            <text:p>-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356" calcext:value-type="float">
            <text:p>0.356</text:p>
          </table:table-cell>
          <table:table-cell office:value-type="float" office:value="-44.88" calcext:value-type="float">
            <text:p>-44.88</text:p>
          </table:table-cell>
          <table:table-cell office:value-type="float" office:value="-44.58" calcext:value-type="float">
            <text:p>-44.58</text:p>
          </table:table-cell>
          <table:table-cell office:value-type="float" office:value="-44.81" calcext:value-type="float">
            <text:p>-44.81</text:p>
          </table:table-cell>
          <table:table-cell office:value-type="float" office:value="-44.59" calcext:value-type="float">
            <text:p>-44.59</text:p>
          </table:table-cell>
          <table:table-cell office:value-type="float" office:value="-44.68" calcext:value-type="float">
            <text:p>-44.68</text:p>
          </table:table-cell>
          <table:table-cell table:formula="of:=AVERAGE([.C49:.G49])" office:value-type="float" office:value="0.35562" calcext:value-type="float">
            <text:p>0.35562</text:p>
          </table:table-cell>
          <table:table-cell table:formula="of:=COM.MICROSOFT.STDEV.S([.C49:.G49])" office:value-type="float" office:value="0.000756306816047562" calcext:value-type="float">
            <text:p>0.000756306816048</text:p>
          </table:table-cell>
          <table:table-cell table:formula="of:=AVERAGE([.H49:.L49])" office:value-type="float" office:value="-44.708" calcext:value-type="float">
            <text:p>-44.708</text:p>
          </table:table-cell>
          <table:table-cell table:formula="of:=COM.MICROSOFT.STDEV.S([.H49:.L49])" office:value-type="float" office:value="0.133304163475865" calcext:value-type="float">
            <text:p>0.133304163475865</text:p>
          </table:table-cell>
          <table:table-cell table:number-columns-repeated="100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309" calcext:value-type="float">
            <text:p>0.3309</text:p>
          </table:table-cell>
          <table:table-cell office:value-type="float" office:value="-42.13" calcext:value-type="float">
            <text:p>-42.13</text:p>
          </table:table-cell>
          <table:table-cell office:value-type="float" office:value="-42.36" calcext:value-type="float">
            <text:p>-42.36</text:p>
          </table:table-cell>
          <table:table-cell office:value-type="float" office:value="-42.37" calcext:value-type="float">
            <text:p>-42.37</text:p>
          </table:table-cell>
          <table:table-cell office:value-type="float" office:value="-42.36" calcext:value-type="float">
            <text:p>-42.36</text:p>
          </table:table-cell>
          <table:table-cell office:value-type="float" office:value="-42.33" calcext:value-type="float">
            <text:p>-42.33</text:p>
          </table:table-cell>
          <table:table-cell table:formula="of:=AVERAGE([.C50:.G50])" office:value-type="float" office:value="0.3324" calcext:value-type="float">
            <text:p>0.3324</text:p>
          </table:table-cell>
          <table:table-cell table:formula="of:=COM.MICROSOFT.STDEV.S([.C50:.G50])" office:value-type="float" office:value="0.00299332590941914" calcext:value-type="float">
            <text:p>0.002993325909419</text:p>
          </table:table-cell>
          <table:table-cell table:formula="of:=AVERAGE([.H50:.L50])" office:value-type="float" office:value="-42.31" calcext:value-type="float">
            <text:p>-42.31</text:p>
          </table:table-cell>
          <table:table-cell table:formula="of:=COM.MICROSOFT.STDEV.S([.H50:.L50])" office:value-type="float" office:value="0.101734949746877" calcext:value-type="float">
            <text:p>0.101734949746877</text:p>
          </table:table-cell>
          <table:table-cell table:number-columns-repeated="1008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-1" calcext:value-type="float">
            <text:p>-1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3121" calcext:value-type="float">
            <text:p>0.3121</text:p>
          </table:table-cell>
          <table:table-cell office:value-type="float" office:value="-40.09" calcext:value-type="float">
            <text:p>-40.09</text:p>
          </table:table-cell>
          <table:table-cell office:value-type="float" office:value="-40.27" calcext:value-type="float">
            <text:p>-40.27</text:p>
          </table:table-cell>
          <table:table-cell office:value-type="float" office:value="-40.32" calcext:value-type="float">
            <text:p>-40.32</text:p>
          </table:table-cell>
          <table:table-cell office:value-type="float" office:value="-40.69" calcext:value-type="float">
            <text:p>-40.69</text:p>
          </table:table-cell>
          <table:table-cell office:value-type="float" office:value="-40.06" calcext:value-type="float">
            <text:p>-40.06</text:p>
          </table:table-cell>
          <table:table-cell table:formula="of:=AVERAGE([.C51:.G51])" office:value-type="float" office:value="0.31182" calcext:value-type="float">
            <text:p>0.31182</text:p>
          </table:table-cell>
          <table:table-cell table:formula="of:=COM.MICROSOFT.STDEV.S([.C51:.G51])" office:value-type="float" office:value="0.000641872261435247" calcext:value-type="float">
            <text:p>0.000641872261435</text:p>
          </table:table-cell>
          <table:table-cell table:formula="of:=AVERAGE([.H51:.L51])" office:value-type="float" office:value="-40.286" calcext:value-type="float">
            <text:p>-40.286</text:p>
          </table:table-cell>
          <table:table-cell table:formula="of:=COM.MICROSOFT.STDEV.S([.H51:.L51])" office:value-type="float" office:value="0.252051582022409" calcext:value-type="float">
            <text:p>0.252051582022409</text:p>
          </table:table-cell>
          <table:table-cell table:number-columns-repeated="100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948" calcext:value-type="float">
            <text:p>0.2948</text:p>
          </table:table-cell>
          <table:table-cell office:value-type="float" office:value="-38.05" calcext:value-type="float">
            <text:p>-38.05</text:p>
          </table:table-cell>
          <table:table-cell office:value-type="float" office:value="-38.3" calcext:value-type="float">
            <text:p>-38.3</text:p>
          </table:table-cell>
          <table:table-cell office:value-type="float" office:value="-38.62" calcext:value-type="float">
            <text:p>-38.62</text:p>
          </table:table-cell>
          <table:table-cell office:value-type="float" office:value="-38.42" calcext:value-type="float">
            <text:p>-38.42</text:p>
          </table:table-cell>
          <table:table-cell office:value-type="float" office:value="-38.35" calcext:value-type="float">
            <text:p>-38.35</text:p>
          </table:table-cell>
          <table:table-cell table:formula="of:=AVERAGE([.C52:.G52])" office:value-type="float" office:value="0.29474" calcext:value-type="float">
            <text:p>0.29474</text:p>
          </table:table-cell>
          <table:table-cell table:formula="of:=COM.MICROSOFT.STDEV.S([.C52:.G52])" office:value-type="float" office:value="0.000642650760522374" calcext:value-type="float">
            <text:p>0.000642650760522</text:p>
          </table:table-cell>
          <table:table-cell table:formula="of:=AVERAGE([.H52:.L52])" office:value-type="float" office:value="-38.348" calcext:value-type="float">
            <text:p>-38.348</text:p>
          </table:table-cell>
          <table:table-cell table:formula="of:=COM.MICROSOFT.STDEV.S([.H52:.L52])" office:value-type="float" office:value="0.206324986368593" calcext:value-type="float">
            <text:p>0.206324986368593</text:p>
          </table:table-cell>
          <table:table-cell table:number-columns-repeated="1008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729" calcext:value-type="float">
            <text:p>0.2729</text:p>
          </table:table-cell>
          <table:table-cell office:value-type="float" office:value="-35.31" calcext:value-type="float">
            <text:p>-35.31</text:p>
          </table:table-cell>
          <table:table-cell office:value-type="float" office:value="-35.38" calcext:value-type="float">
            <text:p>-35.38</text:p>
          </table:table-cell>
          <table:table-cell office:value-type="float" office:value="-35.2" calcext:value-type="float">
            <text:p>-35.2</text:p>
          </table:table-cell>
          <table:table-cell office:value-type="float" office:value="-35.04" calcext:value-type="float">
            <text:p>-35.04</text:p>
          </table:table-cell>
          <table:table-cell office:value-type="float" office:value="-35.31" calcext:value-type="float">
            <text:p>-35.31</text:p>
          </table:table-cell>
          <table:table-cell table:formula="of:=AVERAGE([.C53:.G53])" office:value-type="float" office:value="0.27234" calcext:value-type="float">
            <text:p>0.27234</text:p>
          </table:table-cell>
          <table:table-cell table:formula="of:=COM.MICROSOFT.STDEV.S([.C53:.G53])" office:value-type="float" office:value="0.000512835256198327" calcext:value-type="float">
            <text:p>0.000512835256198</text:p>
          </table:table-cell>
          <table:table-cell table:formula="of:=AVERAGE([.H53:.L53])" office:value-type="float" office:value="-35.248" calcext:value-type="float">
            <text:p>-35.248</text:p>
          </table:table-cell>
          <table:table-cell table:formula="of:=COM.MICROSOFT.STDEV.S([.H53:.L53])" office:value-type="float" office:value="0.13292855223766" calcext:value-type="float">
            <text:p>0.13292855223766</text:p>
          </table:table-cell>
          <table:table-cell table:number-columns-repeated="1008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2524" calcext:value-type="float">
            <text:p>0.2524</text:p>
          </table:table-cell>
          <table:table-cell office:value-type="float" office:value="-32.51" calcext:value-type="float">
            <text:p>-32.51</text:p>
          </table:table-cell>
          <table:table-cell office:value-type="float" office:value="-32.54" calcext:value-type="float">
            <text:p>-32.54</text:p>
          </table:table-cell>
          <table:table-cell office:value-type="float" office:value="-32.23" calcext:value-type="float">
            <text:p>-32.23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41" calcext:value-type="float">
            <text:p>-32.41</text:p>
          </table:table-cell>
          <table:table-cell table:formula="of:=AVERAGE([.C54:.G54])" office:value-type="float" office:value="0.25174" calcext:value-type="float">
            <text:p>0.25174</text:p>
          </table:table-cell>
          <table:table-cell table:formula="of:=COM.MICROSOFT.STDEV.S([.C54:.G54])" office:value-type="float" office:value="0.00104307238483241" calcext:value-type="float">
            <text:p>0.001043072384832</text:p>
          </table:table-cell>
          <table:table-cell table:formula="of:=AVERAGE([.H54:.L54])" office:value-type="float" office:value="-32.434" calcext:value-type="float">
            <text:p>-32.434</text:p>
          </table:table-cell>
          <table:table-cell table:formula="of:=COM.MICROSOFT.STDEV.S([.H54:.L54])" office:value-type="float" office:value="0.123814377194251" calcext:value-type="float">
            <text:p>0.123814377194251</text:p>
          </table:table-cell>
          <table:table-cell table:number-columns-repeated="100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2383" calcext:value-type="float">
            <text:p>0.2383</text:p>
          </table:table-cell>
          <table:table-cell office:value-type="float" office:value="-29.64" calcext:value-type="float">
            <text:p>-29.64</text:p>
          </table:table-cell>
          <table:table-cell office:value-type="float" office:value="-30.18" calcext:value-type="float">
            <text:p>-30.18</text:p>
          </table:table-cell>
          <table:table-cell office:value-type="float" office:value="-30" calcext:value-type="float">
            <text:p>-30</text:p>
          </table:table-cell>
          <table:table-cell office:value-type="float" office:value="-29.97" calcext:value-type="float">
            <text:p>-29.97</text:p>
          </table:table-cell>
          <table:table-cell office:value-type="float" office:value="-30.04" calcext:value-type="float">
            <text:p>-30.04</text:p>
          </table:table-cell>
          <table:table-cell table:formula="of:=AVERAGE([.C55:.G55])" office:value-type="float" office:value="0.23808" calcext:value-type="float">
            <text:p>0.23808</text:p>
          </table:table-cell>
          <table:table-cell table:formula="of:=COM.MICROSOFT.STDEV.S([.C55:.G55])" office:value-type="float" office:value="0.000414728827066552" calcext:value-type="float">
            <text:p>0.000414728827067</text:p>
          </table:table-cell>
          <table:table-cell table:formula="of:=AVERAGE([.H55:.L55])" office:value-type="float" office:value="-29.966" calcext:value-type="float">
            <text:p>-29.966</text:p>
          </table:table-cell>
          <table:table-cell table:formula="of:=COM.MICROSOFT.STDEV.S([.H55:.L55])" office:value-type="float" office:value="0.199198393567819" calcext:value-type="float">
            <text:p>0.199198393567819</text:p>
          </table:table-cell>
          <table:table-cell table:number-columns-repeated="1008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2274" calcext:value-type="float">
            <text:p>0.2274</text:p>
          </table:table-cell>
          <table:table-cell office:value-type="float" office:value="-27.63" calcext:value-type="float">
            <text:p>-27.63</text:p>
          </table:table-cell>
          <table:table-cell office:value-type="float" office:value="-27.49" calcext:value-type="float">
            <text:p>-27.49</text:p>
          </table:table-cell>
          <table:table-cell office:value-type="float" office:value="-27.67" calcext:value-type="float">
            <text:p>-27.67</text:p>
          </table:table-cell>
          <table:table-cell office:value-type="float" office:value="-27.52" calcext:value-type="float">
            <text:p>-27.52</text:p>
          </table:table-cell>
          <table:table-cell office:value-type="float" office:value="-27.57" calcext:value-type="float">
            <text:p>-27.57</text:p>
          </table:table-cell>
          <table:table-cell table:formula="of:=AVERAGE([.C56:.G56])" office:value-type="float" office:value="0.22668" calcext:value-type="float">
            <text:p>0.22668</text:p>
          </table:table-cell>
          <table:table-cell table:formula="of:=COM.MICROSOFT.STDEV.S([.C56:.G56])" office:value-type="float" office:value="0.000725947656515261" calcext:value-type="float">
            <text:p>0.000725947656515</text:p>
          </table:table-cell>
          <table:table-cell table:formula="of:=AVERAGE([.H56:.L56])" office:value-type="float" office:value="-27.576" calcext:value-type="float">
            <text:p>-27.576</text:p>
          </table:table-cell>
          <table:table-cell table:formula="of:=COM.MICROSOFT.STDEV.S([.H56:.L56])" office:value-type="float" office:value="0.0746993975879333" calcext:value-type="float">
            <text:p>0.074699397587933</text:p>
          </table:table-cell>
          <table:table-cell table:number-columns-repeated="100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2166" calcext:value-type="float">
            <text:p>0.2166</text:p>
          </table:table-cell>
          <table:table-cell office:value-type="float" office:value="-25.3" calcext:value-type="float">
            <text:p>-25.3</text:p>
          </table:table-cell>
          <table:table-cell office:value-type="float" office:value="-25.26" calcext:value-type="float">
            <text:p>-25.26</text:p>
          </table:table-cell>
          <table:table-cell office:value-type="float" office:value="-25.34" calcext:value-type="float">
            <text:p>-25.34</text:p>
          </table:table-cell>
          <table:table-cell office:value-type="float" office:value="-25.35" calcext:value-type="float">
            <text:p>-25.35</text:p>
          </table:table-cell>
          <table:table-cell office:value-type="float" office:value="-25.14" calcext:value-type="float">
            <text:p>-25.14</text:p>
          </table:table-cell>
          <table:table-cell table:formula="of:=AVERAGE([.C57:.G57])" office:value-type="float" office:value="0.2169" calcext:value-type="float">
            <text:p>0.2169</text:p>
          </table:table-cell>
          <table:table-cell table:formula="of:=COM.MICROSOFT.STDEV.S([.C57:.G57])" office:value-type="float" office:value="0.000254950975679638" calcext:value-type="float">
            <text:p>0.00025495097568</text:p>
          </table:table-cell>
          <table:table-cell table:formula="of:=AVERAGE([.H57:.L57])" office:value-type="float" office:value="-25.278" calcext:value-type="float">
            <text:p>-25.278</text:p>
          </table:table-cell>
          <table:table-cell table:formula="of:=COM.MICROSOFT.STDEV.S([.H57:.L57])" office:value-type="float" office:value="0.084970583144992" calcext:value-type="float">
            <text:p>0.084970583144992</text:p>
          </table:table-cell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y Mag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5" table:default-cell-style-name="ce4"/>
        <table:table-column table:style-name="co1" table:default-cell-style-name="ce4"/>
        <table:table-column table:style-name="co12" table:default-cell-style-name="ce4"/>
        <table:table-column table:style-name="co13" table:number-columns-repeated="1007" table:default-cell-style-name="ce4"/>
        <table:table-row table:style-name="ro1">
          <table:table-cell table:style-name="ce3" office:value-type="string" calcext:value-type="string">
            <text:p>freq (Hz)</text:p>
          </table:table-cell>
          <table:table-cell table:style-name="ce3" office:value-type="string" calcext:value-type="string">
            <text:p>I_bias (mA)</text:p>
          </table:table-cell>
          <table:table-cell table:style-name="ce3" office:value-type="string" calcext:value-type="string">
            <text:p>Lock-In Voltage (V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5"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138" calcext:value-type="float">
            <text:p>0.2138</text:p>
          </table:table-cell>
          <table:table-cell office:value-type="float" office:value="166.47" calcext:value-type="float">
            <text:p>166.47</text:p>
          </table:table-cell>
          <table:table-cell office:value-type="float" office:value="143.48" calcext:value-type="float">
            <text:p>143.48</text:p>
          </table:table-cell>
          <table:table-cell office:value-type="float" office:value="122.3" calcext:value-type="float">
            <text:p>122.3</text:p>
          </table:table-cell>
          <table:table-cell office:value-type="float" office:value="143.08" calcext:value-type="float">
            <text:p>143.08</text:p>
          </table:table-cell>
          <table:table-cell office:value-type="float" office:value="125.95" calcext:value-type="float">
            <text:p>125.95</text:p>
          </table:table-cell>
          <table:table-cell table:formula="of:=AVERAGE([.D2:.H2])" office:value-type="float" office:value="0.16448" calcext:value-type="float">
            <text:p>0.16448</text:p>
          </table:table-cell>
          <table:table-cell table:formula="of:=COM.MICROSOFT.STDEV.S([.D2:.H2])" office:value-type="float" office:value="0.0510522967162105" calcext:value-type="float">
            <text:p>0.051052296716211</text:p>
          </table:table-cell>
          <table:table-cell table:formula="of:=AVERAGE([.I2:.M2])" office:value-type="float" office:value="140.256" calcext:value-type="float">
            <text:p>140.256</text:p>
          </table:table-cell>
          <table:table-cell table:formula="of:=COM.MICROSOFT.STDEV.S([.I2:.M2])" office:value-type="float" office:value="17.5543621359479" calcext:value-type="float">
            <text:p>17.554362135947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4357" calcext:value-type="float">
            <text:p>0.4357</text:p>
          </table:table-cell>
          <table:table-cell office:value-type="float" office:value="122.05" calcext:value-type="float">
            <text:p>122.05</text:p>
          </table:table-cell>
          <table:table-cell office:value-type="float" office:value="141.73" calcext:value-type="float">
            <text:p>141.73</text:p>
          </table:table-cell>
          <table:table-cell office:value-type="float" office:value="176.45" calcext:value-type="float">
            <text:p>176.45</text:p>
          </table:table-cell>
          <table:table-cell office:value-type="float" office:value="153.83" calcext:value-type="float">
            <text:p>153.83</text:p>
          </table:table-cell>
          <table:table-cell office:value-type="float" office:value="136.85" calcext:value-type="float">
            <text:p>136.85</text:p>
          </table:table-cell>
          <table:table-cell table:formula="of:=AVERAGE([.D3:.H3])" office:value-type="float" office:value="0.36234" calcext:value-type="float">
            <text:p>0.36234</text:p>
          </table:table-cell>
          <table:table-cell table:formula="of:=COM.MICROSOFT.STDEV.S([.D3:.H3])" office:value-type="float" office:value="0.0634408622261709" calcext:value-type="float">
            <text:p>0.063440862226171</text:p>
          </table:table-cell>
          <table:table-cell table:formula="of:=AVERAGE([.I3:.M3])" office:value-type="float" office:value="146.182" calcext:value-type="float">
            <text:p>146.182</text:p>
          </table:table-cell>
          <table:table-cell table:formula="of:=COM.MICROSOFT.STDEV.S([.I3:.M3])" office:value-type="float" office:value="20.3954877362617" calcext:value-type="float">
            <text:p>20.395487736261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254" calcext:value-type="float">
            <text:p>0.3254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3363" calcext:value-type="float">
            <text:p>0.3363</text:p>
          </table:table-cell>
          <table:table-cell office:value-type="float" office:value="148.65" calcext:value-type="float">
            <text:p>148.65</text:p>
          </table:table-cell>
          <table:table-cell office:value-type="float" office:value="156.3" calcext:value-type="float">
            <text:p>156.3</text:p>
          </table:table-cell>
          <table:table-cell office:value-type="float" office:value="114.58" calcext:value-type="float">
            <text:p>114.58</text:p>
          </table:table-cell>
          <table:table-cell office:value-type="float" office:value="154.73" calcext:value-type="float">
            <text:p>154.73</text:p>
          </table:table-cell>
          <table:table-cell office:value-type="float" office:value="155.75" calcext:value-type="float">
            <text:p>155.75</text:p>
          </table:table-cell>
          <table:table-cell table:formula="of:=AVERAGE([.D4:.H4])" office:value-type="float" office:value="0.36034" calcext:value-type="float">
            <text:p>0.36034</text:p>
          </table:table-cell>
          <table:table-cell table:formula="of:=COM.MICROSOFT.STDEV.S([.D4:.H4])" office:value-type="float" office:value="0.0441045689243189" calcext:value-type="float">
            <text:p>0.044104568924319</text:p>
          </table:table-cell>
          <table:table-cell table:formula="of:=AVERAGE([.I4:.M4])" office:value-type="float" office:value="146.002" calcext:value-type="float">
            <text:p>146.002</text:p>
          </table:table-cell>
          <table:table-cell table:formula="of:=COM.MICROSOFT.STDEV.S([.I4:.M4])" office:value-type="float" office:value="17.8297804248959" calcext:value-type="float">
            <text:p>17.829780424895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5099" calcext:value-type="float">
            <text:p>0.5099</text:p>
          </table:table-cell>
          <table:table-cell office:value-type="float" office:value="140.73" calcext:value-type="float">
            <text:p>140.73</text:p>
          </table:table-cell>
          <table:table-cell office:value-type="float" office:value="130.81" calcext:value-type="float">
            <text:p>130.81</text:p>
          </table:table-cell>
          <table:table-cell office:value-type="float" office:value="159.19" calcext:value-type="float">
            <text:p>159.19</text:p>
          </table:table-cell>
          <table:table-cell office:value-type="float" office:value="140.11" calcext:value-type="float">
            <text:p>140.11</text:p>
          </table:table-cell>
          <table:table-cell office:value-type="float" office:value="124.11" calcext:value-type="float">
            <text:p>124.11</text:p>
          </table:table-cell>
          <table:table-cell table:formula="of:=AVERAGE([.D5:.H5])" office:value-type="float" office:value="0.51468" calcext:value-type="float">
            <text:p>0.51468</text:p>
          </table:table-cell>
          <table:table-cell table:formula="of:=COM.MICROSOFT.STDEV.S([.D5:.H5])" office:value-type="float" office:value="0.0810428713706517" calcext:value-type="float">
            <text:p>0.081042871370652</text:p>
          </table:table-cell>
          <table:table-cell table:formula="of:=AVERAGE([.I5:.M5])" office:value-type="float" office:value="138.99" calcext:value-type="float">
            <text:p>138.99</text:p>
          </table:table-cell>
          <table:table-cell table:formula="of:=COM.MICROSOFT.STDEV.S([.I5:.M5])" office:value-type="float" office:value="13.2348857191893" calcext:value-type="float">
            <text:p>13.2348857191893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5953" calcext:value-type="float">
            <text:p>0.595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37.68" calcext:value-type="float">
            <text:p>137.68</text:p>
          </table:table-cell>
          <table:table-cell office:value-type="float" office:value="140.79" calcext:value-type="float">
            <text:p>140.79</text:p>
          </table:table-cell>
          <table:table-cell office:value-type="float" office:value="142.11" calcext:value-type="float">
            <text:p>142.11</text:p>
          </table:table-cell>
          <table:table-cell office:value-type="float" office:value="144.41" calcext:value-type="float">
            <text:p>144.41</text:p>
          </table:table-cell>
          <table:table-cell table:formula="of:=AVERAGE([.D6:.H6])" office:value-type="float" office:value="0.60814" calcext:value-type="float">
            <text:p>0.60814</text:p>
          </table:table-cell>
          <table:table-cell table:formula="of:=COM.MICROSOFT.STDEV.S([.D6:.H6])" office:value-type="float" office:value="0.0432615649277739" calcext:value-type="float">
            <text:p>0.043261564927774</text:p>
          </table:table-cell>
          <table:table-cell table:formula="of:=AVERAGE([.I6:.M6])" office:value-type="float" office:value="142.5" calcext:value-type="float">
            <text:p>142.5</text:p>
          </table:table-cell>
          <table:table-cell table:formula="of:=COM.MICROSOFT.STDEV.S([.I6:.M6])" office:value-type="float" office:value="3.71001347706446" calcext:value-type="float">
            <text:p>3.71001347706446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7274" calcext:value-type="float">
            <text:p>0.7274</text:p>
          </table:table-cell>
          <table:table-cell office:value-type="float" office:value="130.45" calcext:value-type="float">
            <text:p>130.45</text:p>
          </table:table-cell>
          <table:table-cell office:value-type="float" office:value="138.63" calcext:value-type="float">
            <text:p>138.63</text:p>
          </table:table-cell>
          <table:table-cell office:value-type="float" office:value="136.91" calcext:value-type="float">
            <text:p>136.91</text:p>
          </table:table-cell>
          <table:table-cell office:value-type="float" office:value="139.92" calcext:value-type="float">
            <text:p>139.92</text:p>
          </table:table-cell>
          <table:table-cell office:value-type="float" office:value="144.73" calcext:value-type="float">
            <text:p>144.73</text:p>
          </table:table-cell>
          <table:table-cell table:formula="of:=AVERAGE([.D7:.H7])" office:value-type="float" office:value="0.73012" calcext:value-type="float">
            <text:p>0.73012</text:p>
          </table:table-cell>
          <table:table-cell table:formula="of:=COM.MICROSOFT.STDEV.S([.D7:.H7])" office:value-type="float" office:value="0.106622591414765" calcext:value-type="float">
            <text:p>0.106622591414765</text:p>
          </table:table-cell>
          <table:table-cell table:formula="of:=AVERAGE([.I7:.M7])" office:value-type="float" office:value="138.128" calcext:value-type="float">
            <text:p>138.128</text:p>
          </table:table-cell>
          <table:table-cell table:formula="of:=COM.MICROSOFT.STDEV.S([.I7:.M7])" office:value-type="float" office:value="5.18374574993797" calcext:value-type="float">
            <text:p>5.1837457499379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827" calcext:value-type="float">
            <text:p>0.827</text:p>
          </table:table-cell>
          <table:table-cell office:value-type="float" office:value="0.917" calcext:value-type="float">
            <text:p>0.917</text:p>
          </table:table-cell>
          <table:table-cell office:value-type="float" office:value="139.7" calcext:value-type="float">
            <text:p>139.7</text:p>
          </table:table-cell>
          <table:table-cell office:value-type="float" office:value="147.01" calcext:value-type="float">
            <text:p>147.01</text:p>
          </table:table-cell>
          <table:table-cell office:value-type="float" office:value="139.42" calcext:value-type="float">
            <text:p>139.42</text:p>
          </table:table-cell>
          <table:table-cell office:value-type="float" office:value="145.79" calcext:value-type="float">
            <text:p>145.79</text:p>
          </table:table-cell>
          <table:table-cell office:value-type="float" office:value="144.2" calcext:value-type="float">
            <text:p>144.2</text:p>
          </table:table-cell>
          <table:table-cell table:formula="of:=AVERAGE([.D8:.H8])" office:value-type="float" office:value="0.87012" calcext:value-type="float">
            <text:p>0.87012</text:p>
          </table:table-cell>
          <table:table-cell table:formula="of:=COM.MICROSOFT.STDEV.S([.D8:.H8])" office:value-type="float" office:value="0.0643505788629753" calcext:value-type="float">
            <text:p>0.064350578862975</text:p>
          </table:table-cell>
          <table:table-cell table:formula="of:=AVERAGE([.I8:.M8])" office:value-type="float" office:value="143.224" calcext:value-type="float">
            <text:p>143.224</text:p>
          </table:table-cell>
          <table:table-cell table:formula="of:=COM.MICROSOFT.STDEV.S([.I8:.M8])" office:value-type="float" office:value="3.4914080254247" calcext:value-type="float">
            <text:p>3.491408025424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313" calcext:value-type="float">
            <text:p>1.0313</text:p>
          </table:table-cell>
          <table:table-cell office:value-type="float" office:value="0.9917" calcext:value-type="float">
            <text:p>0.9917</text:p>
          </table:table-cell>
          <table:table-cell office:value-type="float" office:value="1.0263" calcext:value-type="float">
            <text:p>1.0263</text:p>
          </table:table-cell>
          <table:table-cell office:value-type="float" office:value="1.071" calcext:value-type="float">
            <text:p>1.071</text:p>
          </table:table-cell>
          <table:table-cell office:value-type="float" office:value="0.834" calcext:value-type="float">
            <text:p>0.834</text:p>
          </table:table-cell>
          <table:table-cell office:value-type="float" office:value="151.43" calcext:value-type="float">
            <text:p>151.43</text:p>
          </table:table-cell>
          <table:table-cell office:value-type="float" office:value="137.43" calcext:value-type="float">
            <text:p>137.43</text:p>
          </table:table-cell>
          <table:table-cell office:value-type="float" office:value="144.85" calcext:value-type="float">
            <text:p>144.85</text:p>
          </table:table-cell>
          <table:table-cell office:value-type="float" office:value="146.43" calcext:value-type="float">
            <text:p>146.43</text:p>
          </table:table-cell>
          <table:table-cell office:value-type="float" office:value="148.73" calcext:value-type="float">
            <text:p>148.73</text:p>
          </table:table-cell>
          <table:table-cell table:formula="of:=AVERAGE([.D9:.H9])" office:value-type="float" office:value="0.99086" calcext:value-type="float">
            <text:p>0.99086</text:p>
          </table:table-cell>
          <table:table-cell table:formula="of:=COM.MICROSOFT.STDEV.S([.D9:.H9])" office:value-type="float" office:value="0.0920863344910634" calcext:value-type="float">
            <text:p>0.092086334491063</text:p>
          </table:table-cell>
          <table:table-cell table:formula="of:=AVERAGE([.I9:.M9])" office:value-type="float" office:value="145.774" calcext:value-type="float">
            <text:p>145.774</text:p>
          </table:table-cell>
          <table:table-cell table:formula="of:=COM.MICROSOFT.STDEV.S([.I9:.M9])" office:value-type="float" office:value="5.28286664605496" calcext:value-type="float">
            <text:p>5.28286664605496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2293" calcext:value-type="float">
            <text:p>1.2293</text:p>
          </table:table-cell>
          <table:table-cell office:value-type="float" office:value="1.1797" calcext:value-type="float">
            <text:p>1.1797</text:p>
          </table:table-cell>
          <table:table-cell office:value-type="float" office:value="1.2405" calcext:value-type="float">
            <text:p>1.2405</text:p>
          </table:table-cell>
          <table:table-cell office:value-type="float" office:value="1.2344" calcext:value-type="float">
            <text:p>1.2344</text:p>
          </table:table-cell>
          <table:table-cell office:value-type="float" office:value="1.3505" calcext:value-type="float">
            <text:p>1.3505</text:p>
          </table:table-cell>
          <table:table-cell office:value-type="float" office:value="140.84" calcext:value-type="float">
            <text:p>140.84</text:p>
          </table:table-cell>
          <table:table-cell office:value-type="float" office:value="143.23" calcext:value-type="float">
            <text:p>143.23</text:p>
          </table:table-cell>
          <table:table-cell office:value-type="float" office:value="147.23" calcext:value-type="float">
            <text:p>147.23</text:p>
          </table:table-cell>
          <table:table-cell office:value-type="float" office:value="139.3" calcext:value-type="float">
            <text:p>139.3</text:p>
          </table:table-cell>
          <table:table-cell office:value-type="float" office:value="144.66" calcext:value-type="float">
            <text:p>144.66</text:p>
          </table:table-cell>
          <table:table-cell table:formula="of:=AVERAGE([.D10:.H10])" office:value-type="float" office:value="1.24688" calcext:value-type="float">
            <text:p>1.24688</text:p>
          </table:table-cell>
          <table:table-cell table:formula="of:=COM.MICROSOFT.STDEV.S([.D10:.H10])" office:value-type="float" office:value="0.062760991069294" calcext:value-type="float">
            <text:p>0.062760991069294</text:p>
          </table:table-cell>
          <table:table-cell table:formula="of:=AVERAGE([.I10:.M10])" office:value-type="float" office:value="143.052" calcext:value-type="float">
            <text:p>143.052</text:p>
          </table:table-cell>
          <table:table-cell table:formula="of:=COM.MICROSOFT.STDEV.S([.I10:.M10])" office:value-type="float" office:value="3.12423910736678" calcext:value-type="float">
            <text:p>3.1242391073667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01" calcext:value-type="float">
            <text:p>1.501</text:p>
          </table:table-cell>
          <table:table-cell office:value-type="float" office:value="1.3572" calcext:value-type="float">
            <text:p>1.3572</text:p>
          </table:table-cell>
          <table:table-cell office:value-type="float" office:value="1.5255" calcext:value-type="float">
            <text:p>1.5255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3949" calcext:value-type="float">
            <text:p>1.3949</text:p>
          </table:table-cell>
          <table:table-cell office:value-type="float" office:value="139.02" calcext:value-type="float">
            <text:p>139.02</text:p>
          </table:table-cell>
          <table:table-cell office:value-type="float" office:value="144.83" calcext:value-type="float">
            <text:p>144.83</text:p>
          </table:table-cell>
          <table:table-cell office:value-type="float" office:value="141.66" calcext:value-type="float">
            <text:p>141.66</text:p>
          </table:table-cell>
          <table:table-cell office:value-type="float" office:value="141.05" calcext:value-type="float">
            <text:p>141.05</text:p>
          </table:table-cell>
          <table:table-cell office:value-type="float" office:value="145.04" calcext:value-type="float">
            <text:p>145.04</text:p>
          </table:table-cell>
          <table:table-cell table:formula="of:=AVERAGE([.D11:.H11])" office:value-type="float" office:value="1.43734" calcext:value-type="float">
            <text:p>1.43734</text:p>
          </table:table-cell>
          <table:table-cell table:formula="of:=COM.MICROSOFT.STDEV.S([.D11:.H11])" office:value-type="float" office:value="0.0722899232258549" calcext:value-type="float">
            <text:p>0.072289923225855</text:p>
          </table:table-cell>
          <table:table-cell table:formula="of:=AVERAGE([.I11:.M11])" office:value-type="float" office:value="142.32" calcext:value-type="float">
            <text:p>142.32</text:p>
          </table:table-cell>
          <table:table-cell table:formula="of:=COM.MICROSOFT.STDEV.S([.I11:.M11])" office:value-type="float" office:value="2.5805522664732" calcext:value-type="float">
            <text:p>2.580552266473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6566" calcext:value-type="float">
            <text:p>1.6566</text:p>
          </table:table-cell>
          <table:table-cell office:value-type="float" office:value="1.8024" calcext:value-type="float">
            <text:p>1.8024</text:p>
          </table:table-cell>
          <table:table-cell office:value-type="float" office:value="1.7791" calcext:value-type="float">
            <text:p>1.7791</text:p>
          </table:table-cell>
          <table:table-cell office:value-type="float" office:value="1.7796" calcext:value-type="float">
            <text:p>1.7796</text:p>
          </table:table-cell>
          <table:table-cell office:value-type="float" office:value="1.6969" calcext:value-type="float">
            <text:p>1.6969</text:p>
          </table:table-cell>
          <table:table-cell office:value-type="float" office:value="135.45" calcext:value-type="float">
            <text:p>135.45</text:p>
          </table:table-cell>
          <table:table-cell office:value-type="float" office:value="143.39" calcext:value-type="float">
            <text:p>143.39</text:p>
          </table:table-cell>
          <table:table-cell office:value-type="float" office:value="139" calcext:value-type="float">
            <text:p>139</text:p>
          </table:table-cell>
          <table:table-cell office:value-type="float" office:value="141.16" calcext:value-type="float">
            <text:p>141.16</text:p>
          </table:table-cell>
          <table:table-cell office:value-type="float" office:value="142.16" calcext:value-type="float">
            <text:p>142.16</text:p>
          </table:table-cell>
          <table:table-cell table:formula="of:=AVERAGE([.D12:.H12])" office:value-type="float" office:value="1.74292" calcext:value-type="float">
            <text:p>1.74292</text:p>
          </table:table-cell>
          <table:table-cell table:formula="of:=COM.MICROSOFT.STDEV.S([.D12:.H12])" office:value-type="float" office:value="0.0627719443700767" calcext:value-type="float">
            <text:p>0.062771944370077</text:p>
          </table:table-cell>
          <table:table-cell table:formula="of:=AVERAGE([.I12:.M12])" office:value-type="float" office:value="140.232" calcext:value-type="float">
            <text:p>140.232</text:p>
          </table:table-cell>
          <table:table-cell table:formula="of:=COM.MICROSOFT.STDEV.S([.I12:.M12])" office:value-type="float" office:value="3.11996314080792" calcext:value-type="float">
            <text:p>3.1199631408079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9774" calcext:value-type="float">
            <text:p>1.9774</text:p>
          </table:table-cell>
          <table:table-cell office:value-type="float" office:value="2.046" calcext:value-type="float">
            <text:p>2.046</text:p>
          </table:table-cell>
          <table:table-cell office:value-type="float" office:value="2.012" calcext:value-type="float">
            <text:p>2.012</text:p>
          </table:table-cell>
          <table:table-cell office:value-type="float" office:value="1.9841" calcext:value-type="float">
            <text:p>1.9841</text:p>
          </table:table-cell>
          <table:table-cell office:value-type="float" office:value="2.163" calcext:value-type="float">
            <text:p>2.163</text:p>
          </table:table-cell>
          <table:table-cell office:value-type="float" office:value="142.49" calcext:value-type="float">
            <text:p>142.49</text:p>
          </table:table-cell>
          <table:table-cell office:value-type="float" office:value="144.44" calcext:value-type="float">
            <text:p>144.44</text:p>
          </table:table-cell>
          <table:table-cell office:value-type="float" office:value="143.77" calcext:value-type="float">
            <text:p>143.77</text:p>
          </table:table-cell>
          <table:table-cell office:value-type="float" office:value="141.24" calcext:value-type="float">
            <text:p>141.24</text:p>
          </table:table-cell>
          <table:table-cell office:value-type="float" office:value="141.49" calcext:value-type="float">
            <text:p>141.49</text:p>
          </table:table-cell>
          <table:table-cell table:formula="of:=AVERAGE([.D13:.H13])" office:value-type="float" office:value="2.0365" calcext:value-type="float">
            <text:p>2.0365</text:p>
          </table:table-cell>
          <table:table-cell table:formula="of:=COM.MICROSOFT.STDEV.S([.D13:.H13])" office:value-type="float" office:value="0.0757154541688814" calcext:value-type="float">
            <text:p>0.075715454168882</text:p>
          </table:table-cell>
          <table:table-cell table:formula="of:=AVERAGE([.I13:.M13])" office:value-type="float" office:value="142.686" calcext:value-type="float">
            <text:p>142.686</text:p>
          </table:table-cell>
          <table:table-cell table:formula="of:=COM.MICROSOFT.STDEV.S([.I13:.M13])" office:value-type="float" office:value="1.39743693954324" calcext:value-type="float">
            <text:p>1.3974369395432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257" calcext:value-type="float">
            <text:p>2.257</text:p>
          </table:table-cell>
          <table:table-cell office:value-type="float" office:value="2.252" calcext:value-type="float">
            <text:p>2.252</text:p>
          </table:table-cell>
          <table:table-cell office:value-type="float" office:value="2.271" calcext:value-type="float">
            <text:p>2.271</text:p>
          </table:table-cell>
          <table:table-cell office:value-type="float" office:value="2.123" calcext:value-type="float">
            <text:p>2.123</text:p>
          </table:table-cell>
          <table:table-cell office:value-type="float" office:value="2.338" calcext:value-type="float">
            <text:p>2.338</text:p>
          </table:table-cell>
          <table:table-cell office:value-type="float" office:value="142.09" calcext:value-type="float">
            <text:p>142.09</text:p>
          </table:table-cell>
          <table:table-cell office:value-type="float" office:value="145.3" calcext:value-type="float">
            <text:p>145.3</text:p>
          </table:table-cell>
          <table:table-cell office:value-type="float" office:value="141.96" calcext:value-type="float">
            <text:p>141.96</text:p>
          </table:table-cell>
          <table:table-cell office:value-type="float" office:value="138.65" calcext:value-type="float">
            <text:p>138.65</text:p>
          </table:table-cell>
          <table:table-cell office:value-type="float" office:value="141.13" calcext:value-type="float">
            <text:p>141.13</text:p>
          </table:table-cell>
          <table:table-cell table:formula="of:=AVERAGE([.D14:.H14])" office:value-type="float" office:value="2.2482" calcext:value-type="float">
            <text:p>2.2482</text:p>
          </table:table-cell>
          <table:table-cell table:formula="of:=COM.MICROSOFT.STDEV.S([.D14:.H14])" office:value-type="float" office:value="0.0780237143437813" calcext:value-type="float">
            <text:p>0.078023714343781</text:p>
          </table:table-cell>
          <table:table-cell table:formula="of:=AVERAGE([.I14:.M14])" office:value-type="float" office:value="141.826" calcext:value-type="float">
            <text:p>141.826</text:p>
          </table:table-cell>
          <table:table-cell table:formula="of:=COM.MICROSOFT.STDEV.S([.I14:.M14])" office:value-type="float" office:value="2.38367992817828" calcext:value-type="float">
            <text:p>2.3836799281782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414" calcext:value-type="float">
            <text:p>2.414</text:p>
          </table:table-cell>
          <table:table-cell office:value-type="float" office:value="2.687" calcext:value-type="float">
            <text:p>2.687</text:p>
          </table:table-cell>
          <table:table-cell office:value-type="float" office:value="2.54" calcext:value-type="float">
            <text:p>2.54</text:p>
          </table:table-cell>
          <table:table-cell office:value-type="float" office:value="2.572" calcext:value-type="float">
            <text:p>2.572</text:p>
          </table:table-cell>
          <table:table-cell office:value-type="float" office:value="2.603" calcext:value-type="float">
            <text:p>2.603</text:p>
          </table:table-cell>
          <table:table-cell office:value-type="float" office:value="140.36" calcext:value-type="float">
            <text:p>140.3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6.71" calcext:value-type="float">
            <text:p>146.71</text:p>
          </table:table-cell>
          <table:table-cell office:value-type="float" office:value="142.52" calcext:value-type="float">
            <text:p>142.52</text:p>
          </table:table-cell>
          <table:table-cell office:value-type="float" office:value="144.68" calcext:value-type="float">
            <text:p>144.68</text:p>
          </table:table-cell>
          <table:table-cell table:formula="of:=AVERAGE([.D15:.H15])" office:value-type="float" office:value="2.5632" calcext:value-type="float">
            <text:p>2.5632</text:p>
          </table:table-cell>
          <table:table-cell table:formula="of:=COM.MICROSOFT.STDEV.S([.D15:.H15])" office:value-type="float" office:value="0.0997331439392141" calcext:value-type="float">
            <text:p>0.099733143939214</text:p>
          </table:table-cell>
          <table:table-cell table:formula="of:=AVERAGE([.I15:.M15])" office:value-type="float" office:value="143.264" calcext:value-type="float">
            <text:p>143.264</text:p>
          </table:table-cell>
          <table:table-cell table:formula="of:=COM.MICROSOFT.STDEV.S([.I15:.M15])" office:value-type="float" office:value="2.46680562671646" calcext:value-type="float">
            <text:p>2.46680562671646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888" calcext:value-type="float">
            <text:p>0.0888</text:p>
          </table:table-cell>
          <table:table-cell office:value-type="float" office:value="-52.08" calcext:value-type="float">
            <text:p>-52.08</text:p>
          </table:table-cell>
          <table:table-cell office:value-type="float" office:value="-66.7" calcext:value-type="float">
            <text:p>-66.7</text:p>
          </table:table-cell>
          <table:table-cell office:value-type="float" office:value="-1.77" calcext:value-type="float">
            <text:p>-1.77</text:p>
          </table:table-cell>
          <table:table-cell office:value-type="float" office:value="-30.72" calcext:value-type="float">
            <text:p>-30.72</text:p>
          </table:table-cell>
          <table:table-cell office:value-type="float" office:value="-38.2" calcext:value-type="float">
            <text:p>-38.2</text:p>
          </table:table-cell>
          <table:table-cell table:formula="of:=AVERAGE([.D16:.H16])" office:value-type="float" office:value="0.14888" calcext:value-type="float">
            <text:p>0.14888</text:p>
          </table:table-cell>
          <table:table-cell table:formula="of:=COM.MICROSOFT.STDEV.S([.D16:.H16])" office:value-type="float" office:value="0.0497554720608698" calcext:value-type="float">
            <text:p>0.04975547206087</text:p>
          </table:table-cell>
          <table:table-cell table:formula="of:=AVERAGE([.I16:.M16])" office:value-type="float" office:value="-37.894" calcext:value-type="float">
            <text:p>-37.894</text:p>
          </table:table-cell>
          <table:table-cell table:formula="of:=COM.MICROSOFT.STDEV.S([.I16:.M16])" office:value-type="float" office:value="24.4311866269324" calcext:value-type="float">
            <text:p>24.431186626932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2661" calcext:value-type="float">
            <text:p>0.2661</text:p>
          </table:table-cell>
          <table:table-cell office:value-type="float" office:value="-53.18" calcext:value-type="float">
            <text:p>-53.18</text:p>
          </table:table-cell>
          <table:table-cell office:value-type="float" office:value="-28.4" calcext:value-type="float">
            <text:p>-28.4</text:p>
          </table:table-cell>
          <table:table-cell office:value-type="float" office:value="-15.83" calcext:value-type="float">
            <text:p>-15.83</text:p>
          </table:table-cell>
          <table:table-cell office:value-type="float" office:value="-33.91" calcext:value-type="float">
            <text:p>-33.91</text:p>
          </table:table-cell>
          <table:table-cell office:value-type="float" office:value="-33.21" calcext:value-type="float">
            <text:p>-33.21</text:p>
          </table:table-cell>
          <table:table-cell table:formula="of:=AVERAGE([.D17:.H17])" office:value-type="float" office:value="0.2353" calcext:value-type="float">
            <text:p>0.2353</text:p>
          </table:table-cell>
          <table:table-cell table:formula="of:=COM.MICROSOFT.STDEV.S([.D17:.H17])" office:value-type="float" office:value="0.0658168671390549" calcext:value-type="float">
            <text:p>0.065816867139055</text:p>
          </table:table-cell>
          <table:table-cell table:formula="of:=AVERAGE([.I17:.M17])" office:value-type="float" office:value="-32.906" calcext:value-type="float">
            <text:p>-32.906</text:p>
          </table:table-cell>
          <table:table-cell table:formula="of:=COM.MICROSOFT.STDEV.S([.I17:.M17])" office:value-type="float" office:value="13.4538964616203" calcext:value-type="float">
            <text:p>13.4538964616203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119" calcext:value-type="float">
            <text:p>0.3119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3097" calcext:value-type="float">
            <text:p>0.3097</text:p>
          </table:table-cell>
          <table:table-cell office:value-type="float" office:value="-38.95" calcext:value-type="float">
            <text:p>-38.95</text:p>
          </table:table-cell>
          <table:table-cell office:value-type="float" office:value="-38.06" calcext:value-type="float">
            <text:p>-38.06</text:p>
          </table:table-cell>
          <table:table-cell office:value-type="float" office:value="-21.1" calcext:value-type="float">
            <text:p>-21.1</text:p>
          </table:table-cell>
          <table:table-cell office:value-type="float" office:value="-32.66" calcext:value-type="float">
            <text:p>-32.66</text:p>
          </table:table-cell>
          <table:table-cell office:value-type="float" office:value="-37.93" calcext:value-type="float">
            <text:p>-37.93</text:p>
          </table:table-cell>
          <table:table-cell table:formula="of:=AVERAGE([.D18:.H18])" office:value-type="float" office:value="0.34698" calcext:value-type="float">
            <text:p>0.34698</text:p>
          </table:table-cell>
          <table:table-cell table:formula="of:=COM.MICROSOFT.STDEV.S([.D18:.H18])" office:value-type="float" office:value="0.0860849406110035" calcext:value-type="float">
            <text:p>0.086084940611004</text:p>
          </table:table-cell>
          <table:table-cell table:formula="of:=AVERAGE([.I18:.M18])" office:value-type="float" office:value="-33.74" calcext:value-type="float">
            <text:p>-33.74</text:p>
          </table:table-cell>
          <table:table-cell table:formula="of:=COM.MICROSOFT.STDEV.S([.I18:.M18])" office:value-type="float" office:value="7.48830087536552" calcext:value-type="float">
            <text:p>7.4883008753655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442" calcext:value-type="float">
            <text:p>0.442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5119" calcext:value-type="float">
            <text:p>0.5119</text:p>
          </table:table-cell>
          <table:table-cell office:value-type="float" office:value="-33.39" calcext:value-type="float">
            <text:p>-33.39</text:p>
          </table:table-cell>
          <table:table-cell office:value-type="float" office:value="-28.45" calcext:value-type="float">
            <text:p>-28.45</text:p>
          </table:table-cell>
          <table:table-cell office:value-type="float" office:value="-49.28" calcext:value-type="float">
            <text:p>-49.28</text:p>
          </table:table-cell>
          <table:table-cell office:value-type="float" office:value="-32.81" calcext:value-type="float">
            <text:p>-32.81</text:p>
          </table:table-cell>
          <table:table-cell office:value-type="float" office:value="-35.4" calcext:value-type="float">
            <text:p>-35.4</text:p>
          </table:table-cell>
          <table:table-cell table:formula="of:=AVERAGE([.D19:.H19])" office:value-type="float" office:value="0.49126" calcext:value-type="float">
            <text:p>0.49126</text:p>
          </table:table-cell>
          <table:table-cell table:formula="of:=COM.MICROSOFT.STDEV.S([.D19:.H19])" office:value-type="float" office:value="0.0658345122257316" calcext:value-type="float">
            <text:p>0.065834512225732</text:p>
          </table:table-cell>
          <table:table-cell table:formula="of:=AVERAGE([.I19:.M19])" office:value-type="float" office:value="-35.866" calcext:value-type="float">
            <text:p>-35.866</text:p>
          </table:table-cell>
          <table:table-cell table:formula="of:=COM.MICROSOFT.STDEV.S([.I19:.M19])" office:value-type="float" office:value="7.91548040235083" calcext:value-type="float">
            <text:p>7.91548040235083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.25" calcext:value-type="float">
            <text:p>1.25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5913" calcext:value-type="float">
            <text:p>0.5913</text:p>
          </table:table-cell>
          <table:table-cell office:value-type="float" office:value="0.6038" calcext:value-type="float">
            <text:p>0.6038</text:p>
          </table:table-cell>
          <table:table-cell office:value-type="float" office:value="-37.6" calcext:value-type="float">
            <text:p>-37.6</text:p>
          </table:table-cell>
          <table:table-cell office:value-type="float" office:value="-79.84" calcext:value-type="float">
            <text:p>-79.84</text:p>
          </table:table-cell>
          <table:table-cell office:value-type="float" office:value="-27.01" calcext:value-type="float">
            <text:p>-27.01</text:p>
          </table:table-cell>
          <table:table-cell office:value-type="float" office:value="-38.89" calcext:value-type="float">
            <text:p>-38.89</text:p>
          </table:table-cell>
          <table:table-cell office:value-type="float" office:value="-33.31" calcext:value-type="float">
            <text:p>-33.31</text:p>
          </table:table-cell>
          <table:table-cell table:formula="of:=AVERAGE([.D20:.H20])" office:value-type="float" office:value="0.62558" calcext:value-type="float">
            <text:p>0.62558</text:p>
          </table:table-cell>
          <table:table-cell table:formula="of:=COM.MICROSOFT.STDEV.S([.D20:.H20])" office:value-type="float" office:value="0.0390035511203788" calcext:value-type="float">
            <text:p>0.039003551120379</text:p>
          </table:table-cell>
          <table:table-cell table:formula="of:=AVERAGE([.I20:.M20])" office:value-type="float" office:value="-43.33" calcext:value-type="float">
            <text:p>-43.33</text:p>
          </table:table-cell>
          <table:table-cell table:formula="of:=COM.MICROSOFT.STDEV.S([.I20:.M20])" office:value-type="float" office:value="20.9300585283463" calcext:value-type="float">
            <text:p>20.9300585283463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70688" calcext:value-type="float">
            <text:p>0.70688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7604" calcext:value-type="float">
            <text:p>0.7604</text:p>
          </table:table-cell>
          <table:table-cell office:value-type="float" office:value="-31.77" calcext:value-type="float">
            <text:p>-31.77</text:p>
          </table:table-cell>
          <table:table-cell office:value-type="float" office:value="-44.84" calcext:value-type="float">
            <text:p>-44.84</text:p>
          </table:table-cell>
          <table:table-cell office:value-type="float" office:value="-20.82" calcext:value-type="float">
            <text:p>-20.82</text:p>
          </table:table-cell>
          <table:table-cell office:value-type="float" office:value="-31.84" calcext:value-type="float">
            <text:p>-31.84</text:p>
          </table:table-cell>
          <table:table-cell office:value-type="float" office:value="-48.8" calcext:value-type="float">
            <text:p>-48.8</text:p>
          </table:table-cell>
          <table:table-cell table:formula="of:=AVERAGE([.D21:.H21])" office:value-type="float" office:value="0.780916" calcext:value-type="float">
            <text:p>0.780916</text:p>
          </table:table-cell>
          <table:table-cell table:formula="of:=COM.MICROSOFT.STDEV.S([.D21:.H21])" office:value-type="float" office:value="0.063976966792745" calcext:value-type="float">
            <text:p>0.063976966792745</text:p>
          </table:table-cell>
          <table:table-cell table:formula="of:=AVERAGE([.I21:.M21])" office:value-type="float" office:value="-35.614" calcext:value-type="float">
            <text:p>-35.614</text:p>
          </table:table-cell>
          <table:table-cell table:formula="of:=COM.MICROSOFT.STDEV.S([.I21:.M21])" office:value-type="float" office:value="11.2569036595327" calcext:value-type="float">
            <text:p>11.256903659532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.75" calcext:value-type="float">
            <text:p>1.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819" calcext:value-type="float">
            <text:p>0.8819</text:p>
          </table:table-cell>
          <table:table-cell office:value-type="float" office:value="-31.69" calcext:value-type="float">
            <text:p>-31.69</text:p>
          </table:table-cell>
          <table:table-cell office:value-type="float" office:value="-44.84" calcext:value-type="float">
            <text:p>-44.84</text:p>
          </table:table-cell>
          <table:table-cell office:value-type="float" office:value="-20.82" calcext:value-type="float">
            <text:p>-20.82</text:p>
          </table:table-cell>
          <table:table-cell office:value-type="float" office:value="-31.84" calcext:value-type="float">
            <text:p>-31.84</text:p>
          </table:table-cell>
          <table:table-cell office:value-type="float" office:value="-48.8" calcext:value-type="float">
            <text:p>-48.8</text:p>
          </table:table-cell>
          <table:table-cell table:formula="of:=AVERAGE([.D22:.H22])" office:value-type="float" office:value="0.83102" calcext:value-type="float">
            <text:p>0.83102</text:p>
          </table:table-cell>
          <table:table-cell table:formula="of:=COM.MICROSOFT.STDEV.S([.D22:.H22])" office:value-type="float" office:value="0.0410196538259406" calcext:value-type="float">
            <text:p>0.041019653825941</text:p>
          </table:table-cell>
          <table:table-cell table:formula="of:=AVERAGE([.I22:.M22])" office:value-type="float" office:value="-35.598" calcext:value-type="float">
            <text:p>-35.598</text:p>
          </table:table-cell>
          <table:table-cell table:formula="of:=COM.MICROSOFT.STDEV.S([.I22:.M22])" office:value-type="float" office:value="11.263787995164" calcext:value-type="float">
            <text:p>11.26378799516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9155" calcext:value-type="float">
            <text:p>0.9155</text:p>
          </table:table-cell>
          <table:table-cell office:value-type="float" office:value="1.0418" calcext:value-type="float">
            <text:p>1.0418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367" calcext:value-type="float">
            <text:p>0.9367</text:p>
          </table:table-cell>
          <table:table-cell office:value-type="float" office:value="-32.98" calcext:value-type="float">
            <text:p>-32.98</text:p>
          </table:table-cell>
          <table:table-cell office:value-type="float" office:value="-34.11" calcext:value-type="float">
            <text:p>-34.11</text:p>
          </table:table-cell>
          <table:table-cell office:value-type="float" office:value="-35.7" calcext:value-type="float">
            <text:p>-35.7</text:p>
          </table:table-cell>
          <table:table-cell office:value-type="float" office:value="-30.77" calcext:value-type="float">
            <text:p>-30.77</text:p>
          </table:table-cell>
          <table:table-cell office:value-type="float" office:value="-35.74" calcext:value-type="float">
            <text:p>-35.74</text:p>
          </table:table-cell>
          <table:table-cell table:formula="of:=AVERAGE([.D23:.H23])" office:value-type="float" office:value="0.99392" calcext:value-type="float">
            <text:p>0.99392</text:p>
          </table:table-cell>
          <table:table-cell table:formula="of:=COM.MICROSOFT.STDEV.S([.D23:.H23])" office:value-type="float" office:value="0.0721640630785157" calcext:value-type="float">
            <text:p>0.072164063078516</text:p>
          </table:table-cell>
          <table:table-cell table:formula="of:=AVERAGE([.I23:.M23])" office:value-type="float" office:value="-33.86" calcext:value-type="float">
            <text:p>-33.86</text:p>
          </table:table-cell>
          <table:table-cell table:formula="of:=COM.MICROSOFT.STDEV.S([.I23:.M23])" office:value-type="float" office:value="2.07996394199515" calcext:value-type="float">
            <text:p>2.07996394199515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1.1584" calcext:value-type="float">
            <text:p>1.1584</text:p>
          </table:table-cell>
          <table:table-cell office:value-type="float" office:value="1.3834" calcext:value-type="float">
            <text:p>1.3834</text:p>
          </table:table-cell>
          <table:table-cell office:value-type="float" office:value="1.2468" calcext:value-type="float">
            <text:p>1.2468</text:p>
          </table:table-cell>
          <table:table-cell office:value-type="float" office:value="1.393" calcext:value-type="float">
            <text:p>1.393</text:p>
          </table:table-cell>
          <table:table-cell office:value-type="float" office:value="1.3698" calcext:value-type="float">
            <text:p>1.3698</text:p>
          </table:table-cell>
          <table:table-cell office:value-type="float" office:value="-33.85" calcext:value-type="float">
            <text:p>-33.8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33.75" calcext:value-type="float">
            <text:p>-33.75</text:p>
          </table:table-cell>
          <table:table-cell office:value-type="float" office:value="-29.04" calcext:value-type="float">
            <text:p>-29.04</text:p>
          </table:table-cell>
          <table:table-cell office:value-type="float" office:value="-36.02" calcext:value-type="float">
            <text:p>-36.02</text:p>
          </table:table-cell>
          <table:table-cell table:formula="of:=AVERAGE([.D24:.H24])" office:value-type="float" office:value="1.31028" calcext:value-type="float">
            <text:p>1.31028</text:p>
          </table:table-cell>
          <table:table-cell table:formula="of:=COM.MICROSOFT.STDEV.S([.D24:.H24])" office:value-type="float" office:value="0.10347585225549" calcext:value-type="float">
            <text:p>0.10347585225549</text:p>
          </table:table-cell>
          <table:table-cell table:formula="of:=AVERAGE([.I24:.M24])" office:value-type="float" office:value="-32.8" calcext:value-type="float">
            <text:p>-32.8</text:p>
          </table:table-cell>
          <table:table-cell table:formula="of:=COM.MICROSOFT.STDEV.S([.I24:.M24])" office:value-type="float" office:value="2.67593908749807" calcext:value-type="float">
            <text:p>2.6759390874980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.4632" calcext:value-type="float">
            <text:p>1.4632</text:p>
          </table:table-cell>
          <table:table-cell office:value-type="float" office:value="1.4445" calcext:value-type="float">
            <text:p>1.4445</text:p>
          </table:table-cell>
          <table:table-cell office:value-type="float" office:value="1.514" calcext:value-type="float">
            <text:p>1.514</text:p>
          </table:table-cell>
          <table:table-cell office:value-type="float" office:value="1.565" calcext:value-type="float">
            <text:p>1.565</text:p>
          </table:table-cell>
          <table:table-cell office:value-type="float" office:value="1.6363" calcext:value-type="float">
            <text:p>1.6363</text:p>
          </table:table-cell>
          <table:table-cell office:value-type="float" office:value="-32.87" calcext:value-type="float">
            <text:p>-32.87</text:p>
          </table:table-cell>
          <table:table-cell office:value-type="float" office:value="-30.77" calcext:value-type="float">
            <text:p>-30.77</text:p>
          </table:table-cell>
          <table:table-cell office:value-type="float" office:value="-34.01" calcext:value-type="float">
            <text:p>-34.01</text:p>
          </table:table-cell>
          <table:table-cell office:value-type="float" office:value="-30.11" calcext:value-type="float">
            <text:p>-30.11</text:p>
          </table:table-cell>
          <table:table-cell office:value-type="float" office:value="-33.1" calcext:value-type="float">
            <text:p>-33.1</text:p>
          </table:table-cell>
          <table:table-cell table:formula="of:=AVERAGE([.D25:.H25])" office:value-type="float" office:value="1.5246" calcext:value-type="float">
            <text:p>1.5246</text:p>
          </table:table-cell>
          <table:table-cell table:formula="of:=COM.MICROSOFT.STDEV.S([.D25:.H25])" office:value-type="float" office:value="0.078114307268259" calcext:value-type="float">
            <text:p>0.078114307268259</text:p>
          </table:table-cell>
          <table:table-cell table:formula="of:=AVERAGE([.I25:.M25])" office:value-type="float" office:value="-32.172" calcext:value-type="float">
            <text:p>-32.172</text:p>
          </table:table-cell>
          <table:table-cell table:formula="of:=COM.MICROSOFT.STDEV.S([.I25:.M25])" office:value-type="float" office:value="1.6540918958752" calcext:value-type="float">
            <text:p>1.654091895875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office:value-type="float" office:value="1.7446" calcext:value-type="float">
            <text:p>1.7446</text:p>
          </table:table-cell>
          <table:table-cell office:value-type="float" office:value="1.6147" calcext:value-type="float">
            <text:p>1.6147</text:p>
          </table:table-cell>
          <table:table-cell office:value-type="float" office:value="1.7396" calcext:value-type="float">
            <text:p>1.7396</text:p>
          </table:table-cell>
          <table:table-cell office:value-type="float" office:value="1.7372" calcext:value-type="float">
            <text:p>1.7372</text:p>
          </table:table-cell>
          <table:table-cell office:value-type="float" office:value="1.8878" calcext:value-type="float">
            <text:p>1.8878</text:p>
          </table:table-cell>
          <table:table-cell office:value-type="float" office:value="-36.54" calcext:value-type="float">
            <text:p>-36.54</text:p>
          </table:table-cell>
          <table:table-cell office:value-type="float" office:value="-33.1" calcext:value-type="float">
            <text:p>-33.1</text:p>
          </table:table-cell>
          <table:table-cell office:value-type="float" office:value="-32.13" calcext:value-type="float">
            <text:p>-32.13</text:p>
          </table:table-cell>
          <table:table-cell office:value-type="float" office:value="-31.2" calcext:value-type="float">
            <text:p>-31.2</text:p>
          </table:table-cell>
          <table:table-cell office:value-type="float" office:value="-36.7" calcext:value-type="float">
            <text:p>-36.7</text:p>
          </table:table-cell>
          <table:table-cell table:formula="of:=AVERAGE([.D26:.H26])" office:value-type="float" office:value="1.74478" calcext:value-type="float">
            <text:p>1.74478</text:p>
          </table:table-cell>
          <table:table-cell table:formula="of:=COM.MICROSOFT.STDEV.S([.D26:.H26])" office:value-type="float" office:value="0.0967727337631835" calcext:value-type="float">
            <text:p>0.096772733763184</text:p>
          </table:table-cell>
          <table:table-cell table:formula="of:=AVERAGE([.I26:.M26])" office:value-type="float" office:value="-33.934" calcext:value-type="float">
            <text:p>-33.934</text:p>
          </table:table-cell>
          <table:table-cell table:formula="of:=COM.MICROSOFT.STDEV.S([.I26:.M26])" office:value-type="float" office:value="2.54296677131259" calcext:value-type="float">
            <text:p>2.5429667713125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.032" calcext:value-type="float">
            <text:p>2.032</text:p>
          </table:table-cell>
          <table:table-cell office:value-type="float" office:value="1.9695" calcext:value-type="float">
            <text:p>1.9695</text:p>
          </table:table-cell>
          <table:table-cell office:value-type="float" office:value="2.029" calcext:value-type="float">
            <text:p>2.029</text:p>
          </table:table-cell>
          <table:table-cell office:value-type="float" office:value="1.9341" calcext:value-type="float">
            <text:p>1.9341</text:p>
          </table:table-cell>
          <table:table-cell office:value-type="float" office:value="2.093" calcext:value-type="float">
            <text:p>2.093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5.7" calcext:value-type="float">
            <text:p>-35.7</text:p>
          </table:table-cell>
          <table:table-cell office:value-type="float" office:value="-30.65" calcext:value-type="float">
            <text:p>-30.6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5.29" calcext:value-type="float">
            <text:p>-35.29</text:p>
          </table:table-cell>
          <table:table-cell table:formula="of:=AVERAGE([.D27:.H27])" office:value-type="float" office:value="2.01152" calcext:value-type="float">
            <text:p>2.01152</text:p>
          </table:table-cell>
          <table:table-cell table:formula="of:=COM.MICROSOFT.STDEV.S([.D27:.H27])" office:value-type="float" office:value="0.0614888363851521" calcext:value-type="float">
            <text:p>0.061488836385152</text:p>
          </table:table-cell>
          <table:table-cell table:formula="of:=AVERAGE([.I27:.M27])" office:value-type="float" office:value="-33.52" calcext:value-type="float">
            <text:p>-33.52</text:p>
          </table:table-cell>
          <table:table-cell table:formula="of:=COM.MICROSOFT.STDEV.S([.I27:.M27])" office:value-type="float" office:value="2.07897811436292" calcext:value-type="float">
            <text:p>2.0789781143629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4.5" calcext:value-type="float">
            <text:p>4.5</text:p>
          </table:table-cell>
          <table:table-cell office:value-type="float" office:value="2.316" calcext:value-type="float">
            <text:p>2.316</text:p>
          </table:table-cell>
          <table:table-cell office:value-type="float" office:value="2.302" calcext:value-type="float">
            <text:p>2.302</text:p>
          </table:table-cell>
          <table:table-cell office:value-type="float" office:value="2.125" calcext:value-type="float">
            <text:p>2.125</text:p>
          </table:table-cell>
          <table:table-cell office:value-type="float" office:value="2.369" calcext:value-type="float">
            <text:p>2.369</text:p>
          </table:table-cell>
          <table:table-cell office:value-type="float" office:value="2.26" calcext:value-type="float">
            <text:p>2.26</text:p>
          </table:table-cell>
          <table:table-cell office:value-type="float" office:value="-32.28" calcext:value-type="float">
            <text:p>-32.28</text:p>
          </table:table-cell>
          <table:table-cell office:value-type="float" office:value="-35.58" calcext:value-type="float">
            <text:p>-35.58</text:p>
          </table:table-cell>
          <table:table-cell office:value-type="float" office:value="-32.67" calcext:value-type="float">
            <text:p>-32.67</text:p>
          </table:table-cell>
          <table:table-cell office:value-type="float" office:value="-33.13" calcext:value-type="float">
            <text:p>-33.13</text:p>
          </table:table-cell>
          <table:table-cell office:value-type="float" office:value="-35.07" calcext:value-type="float">
            <text:p>-35.07</text:p>
          </table:table-cell>
          <table:table-cell table:formula="of:=AVERAGE([.D28:.H28])" office:value-type="float" office:value="2.2744" calcext:value-type="float">
            <text:p>2.2744</text:p>
          </table:table-cell>
          <table:table-cell table:formula="of:=COM.MICROSOFT.STDEV.S([.D28:.H28])" office:value-type="float" office:value="0.0921536759983018" calcext:value-type="float">
            <text:p>0.092153675998302</text:p>
          </table:table-cell>
          <table:table-cell table:formula="of:=AVERAGE([.I28:.M28])" office:value-type="float" office:value="-33.746" calcext:value-type="float">
            <text:p>-33.746</text:p>
          </table:table-cell>
          <table:table-cell table:formula="of:=COM.MICROSOFT.STDEV.S([.I28:.M28])" office:value-type="float" office:value="1.48348575995862" calcext:value-type="float">
            <text:p>1.4834857599586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.404" calcext:value-type="float">
            <text:p>2.404</text:p>
          </table:table-cell>
          <table:table-cell office:value-type="float" office:value="2.54" calcext:value-type="float">
            <text:p>2.54</text:p>
          </table:table-cell>
          <table:table-cell office:value-type="float" office:value="2.398" calcext:value-type="float">
            <text:p>2.398</text:p>
          </table:table-cell>
          <table:table-cell office:value-type="float" office:value="2.518" calcext:value-type="float">
            <text:p>2.518</text:p>
          </table:table-cell>
          <table:table-cell office:value-type="float" office:value="2.564" calcext:value-type="float">
            <text:p>2.564</text:p>
          </table:table-cell>
          <table:table-cell office:value-type="float" office:value="-33.6" calcext:value-type="float">
            <text:p>-33.6</text:p>
          </table:table-cell>
          <table:table-cell office:value-type="float" office:value="-33.3" calcext:value-type="float">
            <text:p>-33.3</text:p>
          </table:table-cell>
          <table:table-cell office:value-type="float" office:value="-34.63" calcext:value-type="float">
            <text:p>-34.63</text:p>
          </table:table-cell>
          <table:table-cell office:value-type="float" office:value="-37.72" calcext:value-type="float">
            <text:p>-37.72</text:p>
          </table:table-cell>
          <table:table-cell office:value-type="float" office:value="-33.37" calcext:value-type="float">
            <text:p>-33.37</text:p>
          </table:table-cell>
          <table:table-cell table:formula="of:=AVERAGE([.D29:.H29])" office:value-type="float" office:value="2.4848" calcext:value-type="float">
            <text:p>2.4848</text:p>
          </table:table-cell>
          <table:table-cell table:formula="of:=COM.MICROSOFT.STDEV.S([.D29:.H29])" office:value-type="float" office:value="0.0782380981363939" calcext:value-type="float">
            <text:p>0.078238098136394</text:p>
          </table:table-cell>
          <table:table-cell table:formula="of:=AVERAGE([.I29:.M29])" office:value-type="float" office:value="-34.524" calcext:value-type="float">
            <text:p>-34.524</text:p>
          </table:table-cell>
          <table:table-cell table:formula="of:=COM.MICROSOFT.STDEV.S([.I29:.M29])" office:value-type="float" office:value="1.86476003818186" calcext:value-type="float">
            <text:p>1.8647600381818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01" calcext:value-type="float">
            <text:p>0.0501</text:p>
          </table:table-cell>
          <table:table-cell office:value-type="float" office:value="85.95" calcext:value-type="float">
            <text:p>85.95</text:p>
          </table:table-cell>
          <table:table-cell office:value-type="float" office:value="95.13" calcext:value-type="float">
            <text:p>95.13</text:p>
          </table:table-cell>
          <table:table-cell office:value-type="float" office:value="99.21" calcext:value-type="float">
            <text:p>99.21</text:p>
          </table:table-cell>
          <table:table-cell office:value-type="float" office:value="80.59" calcext:value-type="float">
            <text:p>80.59</text:p>
          </table:table-cell>
          <table:table-cell office:value-type="float" office:value="92.95" calcext:value-type="float">
            <text:p>92.95</text:p>
          </table:table-cell>
          <table:table-cell table:formula="of:=AVERAGE([.D30:.H30])" office:value-type="float" office:value="0.04528" calcext:value-type="float">
            <text:p>0.04528</text:p>
          </table:table-cell>
          <table:table-cell table:formula="of:=COM.MICROSOFT.STDEV.S([.D30:.H30])" office:value-type="float" office:value="0.00769103374066192" calcext:value-type="float">
            <text:p>0.007691033740662</text:p>
          </table:table-cell>
          <table:table-cell table:formula="of:=AVERAGE([.I30:.M30])" office:value-type="float" office:value="90.766" calcext:value-type="float">
            <text:p>90.766</text:p>
          </table:table-cell>
          <table:table-cell table:formula="of:=COM.MICROSOFT.STDEV.S([.I30:.M30])" office:value-type="float" office:value="7.44748816716079" calcext:value-type="float">
            <text:p>7.4474881671607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887" calcext:value-type="float">
            <text:p>0.0887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1" calcext:value-type="float">
            <text:p>81.71</text:p>
          </table:table-cell>
          <table:table-cell office:value-type="float" office:value="83.92" calcext:value-type="float">
            <text:p>83.92</text:p>
          </table:table-cell>
          <table:table-cell office:value-type="float" office:value="84.05" calcext:value-type="float">
            <text:p>84.05</text:p>
          </table:table-cell>
          <table:table-cell office:value-type="float" office:value="83.04" calcext:value-type="float">
            <text:p>83.04</text:p>
          </table:table-cell>
          <table:table-cell table:formula="of:=AVERAGE([.D31:.H31])" office:value-type="float" office:value="0.08912" calcext:value-type="float">
            <text:p>0.08912</text:p>
          </table:table-cell>
          <table:table-cell table:formula="of:=COM.MICROSOFT.STDEV.S([.D31:.H31])" office:value-type="float" office:value="0.00375925524539103" calcext:value-type="float">
            <text:p>0.003759255245391</text:p>
          </table:table-cell>
          <table:table-cell table:formula="of:=AVERAGE([.I31:.M31])" office:value-type="float" office:value="83.13" calcext:value-type="float">
            <text:p>83.13</text:p>
          </table:table-cell>
          <table:table-cell table:formula="of:=COM.MICROSOFT.STDEV.S([.I31:.M31])" office:value-type="float" office:value="0.94007978384816" calcext:value-type="float">
            <text:p>0.9400797838481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335" calcext:value-type="float">
            <text:p>0.1335</text:p>
          </table:table-cell>
          <table:table-cell office:value-type="float" office:value="90.22" calcext:value-type="float">
            <text:p>90.22</text:p>
          </table:table-cell>
          <table:table-cell office:value-type="float" office:value="84.91" calcext:value-type="float">
            <text:p>84.91</text:p>
          </table:table-cell>
          <table:table-cell office:value-type="float" office:value="82.53" calcext:value-type="float">
            <text:p>82.53</text:p>
          </table:table-cell>
          <table:table-cell office:value-type="float" office:value="88.34" calcext:value-type="float">
            <text:p>88.34</text:p>
          </table:table-cell>
          <table:table-cell office:value-type="float" office:value="86.77" calcext:value-type="float">
            <text:p>86.77</text:p>
          </table:table-cell>
          <table:table-cell table:formula="of:=AVERAGE([.D32:.H32])" office:value-type="float" office:value="0.13514" calcext:value-type="float">
            <text:p>0.13514</text:p>
          </table:table-cell>
          <table:table-cell table:formula="of:=COM.MICROSOFT.STDEV.S([.D32:.H32])" office:value-type="float" office:value="0.00500929136704984" calcext:value-type="float">
            <text:p>0.00500929136705</text:p>
          </table:table-cell>
          <table:table-cell table:formula="of:=AVERAGE([.I32:.M32])" office:value-type="float" office:value="86.554" calcext:value-type="float">
            <text:p>86.554</text:p>
          </table:table-cell>
          <table:table-cell table:formula="of:=COM.MICROSOFT.STDEV.S([.I32:.M32])" office:value-type="float" office:value="2.98208484118075" calcext:value-type="float">
            <text:p>2.98208484118075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1975" calcext:value-type="float">
            <text:p>0.1975</text:p>
          </table:table-cell>
          <table:table-cell office:value-type="float" office:value="83.92" calcext:value-type="float">
            <text:p>83.92</text:p>
          </table:table-cell>
          <table:table-cell office:value-type="float" office:value="84.42" calcext:value-type="float">
            <text:p>84.42</text:p>
          </table:table-cell>
          <table:table-cell office:value-type="float" office:value="85.01" calcext:value-type="float">
            <text:p>85.01</text:p>
          </table:table-cell>
          <table:table-cell office:value-type="float" office:value="85.48" calcext:value-type="float">
            <text:p>85.48</text:p>
          </table:table-cell>
          <table:table-cell office:value-type="float" office:value="88.66" calcext:value-type="float">
            <text:p>88.66</text:p>
          </table:table-cell>
          <table:table-cell table:formula="of:=AVERAGE([.D33:.H33])" office:value-type="float" office:value="0.19002" calcext:value-type="float">
            <text:p>0.19002</text:p>
          </table:table-cell>
          <table:table-cell table:formula="of:=COM.MICROSOFT.STDEV.S([.D33:.H33])" office:value-type="float" office:value="0.00529688587756995" calcext:value-type="float">
            <text:p>0.00529688587757</text:p>
          </table:table-cell>
          <table:table-cell table:formula="of:=AVERAGE([.I33:.M33])" office:value-type="float" office:value="85.498" calcext:value-type="float">
            <text:p>85.498</text:p>
          </table:table-cell>
          <table:table-cell table:formula="of:=COM.MICROSOFT.STDEV.S([.I33:.M33])" office:value-type="float" office:value="1.86338938496493" calcext:value-type="float">
            <text:p>1.86338938496493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295" calcext:value-type="float">
            <text:p>0.2295</text:p>
          </table:table-cell>
          <table:table-cell office:value-type="float" office:value="90.02" calcext:value-type="float">
            <text:p>90.02</text:p>
          </table:table-cell>
          <table:table-cell office:value-type="float" office:value="88.22" calcext:value-type="float">
            <text:p>88.22</text:p>
          </table:table-cell>
          <table:table-cell office:value-type="float" office:value="85.2" calcext:value-type="float">
            <text:p>85.2</text:p>
          </table:table-cell>
          <table:table-cell office:value-type="float" office:value="84.52" calcext:value-type="float">
            <text:p>84.52</text:p>
          </table:table-cell>
          <table:table-cell office:value-type="float" office:value="85.68" calcext:value-type="float">
            <text:p>85.68</text:p>
          </table:table-cell>
          <table:table-cell table:formula="of:=AVERAGE([.D34:.H34])" office:value-type="float" office:value="0.22992" calcext:value-type="float">
            <text:p>0.22992</text:p>
          </table:table-cell>
          <table:table-cell table:formula="of:=COM.MICROSOFT.STDEV.S([.D34:.H34])" office:value-type="float" office:value="0.00522369600953195" calcext:value-type="float">
            <text:p>0.005223696009532</text:p>
          </table:table-cell>
          <table:table-cell table:formula="of:=AVERAGE([.I34:.M34])" office:value-type="float" office:value="86.728" calcext:value-type="float">
            <text:p>86.728</text:p>
          </table:table-cell>
          <table:table-cell table:formula="of:=COM.MICROSOFT.STDEV.S([.I34:.M34])" office:value-type="float" office:value="2.31147571910241" calcext:value-type="float">
            <text:p>2.3114757191024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2907" calcext:value-type="float">
            <text:p>0.2907</text:p>
          </table:table-cell>
          <table:table-cell office:value-type="float" office:value="85.67" calcext:value-type="float">
            <text:p>85.67</text:p>
          </table:table-cell>
          <table:table-cell office:value-type="float" office:value="85.02" calcext:value-type="float">
            <text:p>85.02</text:p>
          </table:table-cell>
          <table:table-cell office:value-type="float" office:value="87.78" calcext:value-type="float">
            <text:p>87.78</text:p>
          </table:table-cell>
          <table:table-cell office:value-type="float" office:value="86.23" calcext:value-type="float">
            <text:p>86.23</text:p>
          </table:table-cell>
          <table:table-cell office:value-type="float" office:value="86.14" calcext:value-type="float">
            <text:p>86.14</text:p>
          </table:table-cell>
          <table:table-cell table:formula="of:=AVERAGE([.D35:.H35])" office:value-type="float" office:value="0.28054" calcext:value-type="float">
            <text:p>0.28054</text:p>
          </table:table-cell>
          <table:table-cell table:formula="of:=COM.MICROSOFT.STDEV.S([.D35:.H35])" office:value-type="float" office:value="0.0066100680783181" calcext:value-type="float">
            <text:p>0.006610068078318</text:p>
          </table:table-cell>
          <table:table-cell table:formula="of:=AVERAGE([.I35:.M35])" office:value-type="float" office:value="86.168" calcext:value-type="float">
            <text:p>86.168</text:p>
          </table:table-cell>
          <table:table-cell table:formula="of:=COM.MICROSOFT.STDEV.S([.I35:.M35])" office:value-type="float" office:value="1.02091625513555" calcext:value-type="float">
            <text:p>1.02091625513555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3264" calcext:value-type="float">
            <text:p>0.3264</text:p>
          </table:table-cell>
          <table:table-cell office:value-type="float" office:value="84.77" calcext:value-type="float">
            <text:p>84.77</text:p>
          </table:table-cell>
          <table:table-cell office:value-type="float" office:value="85.98" calcext:value-type="float">
            <text:p>85.98</text:p>
          </table:table-cell>
          <table:table-cell office:value-type="float" office:value="83.8" calcext:value-type="float">
            <text:p>83.8</text:p>
          </table:table-cell>
          <table:table-cell office:value-type="float" office:value="87.83" calcext:value-type="float">
            <text:p>87.83</text:p>
          </table:table-cell>
          <table:table-cell office:value-type="float" office:value="87.36" calcext:value-type="float">
            <text:p>87.36</text:p>
          </table:table-cell>
          <table:table-cell table:formula="of:=AVERAGE([.D36:.H36])" office:value-type="float" office:value="0.32672" calcext:value-type="float">
            <text:p>0.32672</text:p>
          </table:table-cell>
          <table:table-cell table:formula="of:=COM.MICROSOFT.STDEV.S([.D36:.H36])" office:value-type="float" office:value="0.00409719416186248" calcext:value-type="float">
            <text:p>0.004097194161862</text:p>
          </table:table-cell>
          <table:table-cell table:formula="of:=AVERAGE([.I36:.M36])" office:value-type="float" office:value="85.948" calcext:value-type="float">
            <text:p>85.948</text:p>
          </table:table-cell>
          <table:table-cell table:formula="of:=COM.MICROSOFT.STDEV.S([.I36:.M36])" office:value-type="float" office:value="1.69840219029534" calcext:value-type="float">
            <text:p>1.69840219029534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741" calcext:value-type="float">
            <text:p>0.3741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3774" calcext:value-type="float">
            <text:p>0.3774</text:p>
          </table:table-cell>
          <table:table-cell office:value-type="float" office:value="85.61" calcext:value-type="float">
            <text:p>85.61</text:p>
          </table:table-cell>
          <table:table-cell office:value-type="float" office:value="86.19" calcext:value-type="float">
            <text:p>86.19</text:p>
          </table:table-cell>
          <table:table-cell office:value-type="float" office:value="85.1" calcext:value-type="float">
            <text:p>85.1</text:p>
          </table:table-cell>
          <table:table-cell office:value-type="float" office:value="86.88" calcext:value-type="float">
            <text:p>86.88</text:p>
          </table:table-cell>
          <table:table-cell office:value-type="float" office:value="86.23" calcext:value-type="float">
            <text:p>86.23</text:p>
          </table:table-cell>
          <table:table-cell table:formula="of:=AVERAGE([.D37:.H37])" office:value-type="float" office:value="0.37656" calcext:value-type="float">
            <text:p>0.37656</text:p>
          </table:table-cell>
          <table:table-cell table:formula="of:=COM.MICROSOFT.STDEV.S([.D37:.H37])" office:value-type="float" office:value="0.00890073030711524" calcext:value-type="float">
            <text:p>0.008900730307115</text:p>
          </table:table-cell>
          <table:table-cell table:formula="of:=AVERAGE([.I37:.M37])" office:value-type="float" office:value="86.002" calcext:value-type="float">
            <text:p>86.002</text:p>
          </table:table-cell>
          <table:table-cell table:formula="of:=COM.MICROSOFT.STDEV.S([.I37:.M37])" office:value-type="float" office:value="0.675551626450563" calcext:value-type="float">
            <text:p>0.675551626450563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4547" calcext:value-type="float">
            <text:p>0.4547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667" calcext:value-type="float">
            <text:p>0.4667</text:p>
          </table:table-cell>
          <table:table-cell office:value-type="float" office:value="86.09" calcext:value-type="float">
            <text:p>86.09</text:p>
          </table:table-cell>
          <table:table-cell office:value-type="float" office:value="85.63" calcext:value-type="float">
            <text:p>85.63</text:p>
          </table:table-cell>
          <table:table-cell office:value-type="float" office:value="86.33" calcext:value-type="float">
            <text:p>86.33</text:p>
          </table:table-cell>
          <table:table-cell office:value-type="float" office:value="87.11" calcext:value-type="float">
            <text:p>87.11</text:p>
          </table:table-cell>
          <table:table-cell office:value-type="float" office:value="85.89" calcext:value-type="float">
            <text:p>85.89</text:p>
          </table:table-cell>
          <table:table-cell table:formula="of:=AVERAGE([.D38:.H38])" office:value-type="float" office:value="0.46316" calcext:value-type="float">
            <text:p>0.46316</text:p>
          </table:table-cell>
          <table:table-cell table:formula="of:=COM.MICROSOFT.STDEV.S([.D38:.H38])" office:value-type="float" office:value="0.00876915047196704" calcext:value-type="float">
            <text:p>0.008769150471967</text:p>
          </table:table-cell>
          <table:table-cell table:formula="of:=AVERAGE([.I38:.M38])" office:value-type="float" office:value="86.21" calcext:value-type="float">
            <text:p>86.21</text:p>
          </table:table-cell>
          <table:table-cell table:formula="of:=COM.MICROSOFT.STDEV.S([.I38:.M38])" office:value-type="float" office:value="0.565154846037792" calcext:value-type="float">
            <text:p>0.56515484603779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5462" calcext:value-type="float">
            <text:p>0.5462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4" calcext:value-type="float">
            <text:p>87.14</text:p>
          </table:table-cell>
          <table:table-cell office:value-type="float" office:value="86.92" calcext:value-type="float">
            <text:p>86.92</text:p>
          </table:table-cell>
          <table:table-cell office:value-type="float" office:value="86.23" calcext:value-type="float">
            <text:p>86.23</text:p>
          </table:table-cell>
          <table:table-cell office:value-type="float" office:value="86.2" calcext:value-type="float">
            <text:p>86.2</text:p>
          </table:table-cell>
          <table:table-cell table:formula="of:=AVERAGE([.D39:.H39])" office:value-type="float" office:value="0.55568" calcext:value-type="float">
            <text:p>0.55568</text:p>
          </table:table-cell>
          <table:table-cell table:formula="of:=COM.MICROSOFT.STDEV.S([.D39:.H39])" office:value-type="float" office:value="0.0119185569596323" calcext:value-type="float">
            <text:p>0.011918556959632</text:p>
          </table:table-cell>
          <table:table-cell table:formula="of:=AVERAGE([.I39:.M39])" office:value-type="float" office:value="86.426" calcext:value-type="float">
            <text:p>86.426</text:p>
          </table:table-cell>
          <table:table-cell table:formula="of:=COM.MICROSOFT.STDEV.S([.I39:.M39])" office:value-type="float" office:value="0.604383983904272" calcext:value-type="float">
            <text:p>0.60438398390427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421" calcext:value-type="float">
            <text:p>0.6421</text:p>
          </table:table-cell>
          <table:table-cell office:value-type="float" office:value="85.73" calcext:value-type="float">
            <text:p>85.73</text:p>
          </table:table-cell>
          <table:table-cell office:value-type="float" office:value="86.89" calcext:value-type="float">
            <text:p>86.89</text:p>
          </table:table-cell>
          <table:table-cell office:value-type="float" office:value="86.27" calcext:value-type="float">
            <text:p>86.27</text:p>
          </table:table-cell>
          <table:table-cell office:value-type="float" office:value="86.66" calcext:value-type="float">
            <text:p>86.66</text:p>
          </table:table-cell>
          <table:table-cell office:value-type="float" office:value="85.18" calcext:value-type="float">
            <text:p>85.18</text:p>
          </table:table-cell>
          <table:table-cell table:formula="of:=AVERAGE([.D40:.H40])" office:value-type="float" office:value="0.64794" calcext:value-type="float">
            <text:p>0.64794</text:p>
          </table:table-cell>
          <table:table-cell table:formula="of:=COM.MICROSOFT.STDEV.S([.D40:.H40])" office:value-type="float" office:value="0.00752482557937391" calcext:value-type="float">
            <text:p>0.007524825579374</text:p>
          </table:table-cell>
          <table:table-cell table:formula="of:=AVERAGE([.I40:.M40])" office:value-type="float" office:value="86.146" calcext:value-type="float">
            <text:p>86.146</text:p>
          </table:table-cell>
          <table:table-cell table:formula="of:=COM.MICROSOFT.STDEV.S([.I40:.M40])" office:value-type="float" office:value="0.696297350275006" calcext:value-type="float">
            <text:p>0.69629735027500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434" calcext:value-type="float">
            <text:p>0.7434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04" calcext:value-type="float">
            <text:p>0.7604</text:p>
          </table:table-cell>
          <table:table-cell office:value-type="float" office:value="86.91" calcext:value-type="float">
            <text:p>86.91</text:p>
          </table:table-cell>
          <table:table-cell office:value-type="float" office:value="85.91" calcext:value-type="float">
            <text:p>85.91</text:p>
          </table:table-cell>
          <table:table-cell office:value-type="float" office:value="86.9" calcext:value-type="float">
            <text:p>86.9</text:p>
          </table:table-cell>
          <table:table-cell office:value-type="float" office:value="85.74" calcext:value-type="float">
            <text:p>85.74</text:p>
          </table:table-cell>
          <table:table-cell office:value-type="float" office:value="86.04" calcext:value-type="float">
            <text:p>86.04</text:p>
          </table:table-cell>
          <table:table-cell table:formula="of:=AVERAGE([.D41:.H41])" office:value-type="float" office:value="0.75158" calcext:value-type="float">
            <text:p>0.75158</text:p>
          </table:table-cell>
          <table:table-cell table:formula="of:=COM.MICROSOFT.STDEV.S([.D41:.H41])" office:value-type="float" office:value="0.00792287826487319" calcext:value-type="float">
            <text:p>0.007922878264873</text:p>
          </table:table-cell>
          <table:table-cell table:formula="of:=AVERAGE([.I41:.M41])" office:value-type="float" office:value="86.3" calcext:value-type="float">
            <text:p>86.3</text:p>
          </table:table-cell>
          <table:table-cell table:formula="of:=COM.MICROSOFT.STDEV.S([.I41:.M41])" office:value-type="float" office:value="0.562449997777582" calcext:value-type="float">
            <text:p>0.56244999777758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85" calcext:value-type="float">
            <text:p>0.85</text:p>
          </table:table-cell>
          <table:table-cell office:value-type="float" office:value="86.42" calcext:value-type="float">
            <text:p>86.42</text:p>
          </table:table-cell>
          <table:table-cell office:value-type="float" office:value="85.88" calcext:value-type="float">
            <text:p>85.88</text:p>
          </table:table-cell>
          <table:table-cell office:value-type="float" office:value="86.27" calcext:value-type="float">
            <text:p>86.27</text:p>
          </table:table-cell>
          <table:table-cell office:value-type="float" office:value="85.89" calcext:value-type="float">
            <text:p>85.89</text:p>
          </table:table-cell>
          <table:table-cell office:value-type="float" office:value="85.76" calcext:value-type="float">
            <text:p>85.76</text:p>
          </table:table-cell>
          <table:table-cell table:formula="of:=AVERAGE([.D42:.H42])" office:value-type="float" office:value="0.84532" calcext:value-type="float">
            <text:p>0.84532</text:p>
          </table:table-cell>
          <table:table-cell table:formula="of:=COM.MICROSOFT.STDEV.S([.D42:.H42])" office:value-type="float" office:value="0.00685944604177335" calcext:value-type="float">
            <text:p>0.006859446041773</text:p>
          </table:table-cell>
          <table:table-cell table:formula="of:=AVERAGE([.I42:.M42])" office:value-type="float" office:value="86.044" calcext:value-type="float">
            <text:p>86.044</text:p>
          </table:table-cell>
          <table:table-cell table:formula="of:=COM.MICROSOFT.STDEV.S([.I42:.M42])" office:value-type="float" office:value="0.284481985369899" calcext:value-type="float">
            <text:p>0.28448198536989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419" calcext:value-type="float">
            <text:p>0.9419</text:p>
          </table:table-cell>
          <table:table-cell office:value-type="float" office:value="85.21" calcext:value-type="float">
            <text:p>85.21</text:p>
          </table:table-cell>
          <table:table-cell office:value-type="float" office:value="85.86" calcext:value-type="float">
            <text:p>85.86</text:p>
          </table:table-cell>
          <table:table-cell office:value-type="float" office:value="86.57" calcext:value-type="float">
            <text:p>86.57</text:p>
          </table:table-cell>
          <table:table-cell office:value-type="float" office:value="85.67" calcext:value-type="float">
            <text:p>85.67</text:p>
          </table:table-cell>
          <table:table-cell office:value-type="float" office:value="86.63" calcext:value-type="float">
            <text:p>86.63</text:p>
          </table:table-cell>
          <table:table-cell table:formula="of:=AVERAGE([.D43:.H43])" office:value-type="float" office:value="0.93154" calcext:value-type="float">
            <text:p>0.93154</text:p>
          </table:table-cell>
          <table:table-cell table:formula="of:=COM.MICROSOFT.STDEV.S([.D43:.H43])" office:value-type="float" office:value="0.00748251294686484" calcext:value-type="float">
            <text:p>0.007482512946865</text:p>
          </table:table-cell>
          <table:table-cell table:formula="of:=AVERAGE([.I43:.M43])" office:value-type="float" office:value="85.988" calcext:value-type="float">
            <text:p>85.988</text:p>
          </table:table-cell>
          <table:table-cell table:formula="of:=COM.MICROSOFT.STDEV.S([.I43:.M43])" office:value-type="float" office:value="0.606976111556294" calcext:value-type="float">
            <text:p>0.606976111556294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512" calcext:value-type="float">
            <text:p>0.0512</text:p>
          </table:table-cell>
          <table:table-cell office:value-type="float" office:value="-53.71" calcext:value-type="float">
            <text:p>-53.71</text:p>
          </table:table-cell>
          <table:table-cell office:value-type="float" office:value="-60.46" calcext:value-type="float">
            <text:p>-60.46</text:p>
          </table:table-cell>
          <table:table-cell office:value-type="float" office:value="-45.13" calcext:value-type="float">
            <text:p>-45.13</text:p>
          </table:table-cell>
          <table:table-cell office:value-type="float" office:value="-47.29" calcext:value-type="float">
            <text:p>-47.29</text:p>
          </table:table-cell>
          <table:table-cell office:value-type="float" office:value="-52.51" calcext:value-type="float">
            <text:p>-52.51</text:p>
          </table:table-cell>
          <table:table-cell table:formula="of:=AVERAGE([.D44:.H44])" office:value-type="float" office:value="0.04512" calcext:value-type="float">
            <text:p>0.04512</text:p>
          </table:table-cell>
          <table:table-cell table:formula="of:=COM.MICROSOFT.STDEV.S([.D44:.H44])" office:value-type="float" office:value="0.0051717501873157" calcext:value-type="float">
            <text:p>0.005171750187316</text:p>
          </table:table-cell>
          <table:table-cell table:formula="of:=AVERAGE([.I44:.M44])" office:value-type="float" office:value="-51.82" calcext:value-type="float">
            <text:p>-51.82</text:p>
          </table:table-cell>
          <table:table-cell table:formula="of:=COM.MICROSOFT.STDEV.S([.I44:.M44])" office:value-type="float" office:value="5.99947497702924" calcext:value-type="float">
            <text:p>5.99947497702924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936" calcext:value-type="float">
            <text:p>0.0936</text:p>
          </table:table-cell>
          <table:table-cell office:value-type="float" office:value="-52.8" calcext:value-type="float">
            <text:p>-52.8</text:p>
          </table:table-cell>
          <table:table-cell office:value-type="float" office:value="-51.63" calcext:value-type="float">
            <text:p>-51.63</text:p>
          </table:table-cell>
          <table:table-cell office:value-type="float" office:value="-62.45" calcext:value-type="float">
            <text:p>-62.45</text:p>
          </table:table-cell>
          <table:table-cell office:value-type="float" office:value="-60.34" calcext:value-type="float">
            <text:p>-60.34</text:p>
          </table:table-cell>
          <table:table-cell office:value-type="float" office:value="-53.27" calcext:value-type="float">
            <text:p>-53.27</text:p>
          </table:table-cell>
          <table:table-cell table:formula="of:=AVERAGE([.D45:.H45])" office:value-type="float" office:value="0.09492" calcext:value-type="float">
            <text:p>0.09492</text:p>
          </table:table-cell>
          <table:table-cell table:formula="of:=COM.MICROSOFT.STDEV.S([.D45:.H45])" office:value-type="float" office:value="0.00379894722258681" calcext:value-type="float">
            <text:p>0.003798947222587</text:p>
          </table:table-cell>
          <table:table-cell table:formula="of:=AVERAGE([.I45:.M45])" office:value-type="float" office:value="-56.098" calcext:value-type="float">
            <text:p>-56.098</text:p>
          </table:table-cell>
          <table:table-cell table:formula="of:=COM.MICROSOFT.STDEV.S([.I45:.M45])" office:value-type="float" office:value="4.92899279772247" calcext:value-type="float">
            <text:p>4.92899279772247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58" calcext:value-type="float">
            <text:p>0.1258</text:p>
          </table:table-cell>
          <table:table-cell office:value-type="float" office:value="-53.02" calcext:value-type="float">
            <text:p>-53.02</text:p>
          </table:table-cell>
          <table:table-cell office:value-type="float" office:value="-54.62" calcext:value-type="float">
            <text:p>-54.62</text:p>
          </table:table-cell>
          <table:table-cell office:value-type="float" office:value="-64.05" calcext:value-type="float">
            <text:p>-64.05</text:p>
          </table:table-cell>
          <table:table-cell office:value-type="float" office:value="-56.35" calcext:value-type="float">
            <text:p>-56.35</text:p>
          </table:table-cell>
          <table:table-cell office:value-type="float" office:value="-57.1" calcext:value-type="float">
            <text:p>-57.1</text:p>
          </table:table-cell>
          <table:table-cell table:formula="of:=AVERAGE([.D46:.H46])" office:value-type="float" office:value="0.13736" calcext:value-type="float">
            <text:p>0.13736</text:p>
          </table:table-cell>
          <table:table-cell table:formula="of:=COM.MICROSOFT.STDEV.S([.D46:.H46])" office:value-type="float" office:value="0.012161537731718" calcext:value-type="float">
            <text:p>0.012161537731718</text:p>
          </table:table-cell>
          <table:table-cell table:formula="of:=AVERAGE([.I46:.M46])" office:value-type="float" office:value="-57.028" calcext:value-type="float">
            <text:p>-57.028</text:p>
          </table:table-cell>
          <table:table-cell table:formula="of:=COM.MICROSOFT.STDEV.S([.I46:.M46])" office:value-type="float" office:value="4.23189910087658" calcext:value-type="float">
            <text:p>4.2318991008765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1824" calcext:value-type="float">
            <text:p>0.1824</text:p>
          </table:table-cell>
          <table:table-cell office:value-type="float" office:value="-51" calcext:value-type="float">
            <text:p>-51</text:p>
          </table:table-cell>
          <table:table-cell office:value-type="float" office:value="-55.48" calcext:value-type="float">
            <text:p>-55.48</text:p>
          </table:table-cell>
          <table:table-cell office:value-type="float" office:value="-55.3" calcext:value-type="float">
            <text:p>-55.3</text:p>
          </table:table-cell>
          <table:table-cell office:value-type="float" office:value="-59.02" calcext:value-type="float">
            <text:p>-59.02</text:p>
          </table:table-cell>
          <table:table-cell office:value-type="float" office:value="-55.72" calcext:value-type="float">
            <text:p>-55.72</text:p>
          </table:table-cell>
          <table:table-cell table:formula="of:=AVERAGE([.D47:.H47])" office:value-type="float" office:value="0.18632" calcext:value-type="float">
            <text:p>0.18632</text:p>
          </table:table-cell>
          <table:table-cell table:formula="of:=COM.MICROSOFT.STDEV.S([.D47:.H47])" office:value-type="float" office:value="0.00476780872099542" calcext:value-type="float">
            <text:p>0.004767808720995</text:p>
          </table:table-cell>
          <table:table-cell table:formula="of:=AVERAGE([.I47:.M47])" office:value-type="float" office:value="-55.304" calcext:value-type="float">
            <text:p>-55.304</text:p>
          </table:table-cell>
          <table:table-cell table:formula="of:=COM.MICROSOFT.STDEV.S([.I47:.M47])" office:value-type="float" office:value="2.8520659178918" calcext:value-type="float">
            <text:p>2.852065917891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.25" calcext:value-type="float">
            <text:p>1.2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2365" calcext:value-type="float">
            <text:p>0.2365</text:p>
          </table:table-cell>
          <table:table-cell office:value-type="float" office:value="-55.52" calcext:value-type="float">
            <text:p>-55.52</text:p>
          </table:table-cell>
          <table:table-cell office:value-type="float" office:value="-56.2" calcext:value-type="float">
            <text:p>-56.2</text:p>
          </table:table-cell>
          <table:table-cell office:value-type="float" office:value="-53.09" calcext:value-type="float">
            <text:p>-53.09</text:p>
          </table:table-cell>
          <table:table-cell office:value-type="float" office:value="-53.88" calcext:value-type="float">
            <text:p>-53.88</text:p>
          </table:table-cell>
          <table:table-cell office:value-type="float" office:value="-55.52" calcext:value-type="float">
            <text:p>-55.52</text:p>
          </table:table-cell>
          <table:table-cell table:formula="of:=AVERAGE([.D48:.H48])" office:value-type="float" office:value="0.22938" calcext:value-type="float">
            <text:p>0.22938</text:p>
          </table:table-cell>
          <table:table-cell table:formula="of:=COM.MICROSOFT.STDEV.S([.D48:.H48])" office:value-type="float" office:value="0.00726993810152467" calcext:value-type="float">
            <text:p>0.007269938101525</text:p>
          </table:table-cell>
          <table:table-cell table:formula="of:=AVERAGE([.I48:.M48])" office:value-type="float" office:value="-54.842" calcext:value-type="float">
            <text:p>-54.842</text:p>
          </table:table-cell>
          <table:table-cell table:formula="of:=COM.MICROSOFT.STDEV.S([.I48:.M48])" office:value-type="float" office:value="1.29985383793717" calcext:value-type="float">
            <text:p>1.29985383793717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2705" calcext:value-type="float">
            <text:p>0.2705</text:p>
          </table:table-cell>
          <table:table-cell office:value-type="float" office:value="-57.21" calcext:value-type="float">
            <text:p>-57.21</text:p>
          </table:table-cell>
          <table:table-cell office:value-type="float" office:value="-56.36" calcext:value-type="float">
            <text:p>-56.36</text:p>
          </table:table-cell>
          <table:table-cell office:value-type="float" office:value="-59.68" calcext:value-type="float">
            <text:p>-59.68</text:p>
          </table:table-cell>
          <table:table-cell office:value-type="float" office:value="-55.55" calcext:value-type="float">
            <text:p>-55.55</text:p>
          </table:table-cell>
          <table:table-cell office:value-type="float" office:value="-55.19" calcext:value-type="float">
            <text:p>-55.19</text:p>
          </table:table-cell>
          <table:table-cell table:formula="of:=AVERAGE([.D49:.H49])" office:value-type="float" office:value="0.27344" calcext:value-type="float">
            <text:p>0.27344</text:p>
          </table:table-cell>
          <table:table-cell table:formula="of:=COM.MICROSOFT.STDEV.S([.D49:.H49])" office:value-type="float" office:value="0.00734186624776018" calcext:value-type="float">
            <text:p>0.00734186624776</text:p>
          </table:table-cell>
          <table:table-cell table:formula="of:=AVERAGE([.I49:.M49])" office:value-type="float" office:value="-56.798" calcext:value-type="float">
            <text:p>-56.798</text:p>
          </table:table-cell>
          <table:table-cell table:formula="of:=COM.MICROSOFT.STDEV.S([.I49:.M49])" office:value-type="float" office:value="1.78960051408129" calcext:value-type="float">
            <text:p>1.7896005140812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268" calcext:value-type="float">
            <text:p>0.3268</text:p>
          </table:table-cell>
          <table:table-cell office:value-type="float" office:value="-56.02" calcext:value-type="float">
            <text:p>-56.02</text:p>
          </table:table-cell>
          <table:table-cell office:value-type="float" office:value="-58.6" calcext:value-type="float">
            <text:p>-58.6</text:p>
          </table:table-cell>
          <table:table-cell office:value-type="float" office:value="-57" calcext:value-type="float">
            <text:p>-57</text:p>
          </table:table-cell>
          <table:table-cell office:value-type="float" office:value="-56.52" calcext:value-type="float">
            <text:p>-56.52</text:p>
          </table:table-cell>
          <table:table-cell office:value-type="float" office:value="-54.45" calcext:value-type="float">
            <text:p>-54.45</text:p>
          </table:table-cell>
          <table:table-cell table:formula="of:=AVERAGE([.D50:.H50])" office:value-type="float" office:value="0.31856" calcext:value-type="float">
            <text:p>0.31856</text:p>
          </table:table-cell>
          <table:table-cell table:formula="of:=COM.MICROSOFT.STDEV.S([.D50:.H50])" office:value-type="float" office:value="0.00717133181494204" calcext:value-type="float">
            <text:p>0.007171331814942</text:p>
          </table:table-cell>
          <table:table-cell table:formula="of:=AVERAGE([.I50:.M50])" office:value-type="float" office:value="-56.518" calcext:value-type="float">
            <text:p>-56.518</text:p>
          </table:table-cell>
          <table:table-cell table:formula="of:=COM.MICROSOFT.STDEV.S([.I50:.M50])" office:value-type="float" office:value="1.50762064193881" calcext:value-type="float">
            <text:p>1.5076206419388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361" calcext:value-type="float">
            <text:p>0.361</text:p>
          </table:table-cell>
          <table:table-cell office:value-type="float" office:value="-55.35" calcext:value-type="float">
            <text:p>-55.35</text:p>
          </table:table-cell>
          <table:table-cell office:value-type="float" office:value="-55.9" calcext:value-type="float">
            <text:p>-55.9</text:p>
          </table:table-cell>
          <table:table-cell office:value-type="float" office:value="-57.3" calcext:value-type="float">
            <text:p>-57.3</text:p>
          </table:table-cell>
          <table:table-cell office:value-type="float" office:value="-56.22" calcext:value-type="float">
            <text:p>-56.22</text:p>
          </table:table-cell>
          <table:table-cell office:value-type="float" office:value="-54.45" calcext:value-type="float">
            <text:p>-54.45</text:p>
          </table:table-cell>
          <table:table-cell table:formula="of:=AVERAGE([.D51:.H51])" office:value-type="float" office:value="0.36666" calcext:value-type="float">
            <text:p>0.36666</text:p>
          </table:table-cell>
          <table:table-cell table:formula="of:=COM.MICROSOFT.STDEV.S([.D51:.H51])" office:value-type="float" office:value="0.00397781346973435" calcext:value-type="float">
            <text:p>0.003977813469734</text:p>
          </table:table-cell>
          <table:table-cell table:formula="of:=AVERAGE([.I51:.M51])" office:value-type="float" office:value="-55.844" calcext:value-type="float">
            <text:p>-55.844</text:p>
          </table:table-cell>
          <table:table-cell table:formula="of:=COM.MICROSOFT.STDEV.S([.I51:.M51])" office:value-type="float" office:value="1.05495497534255" calcext:value-type="float">
            <text:p>1.05495497534255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4613" calcext:value-type="float">
            <text:p>0.4613</text:p>
          </table:table-cell>
          <table:table-cell office:value-type="float" office:value="-56.78" calcext:value-type="float">
            <text:p>-56.78</text:p>
          </table:table-cell>
          <table:table-cell office:value-type="float" office:value="-54.7" calcext:value-type="float">
            <text:p>-54.7</text:p>
          </table:table-cell>
          <table:table-cell office:value-type="float" office:value="-55.7" calcext:value-type="float">
            <text:p>-55.7</text:p>
          </table:table-cell>
          <table:table-cell office:value-type="float" office:value="-55.24" calcext:value-type="float">
            <text:p>-55.24</text:p>
          </table:table-cell>
          <table:table-cell office:value-type="float" office:value="-55.23" calcext:value-type="float">
            <text:p>-55.23</text:p>
          </table:table-cell>
          <table:table-cell table:formula="of:=AVERAGE([.D52:.H52])" office:value-type="float" office:value="0.45658" calcext:value-type="float">
            <text:p>0.45658</text:p>
          </table:table-cell>
          <table:table-cell table:formula="of:=COM.MICROSOFT.STDEV.S([.D52:.H52])" office:value-type="float" office:value="0.00774706395997864" calcext:value-type="float">
            <text:p>0.007747063959979</text:p>
          </table:table-cell>
          <table:table-cell table:formula="of:=AVERAGE([.I52:.M52])" office:value-type="float" office:value="-55.53" calcext:value-type="float">
            <text:p>-55.53</text:p>
          </table:table-cell>
          <table:table-cell table:formula="of:=COM.MICROSOFT.STDEV.S([.I52:.M52])" office:value-type="float" office:value="0.783326241102646" calcext:value-type="float">
            <text:p>0.78332624110264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562" calcext:value-type="float">
            <text:p>0.562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47" calcext:value-type="float">
            <text:p>0.547</text:p>
          </table:table-cell>
          <table:table-cell office:value-type="float" office:value="-56.13" calcext:value-type="float">
            <text:p>-56.13</text:p>
          </table:table-cell>
          <table:table-cell office:value-type="float" office:value="-54.7" calcext:value-type="float">
            <text:p>-54.7</text:p>
          </table:table-cell>
          <table:table-cell office:value-type="float" office:value="-56.07" calcext:value-type="float">
            <text:p>-56.07</text:p>
          </table:table-cell>
          <table:table-cell office:value-type="float" office:value="-55.1" calcext:value-type="float">
            <text:p>-55.1</text:p>
          </table:table-cell>
          <table:table-cell office:value-type="float" office:value="-56.15" calcext:value-type="float">
            <text:p>-56.15</text:p>
          </table:table-cell>
          <table:table-cell table:formula="of:=AVERAGE([.D53:.H53])" office:value-type="float" office:value="0.54878" calcext:value-type="float">
            <text:p>0.54878</text:p>
          </table:table-cell>
          <table:table-cell table:formula="of:=COM.MICROSOFT.STDEV.S([.D53:.H53])" office:value-type="float" office:value="0.00768355386523711" calcext:value-type="float">
            <text:p>0.007683553865237</text:p>
          </table:table-cell>
          <table:table-cell table:formula="of:=AVERAGE([.I53:.M53])" office:value-type="float" office:value="-55.63" calcext:value-type="float">
            <text:p>-55.63</text:p>
          </table:table-cell>
          <table:table-cell table:formula="of:=COM.MICROSOFT.STDEV.S([.I53:.M53])" office:value-type="float" office:value="0.681872422084952" calcext:value-type="float">
            <text:p>0.68187242208495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6377" calcext:value-type="float">
            <text:p>0.6377</text:p>
          </table:table-cell>
          <table:table-cell office:value-type="float" office:value="-55.03" calcext:value-type="float">
            <text:p>-55.03</text:p>
          </table:table-cell>
          <table:table-cell office:value-type="float" office:value="-56.7" calcext:value-type="float">
            <text:p>-56.7</text:p>
          </table:table-cell>
          <table:table-cell office:value-type="float" office:value="-55.43" calcext:value-type="float">
            <text:p>-55.43</text:p>
          </table:table-cell>
          <table:table-cell office:value-type="float" office:value="-55.39" calcext:value-type="float">
            <text:p>-55.39</text:p>
          </table:table-cell>
          <table:table-cell office:value-type="float" office:value="-56.16" calcext:value-type="float">
            <text:p>-56.16</text:p>
          </table:table-cell>
          <table:table-cell table:formula="of:=AVERAGE([.D54:.H54])" office:value-type="float" office:value="0.63462" calcext:value-type="float">
            <text:p>0.63462</text:p>
          </table:table-cell>
          <table:table-cell table:formula="of:=COM.MICROSOFT.STDEV.S([.D54:.H54])" office:value-type="float" office:value="0.00923563749829975" calcext:value-type="float">
            <text:p>0.0092356374983</text:p>
          </table:table-cell>
          <table:table-cell table:formula="of:=AVERAGE([.I54:.M54])" office:value-type="float" office:value="-55.742" calcext:value-type="float">
            <text:p>-55.742</text:p>
          </table:table-cell>
          <table:table-cell table:formula="of:=COM.MICROSOFT.STDEV.S([.I54:.M54])" office:value-type="float" office:value="0.674662878777245" calcext:value-type="float">
            <text:p>0.674662878777245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281" calcext:value-type="float">
            <text:p>0.7281</text:p>
          </table:table-cell>
          <table:table-cell office:value-type="float" office:value="-56.11" calcext:value-type="float">
            <text:p>-56.11</text:p>
          </table:table-cell>
          <table:table-cell office:value-type="float" office:value="-57.05" calcext:value-type="float">
            <text:p>-57.05</text:p>
          </table:table-cell>
          <table:table-cell office:value-type="float" office:value="-56.19" calcext:value-type="float">
            <text:p>-56.19</text:p>
          </table:table-cell>
          <table:table-cell office:value-type="float" office:value="-56.38" calcext:value-type="float">
            <text:p>-56.38</text:p>
          </table:table-cell>
          <table:table-cell office:value-type="float" office:value="-55.37" calcext:value-type="float">
            <text:p>-55.37</text:p>
          </table:table-cell>
          <table:table-cell table:formula="of:=AVERAGE([.D55:.H55])" office:value-type="float" office:value="0.72626" calcext:value-type="float">
            <text:p>0.72626</text:p>
          </table:table-cell>
          <table:table-cell table:formula="of:=COM.MICROSOFT.STDEV.S([.D55:.H55])" office:value-type="float" office:value="0.00639671790842775" calcext:value-type="float">
            <text:p>0.006396717908428</text:p>
          </table:table-cell>
          <table:table-cell table:formula="of:=AVERAGE([.I55:.M55])" office:value-type="float" office:value="-56.22" calcext:value-type="float">
            <text:p>-56.22</text:p>
          </table:table-cell>
          <table:table-cell table:formula="of:=COM.MICROSOFT.STDEV.S([.I55:.M55])" office:value-type="float" office:value="0.602079728939615" calcext:value-type="float">
            <text:p>0.602079728939615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4.5" calcext:value-type="float">
            <text:p>4.5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24" calcext:value-type="float">
            <text:p>0.824</text:p>
          </table:table-cell>
          <table:table-cell office:value-type="float" office:value="-55.94" calcext:value-type="float">
            <text:p>-55.94</text:p>
          </table:table-cell>
          <table:table-cell office:value-type="float" office:value="-56.52" calcext:value-type="float">
            <text:p>-56.52</text:p>
          </table:table-cell>
          <table:table-cell office:value-type="float" office:value="-56.65" calcext:value-type="float">
            <text:p>-56.65</text:p>
          </table:table-cell>
          <table:table-cell office:value-type="float" office:value="-55.23" calcext:value-type="float">
            <text:p>-55.23</text:p>
          </table:table-cell>
          <table:table-cell office:value-type="float" office:value="-56.63" calcext:value-type="float">
            <text:p>-56.63</text:p>
          </table:table-cell>
          <table:table-cell table:formula="of:=AVERAGE([.D56:.H56])" office:value-type="float" office:value="0.82348" calcext:value-type="float">
            <text:p>0.82348</text:p>
          </table:table-cell>
          <table:table-cell table:formula="of:=COM.MICROSOFT.STDEV.S([.D56:.H56])" office:value-type="float" office:value="0.00701548287717957" calcext:value-type="float">
            <text:p>0.00701548287718</text:p>
          </table:table-cell>
          <table:table-cell table:formula="of:=AVERAGE([.I56:.M56])" office:value-type="float" office:value="-56.194" calcext:value-type="float">
            <text:p>-56.194</text:p>
          </table:table-cell>
          <table:table-cell table:formula="of:=COM.MICROSOFT.STDEV.S([.I56:.M56])" office:value-type="float" office:value="0.61198856198462" calcext:value-type="float">
            <text:p>0.6119885619846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19" calcext:value-type="float">
            <text:p>0.9019</text:p>
          </table:table-cell>
          <table:table-cell office:value-type="float" office:value="-55.31" calcext:value-type="float">
            <text:p>-55.31</text:p>
          </table:table-cell>
          <table:table-cell office:value-type="float" office:value="-55.75" calcext:value-type="float">
            <text:p>-55.75</text:p>
          </table:table-cell>
          <table:table-cell office:value-type="float" office:value="-55.68" calcext:value-type="float">
            <text:p>-55.68</text:p>
          </table:table-cell>
          <table:table-cell office:value-type="float" office:value="-56.75" calcext:value-type="float">
            <text:p>-56.75</text:p>
          </table:table-cell>
          <table:table-cell office:value-type="float" office:value="-55.63" calcext:value-type="float">
            <text:p>-55.63</text:p>
          </table:table-cell>
          <table:table-cell table:formula="of:=AVERAGE([.D57:.H57])" office:value-type="float" office:value="0.89828" calcext:value-type="float">
            <text:p>0.89828</text:p>
          </table:table-cell>
          <table:table-cell table:formula="of:=COM.MICROSOFT.STDEV.S([.D57:.H57])" office:value-type="float" office:value="0.0071764893924537" calcext:value-type="float">
            <text:p>0.007176489392454</text:p>
          </table:table-cell>
          <table:table-cell table:formula="of:=AVERAGE([.I57:.M57])" office:value-type="float" office:value="-55.824" calcext:value-type="float">
            <text:p>-55.824</text:p>
          </table:table-cell>
          <table:table-cell table:formula="of:=COM.MICROSOFT.STDEV.S([.I57:.M57])" office:value-type="float" office:value="0.544407935283827" calcext:value-type="float">
            <text:p>0.54440793528382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1719" calcext:value-type="float">
            <text:p>0.011719</text:p>
          </table:table-cell>
          <table:table-cell office:value-type="float" office:value="0.011512" calcext:value-type="float">
            <text:p>0.011512</text:p>
          </table:table-cell>
          <table:table-cell office:value-type="float" office:value="0.012069" calcext:value-type="float">
            <text:p>0.012069</text:p>
          </table:table-cell>
          <table:table-cell office:value-type="float" office:value="0.011519" calcext:value-type="float">
            <text:p>0.011519</text:p>
          </table:table-cell>
          <table:table-cell office:value-type="float" office:value="0.011066" calcext:value-type="float">
            <text:p>0.011066</text:p>
          </table:table-cell>
          <table:table-cell office:value-type="float" office:value="5.89" calcext:value-type="float">
            <text:p>5.89</text:p>
          </table:table-cell>
          <table:table-cell office:value-type="float" office:value="4.26" calcext:value-type="float">
            <text:p>4.26</text:p>
          </table:table-cell>
          <table:table-cell office:value-type="float" office:value="4.03" calcext:value-type="float">
            <text:p>4.03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 table:formula="of:=AVERAGE([.D58:.H58])" office:value-type="float" office:value="0.011577" calcext:value-type="float">
            <text:p>0.011577</text:p>
          </table:table-cell>
          <table:table-cell table:formula="of:=COM.MICROSOFT.STDEV.S([.D58:.H58])" office:value-type="float" office:value="0.00036432746259375" calcext:value-type="float">
            <text:p>0.000364327462594</text:p>
          </table:table-cell>
          <table:table-cell table:formula="of:=AVERAGE([.I58:.M58])" office:value-type="float" office:value="4.256" calcext:value-type="float">
            <text:p>4.256</text:p>
          </table:table-cell>
          <table:table-cell table:formula="of:=COM.MICROSOFT.STDEV.S([.I58:.M58])" office:value-type="float" office:value="1.06804962431527" calcext:value-type="float">
            <text:p>1.0680496243152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5.92" calcext:value-type="float">
            <text:p>5.92</text:p>
          </table:table-cell>
          <table:table-cell office:value-type="float" office:value="6.52" calcext:value-type="float">
            <text:p>6.52</text:p>
          </table:table-cell>
          <table:table-cell office:value-type="float" office:value="6.2" calcext:value-type="float">
            <text:p>6.2</text:p>
          </table:table-cell>
          <table:table-cell office:value-type="float" office:value="5.58" calcext:value-type="float">
            <text:p>5.58</text:p>
          </table:table-cell>
          <table:table-cell office:value-type="float" office:value="4.29" calcext:value-type="float">
            <text:p>4.29</text:p>
          </table:table-cell>
          <table:table-cell table:formula="of:=AVERAGE([.D59:.H59])" office:value-type="float" office:value="0.02381" calcext:value-type="float">
            <text:p>0.02381</text:p>
          </table:table-cell>
          <table:table-cell table:formula="of:=COM.MICROSOFT.STDEV.S([.D59:.H59])" office:value-type="float" office:value="0.00045265881191025" calcext:value-type="float">
            <text:p>0.00045265881191</text:p>
          </table:table-cell>
          <table:table-cell table:formula="of:=AVERAGE([.I59:.M59])" office:value-type="float" office:value="5.702" calcext:value-type="float">
            <text:p>5.702</text:p>
          </table:table-cell>
          <table:table-cell table:formula="of:=COM.MICROSOFT.STDEV.S([.I59:.M59])" office:value-type="float" office:value="0.862160077943766" calcext:value-type="float">
            <text:p>0.862160077943766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588" calcext:value-type="float">
            <text:p>0.03588</text:p>
          </table:table-cell>
          <table:table-cell office:value-type="float" office:value="5.13" calcext:value-type="float">
            <text:p>5.13</text:p>
          </table:table-cell>
          <table:table-cell office:value-type="float" office:value="5.4" calcext:value-type="float">
            <text:p>5.4</text:p>
          </table:table-cell>
          <table:table-cell office:value-type="float" office:value="5.53" calcext:value-type="float">
            <text:p>5.53</text:p>
          </table:table-cell>
          <table:table-cell office:value-type="float" office:value="5.99" calcext:value-type="float">
            <text:p>5.99</text:p>
          </table:table-cell>
          <table:table-cell office:value-type="float" office:value="6.08" calcext:value-type="float">
            <text:p>6.08</text:p>
          </table:table-cell>
          <table:table-cell table:formula="of:=AVERAGE([.D60:.H60])" office:value-type="float" office:value="0.035864" calcext:value-type="float">
            <text:p>0.035864</text:p>
          </table:table-cell>
          <table:table-cell table:formula="of:=COM.MICROSOFT.STDEV.S([.D60:.H60])" office:value-type="float" office:value="0.00032439173848913" calcext:value-type="float">
            <text:p>0.000324391738489</text:p>
          </table:table-cell>
          <table:table-cell table:formula="of:=AVERAGE([.I60:.M60])" office:value-type="float" office:value="5.626" calcext:value-type="float">
            <text:p>5.626</text:p>
          </table:table-cell>
          <table:table-cell table:formula="of:=COM.MICROSOFT.STDEV.S([.I60:.M60])" office:value-type="float" office:value="0.401534556420739" calcext:value-type="float">
            <text:p>0.40153455642073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738" calcext:value-type="float">
            <text:p>0.0473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0.04796" calcext:value-type="float">
            <text:p>0.04796</text:p>
          </table:table-cell>
          <table:table-cell office:value-type="float" office:value="5.23" calcext:value-type="float">
            <text:p>5.23</text:p>
          </table:table-cell>
          <table:table-cell office:value-type="float" office:value="5.38" calcext:value-type="float">
            <text:p>5.38</text:p>
          </table:table-cell>
          <table:table-cell office:value-type="float" office:value="4.3" calcext:value-type="float">
            <text:p>4.3</text:p>
          </table:table-cell>
          <table:table-cell office:value-type="float" office:value="5.02" calcext:value-type="float">
            <text:p>5.02</text:p>
          </table:table-cell>
          <table:table-cell office:value-type="float" office:value="5.73" calcext:value-type="float">
            <text:p>5.73</text:p>
          </table:table-cell>
          <table:table-cell table:formula="of:=AVERAGE([.D61:.H61])" office:value-type="float" office:value="0.047756" calcext:value-type="float">
            <text:p>0.047756</text:p>
          </table:table-cell>
          <table:table-cell table:formula="of:=COM.MICROSOFT.STDEV.S([.D61:.H61])" office:value-type="float" office:value="0.000290310178946587" calcext:value-type="float">
            <text:p>0.000290310178947</text:p>
          </table:table-cell>
          <table:table-cell table:formula="of:=AVERAGE([.I61:.M61])" office:value-type="float" office:value="5.132" calcext:value-type="float">
            <text:p>5.132</text:p>
          </table:table-cell>
          <table:table-cell table:formula="of:=COM.MICROSOFT.STDEV.S([.I61:.M61])" office:value-type="float" office:value="0.532325088644148" calcext:value-type="float">
            <text:p>0.53232508864414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5879" calcext:value-type="float">
            <text:p>0.05879</text:p>
          </table:table-cell>
          <table:table-cell office:value-type="float" office:value="0.05934" calcext:value-type="float">
            <text:p>0.05934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0.06007" calcext:value-type="float">
            <text:p>0.06007</text:p>
          </table:table-cell>
          <table:table-cell office:value-type="float" office:value="0.05868" calcext:value-type="float">
            <text:p>0.05868</text:p>
          </table:table-cell>
          <table:table-cell office:value-type="float" office:value="5.45" calcext:value-type="float">
            <text:p>5.45</text:p>
          </table:table-cell>
          <table:table-cell office:value-type="float" office:value="5.32" calcext:value-type="float">
            <text:p>5.32</text:p>
          </table:table-cell>
          <table:table-cell office:value-type="float" office:value="4.47" calcext:value-type="float">
            <text:p>4.47</text:p>
          </table:table-cell>
          <table:table-cell office:value-type="float" office:value="5.95" calcext:value-type="float">
            <text:p>5.95</text:p>
          </table:table-cell>
          <table:table-cell office:value-type="float" office:value="5.29" calcext:value-type="float">
            <text:p>5.29</text:p>
          </table:table-cell>
          <table:table-cell table:formula="of:=AVERAGE([.D62:.H62])" office:value-type="float" office:value="0.059212" calcext:value-type="float">
            <text:p>0.059212</text:p>
          </table:table-cell>
          <table:table-cell table:formula="of:=COM.MICROSOFT.STDEV.S([.D62:.H62])" office:value-type="float" office:value="0.000551062609872963" calcext:value-type="float">
            <text:p>0.000551062609873</text:p>
          </table:table-cell>
          <table:table-cell table:formula="of:=AVERAGE([.I62:.M62])" office:value-type="float" office:value="5.296" calcext:value-type="float">
            <text:p>5.296</text:p>
          </table:table-cell>
          <table:table-cell table:formula="of:=COM.MICROSOFT.STDEV.S([.I62:.M62])" office:value-type="float" office:value="0.532522300002545" calcext:value-type="float">
            <text:p>0.532522300002545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07113" calcext:value-type="float">
            <text:p>0.07113</text:p>
          </table:table-cell>
          <table:table-cell office:value-type="float" office:value="0.07126" calcext:value-type="float">
            <text:p>0.07126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71" calcext:value-type="float">
            <text:p>0.071</text:p>
          </table:table-cell>
          <table:table-cell office:value-type="float" office:value="5.12" calcext:value-type="float">
            <text:p>5.12</text:p>
          </table:table-cell>
          <table:table-cell office:value-type="float" office:value="4.98" calcext:value-type="float">
            <text:p>4.98</text:p>
          </table:table-cell>
          <table:table-cell office:value-type="float" office:value="5.43" calcext:value-type="float">
            <text:p>5.43</text:p>
          </table:table-cell>
          <table:table-cell office:value-type="float" office:value="5.47" calcext:value-type="float">
            <text:p>5.47</text:p>
          </table:table-cell>
          <table:table-cell office:value-type="float" office:value="4.72" calcext:value-type="float">
            <text:p>4.72</text:p>
          </table:table-cell>
          <table:table-cell table:formula="of:=AVERAGE([.D63:.H63])" office:value-type="float" office:value="0.071092" calcext:value-type="float">
            <text:p>0.071092</text:p>
          </table:table-cell>
          <table:table-cell table:formula="of:=COM.MICROSOFT.STDEV.S([.D63:.H63])" office:value-type="float" office:value="0.000121531888819356" calcext:value-type="float">
            <text:p>0.000121531888819</text:p>
          </table:table-cell>
          <table:table-cell table:formula="of:=AVERAGE([.I63:.M63])" office:value-type="float" office:value="5.144" calcext:value-type="float">
            <text:p>5.144</text:p>
          </table:table-cell>
          <table:table-cell table:formula="of:=COM.MICROSOFT.STDEV.S([.I63:.M63])" office:value-type="float" office:value="0.314372390645235" calcext:value-type="float">
            <text:p>0.314372390645235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8263" calcext:value-type="float">
            <text:p>0.08263</text:p>
          </table:table-cell>
          <table:table-cell office:value-type="float" office:value="4.95" calcext:value-type="float">
            <text:p>4.95</text:p>
          </table:table-cell>
          <table:table-cell office:value-type="float" office:value="5.01" calcext:value-type="float">
            <text:p>5.01</text:p>
          </table:table-cell>
          <table:table-cell office:value-type="float" office:value="4.88" calcext:value-type="float">
            <text:p>4.88</text:p>
          </table:table-cell>
          <table:table-cell office:value-type="float" office:value="4.21" calcext:value-type="float">
            <text:p>4.21</text:p>
          </table:table-cell>
          <table:table-cell office:value-type="float" office:value="5.13" calcext:value-type="float">
            <text:p>5.13</text:p>
          </table:table-cell>
          <table:table-cell table:formula="of:=AVERAGE([.D64:.H64])" office:value-type="float" office:value="0.082848" calcext:value-type="float">
            <text:p>0.082848</text:p>
          </table:table-cell>
          <table:table-cell table:formula="of:=COM.MICROSOFT.STDEV.S([.D64:.H64])" office:value-type="float" office:value="0.000248133028837354" calcext:value-type="float">
            <text:p>0.000248133028837</text:p>
          </table:table-cell>
          <table:table-cell table:formula="of:=AVERAGE([.I64:.M64])" office:value-type="float" office:value="4.836" calcext:value-type="float">
            <text:p>4.836</text:p>
          </table:table-cell>
          <table:table-cell table:formula="of:=COM.MICROSOFT.STDEV.S([.I64:.M64])" office:value-type="float" office:value="0.36177340974704" calcext:value-type="float">
            <text:p>0.36177340974704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0.09435" calcext:value-type="float">
            <text:p>0.09435</text:p>
          </table:table-cell>
          <table:table-cell office:value-type="float" office:value="0.09457" calcext:value-type="float">
            <text:p>0.09457</text:p>
          </table:table-cell>
          <table:table-cell office:value-type="float" office:value="0.09429" calcext:value-type="float">
            <text:p>0.09429</text:p>
          </table:table-cell>
          <table:table-cell office:value-type="float" office:value="5.3" calcext:value-type="float">
            <text:p>5.3</text:p>
          </table:table-cell>
          <table:table-cell office:value-type="float" office:value="5.21" calcext:value-type="float">
            <text:p>5.21</text:p>
          </table:table-cell>
          <table:table-cell office:value-type="float" office:value="5.47" calcext:value-type="float">
            <text:p>5.47</text:p>
          </table:table-cell>
          <table:table-cell office:value-type="float" office:value="5.03" calcext:value-type="float">
            <text:p>5.03</text:p>
          </table:table-cell>
          <table:table-cell office:value-type="float" office:value="5.38" calcext:value-type="float">
            <text:p>5.38</text:p>
          </table:table-cell>
          <table:table-cell table:formula="of:=AVERAGE([.D65:.H65])" office:value-type="float" office:value="0.094406" calcext:value-type="float">
            <text:p>0.094406</text:p>
          </table:table-cell>
          <table:table-cell table:formula="of:=COM.MICROSOFT.STDEV.S([.D65:.H65])" office:value-type="float" office:value="0.000181466250305669" calcext:value-type="float">
            <text:p>0.000181466250306</text:p>
          </table:table-cell>
          <table:table-cell table:formula="of:=AVERAGE([.I65:.M65])" office:value-type="float" office:value="5.278" calcext:value-type="float">
            <text:p>5.278</text:p>
          </table:table-cell>
          <table:table-cell table:formula="of:=COM.MICROSOFT.STDEV.S([.I65:.M65])" office:value-type="float" office:value="0.16873055443517" calcext:value-type="float">
            <text:p>0.1687305544351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11876" calcext:value-type="float">
            <text:p>0.11876</text:p>
          </table:table-cell>
          <table:table-cell office:value-type="float" office:value="0.11784" calcext:value-type="float">
            <text:p>0.11784</text:p>
          </table:table-cell>
          <table:table-cell office:value-type="float" office:value="0.11818" calcext:value-type="float">
            <text:p>0.11818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1869" calcext:value-type="float">
            <text:p>0.11869</text:p>
          </table:table-cell>
          <table:table-cell office:value-type="float" office:value="4.85" calcext:value-type="float">
            <text:p>4.85</text:p>
          </table:table-cell>
          <table:table-cell office:value-type="float" office:value="4.95" calcext:value-type="float">
            <text:p>4.95</text:p>
          </table:table-cell>
          <table:table-cell office:value-type="float" office:value="4.65" calcext:value-type="float">
            <text:p>4.65</text:p>
          </table:table-cell>
          <table:table-cell office:value-type="float" office:value="5.06" calcext:value-type="float">
            <text:p>5.06</text:p>
          </table:table-cell>
          <table:table-cell office:value-type="float" office:value="4.86" calcext:value-type="float">
            <text:p>4.86</text:p>
          </table:table-cell>
          <table:table-cell table:formula="of:=AVERAGE([.D66:.H66])" office:value-type="float" office:value="0.118474" calcext:value-type="float">
            <text:p>0.118474</text:p>
          </table:table-cell>
          <table:table-cell table:formula="of:=COM.MICROSOFT.STDEV.S([.D66:.H66])" office:value-type="float" office:value="0.000446743774438992" calcext:value-type="float">
            <text:p>0.000446743774439</text:p>
          </table:table-cell>
          <table:table-cell table:formula="of:=AVERAGE([.I66:.M66])" office:value-type="float" office:value="4.874" calcext:value-type="float">
            <text:p>4.874</text:p>
          </table:table-cell>
          <table:table-cell table:formula="of:=COM.MICROSOFT.STDEV.S([.I66:.M66])" office:value-type="float" office:value="0.151095995976068" calcext:value-type="float">
            <text:p>0.15109599597606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4254" calcext:value-type="float">
            <text:p>0.14254</text:p>
          </table:table-cell>
          <table:table-cell office:value-type="float" office:value="0.14253" calcext:value-type="float">
            <text:p>0.14253</text:p>
          </table:table-cell>
          <table:table-cell office:value-type="float" office:value="0.14234" calcext:value-type="float">
            <text:p>0.14234</text:p>
          </table:table-cell>
          <table:table-cell office:value-type="float" office:value="0.14231" calcext:value-type="float">
            <text:p>0.14231</text:p>
          </table:table-cell>
          <table:table-cell office:value-type="float" office:value="0.14068" calcext:value-type="float">
            <text:p>0.14068</text:p>
          </table:table-cell>
          <table:table-cell office:value-type="float" office:value="5.16" calcext:value-type="float">
            <text:p>5.16</text:p>
          </table:table-cell>
          <table:table-cell office:value-type="float" office:value="5.23" calcext:value-type="float">
            <text:p>5.23</text:p>
          </table:table-cell>
          <table:table-cell office:value-type="float" office:value="5.16" calcext:value-type="float">
            <text:p>5.16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 table:formula="of:=AVERAGE([.D67:.H67])" office:value-type="float" office:value="0.14208" calcext:value-type="float">
            <text:p>0.14208</text:p>
          </table:table-cell>
          <table:table-cell table:formula="of:=COM.MICROSOFT.STDEV.S([.D67:.H67])" office:value-type="float" office:value="0.000789715138515154" calcext:value-type="float">
            <text:p>0.000789715138515</text:p>
          </table:table-cell>
          <table:table-cell table:formula="of:=AVERAGE([.I67:.M67])" office:value-type="float" office:value="5.12" calcext:value-type="float">
            <text:p>5.12</text:p>
          </table:table-cell>
          <table:table-cell table:formula="of:=COM.MICROSOFT.STDEV.S([.I67:.M67])" office:value-type="float" office:value="0.0992471662063963" calcext:value-type="float">
            <text:p>0.099247166206396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16486" calcext:value-type="float">
            <text:p>0.16486</text:p>
          </table:table-cell>
          <table:table-cell office:value-type="float" office:value="0.16482" calcext:value-type="float">
            <text:p>0.16482</text:p>
          </table:table-cell>
          <table:table-cell office:value-type="float" office:value="0.16634" calcext:value-type="float">
            <text:p>0.16634</text:p>
          </table:table-cell>
          <table:table-cell office:value-type="float" office:value="0.16568" calcext:value-type="float">
            <text:p>0.16568</text:p>
          </table:table-cell>
          <table:table-cell office:value-type="float" office:value="0.16534" calcext:value-type="float">
            <text:p>0.16534</text:p>
          </table:table-cell>
          <table:table-cell office:value-type="float" office:value="5.2" calcext:value-type="float">
            <text:p>5.2</text:p>
          </table:table-cell>
          <table:table-cell office:value-type="float" office:value="5.14" calcext:value-type="float">
            <text:p>5.14</text:p>
          </table:table-cell>
          <table:table-cell office:value-type="float" office:value="4.9" calcext:value-type="float">
            <text:p>4.9</text:p>
          </table:table-cell>
          <table:table-cell office:value-type="float" office:value="4.87" calcext:value-type="float">
            <text:p>4.87</text:p>
          </table:table-cell>
          <table:table-cell office:value-type="float" office:value="5.26" calcext:value-type="float">
            <text:p>5.26</text:p>
          </table:table-cell>
          <table:table-cell table:formula="of:=AVERAGE([.D68:.H68])" office:value-type="float" office:value="0.165408" calcext:value-type="float">
            <text:p>0.165408</text:p>
          </table:table-cell>
          <table:table-cell table:formula="of:=COM.MICROSOFT.STDEV.S([.D68:.H68])" office:value-type="float" office:value="0.000631125977915663" calcext:value-type="float">
            <text:p>0.000631125977916</text:p>
          </table:table-cell>
          <table:table-cell table:formula="of:=AVERAGE([.I68:.M68])" office:value-type="float" office:value="5.074" calcext:value-type="float">
            <text:p>5.074</text:p>
          </table:table-cell>
          <table:table-cell table:formula="of:=COM.MICROSOFT.STDEV.S([.I68:.M68])" office:value-type="float" office:value="0.177988763690296" calcext:value-type="float">
            <text:p>0.177988763690296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9057" calcext:value-type="float">
            <text:p>0.19057</text:p>
          </table:table-cell>
          <table:table-cell office:value-type="float" office:value="0.19021" calcext:value-type="float">
            <text:p>0.19021</text:p>
          </table:table-cell>
          <table:table-cell office:value-type="float" office:value="0.19052" calcext:value-type="float">
            <text:p>0.19052</text:p>
          </table:table-cell>
          <table:table-cell office:value-type="float" office:value="0.19063" calcext:value-type="float">
            <text:p>0.19063</text:p>
          </table:table-cell>
          <table:table-cell office:value-type="float" office:value="0.19108" calcext:value-type="float">
            <text:p>0.19108</text:p>
          </table:table-cell>
          <table:table-cell office:value-type="float" office:value="5.14" calcext:value-type="float">
            <text:p>5.14</text:p>
          </table:table-cell>
          <table:table-cell office:value-type="float" office:value="5.16" calcext:value-type="float">
            <text:p>5.16</text:p>
          </table:table-cell>
          <table:table-cell office:value-type="float" office:value="5.2" calcext:value-type="float">
            <text:p>5.2</text:p>
          </table:table-cell>
          <table:table-cell office:value-type="float" office:value="5.19" calcext:value-type="float">
            <text:p>5.19</text:p>
          </table:table-cell>
          <table:table-cell office:value-type="float" office:value="4.94" calcext:value-type="float">
            <text:p>4.94</text:p>
          </table:table-cell>
          <table:table-cell table:formula="of:=AVERAGE([.D69:.H69])" office:value-type="float" office:value="0.190602" calcext:value-type="float">
            <text:p>0.190602</text:p>
          </table:table-cell>
          <table:table-cell table:formula="of:=COM.MICROSOFT.STDEV.S([.D69:.H69])" office:value-type="float" office:value="0.000312521999225658" calcext:value-type="float">
            <text:p>0.000312521999226</text:p>
          </table:table-cell>
          <table:table-cell table:formula="of:=AVERAGE([.I69:.M69])" office:value-type="float" office:value="5.126" calcext:value-type="float">
            <text:p>5.126</text:p>
          </table:table-cell>
          <table:table-cell table:formula="of:=COM.MICROSOFT.STDEV.S([.I69:.M69])" office:value-type="float" office:value="0.106677082824757" calcext:value-type="float">
            <text:p>0.10667708282475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2157" calcext:value-type="float">
            <text:p>0.2157</text:p>
          </table:table-cell>
          <table:table-cell office:value-type="float" office:value="5.24" calcext:value-type="float">
            <text:p>5.24</text:p>
          </table:table-cell>
          <table:table-cell office:value-type="float" office:value="5.13" calcext:value-type="float">
            <text:p>5.13</text:p>
          </table:table-cell>
          <table:table-cell office:value-type="float" office:value="5.04" calcext:value-type="float">
            <text:p>5.04</text:p>
          </table:table-cell>
          <table:table-cell office:value-type="float" office:value="4.99" calcext:value-type="float">
            <text:p>4.99</text:p>
          </table:table-cell>
          <table:table-cell office:value-type="float" office:value="5.12" calcext:value-type="float">
            <text:p>5.12</text:p>
          </table:table-cell>
          <table:table-cell table:formula="of:=AVERAGE([.D70:.H70])" office:value-type="float" office:value="0.21564" calcext:value-type="float">
            <text:p>0.21564</text:p>
          </table:table-cell>
          <table:table-cell table:formula="of:=COM.MICROSOFT.STDEV.S([.D70:.H70])" office:value-type="float" office:value="0.000328633534503091" calcext:value-type="float">
            <text:p>0.000328633534503</text:p>
          </table:table-cell>
          <table:table-cell table:formula="of:=AVERAGE([.I70:.M70])" office:value-type="float" office:value="5.104" calcext:value-type="float">
            <text:p>5.104</text:p>
          </table:table-cell>
          <table:table-cell table:formula="of:=COM.MICROSOFT.STDEV.S([.I70:.M70])" office:value-type="float" office:value="0.09555103348473" calcext:value-type="float">
            <text:p>0.0955510334847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2407" calcext:value-type="float">
            <text:p>0.2407</text:p>
          </table:table-cell>
          <table:table-cell office:value-type="float" office:value="5.38" calcext:value-type="float">
            <text:p>5.38</text:p>
          </table:table-cell>
          <table:table-cell office:value-type="float" office:value="5.12" calcext:value-type="float">
            <text:p>5.12</text:p>
          </table:table-cell>
          <table:table-cell office:value-type="float" office:value="5.02" calcext:value-type="float">
            <text:p>5.02</text:p>
          </table:table-cell>
          <table:table-cell office:value-type="float" office:value="5.19" calcext:value-type="float">
            <text:p>5.19</text:p>
          </table:table-cell>
          <table:table-cell office:value-type="float" office:value="5.2" calcext:value-type="float">
            <text:p>5.2</text:p>
          </table:table-cell>
          <table:table-cell table:formula="of:=AVERAGE([.D71:.H71])" office:value-type="float" office:value="0.2404" calcext:value-type="float">
            <text:p>0.2404</text:p>
          </table:table-cell>
          <table:table-cell table:formula="of:=COM.MICROSOFT.STDEV.S([.D71:.H71])" office:value-type="float" office:value="0.000458257569495579" calcext:value-type="float">
            <text:p>0.000458257569496</text:p>
          </table:table-cell>
          <table:table-cell table:formula="of:=AVERAGE([.I71:.M71])" office:value-type="float" office:value="5.182" calcext:value-type="float">
            <text:p>5.182</text:p>
          </table:table-cell>
          <table:table-cell table:formula="of:=COM.MICROSOFT.STDEV.S([.I71:.M71])" office:value-type="float" office:value="0.131984847615171" calcext:value-type="float">
            <text:p>0.131984847615171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.010397" calcext:value-type="float">
            <text:p>0.010397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1056" calcext:value-type="float">
            <text:p>0.011056</text:p>
          </table:table-cell>
          <table:table-cell office:value-type="float" office:value="0.010365" calcext:value-type="float">
            <text:p>0.010365</text:p>
          </table:table-cell>
          <table:table-cell office:value-type="float" office:value="-22.47" calcext:value-type="float">
            <text:p>-22.47</text:p>
          </table:table-cell>
          <table:table-cell office:value-type="float" office:value="-21.28" calcext:value-type="float">
            <text:p>-21.28</text:p>
          </table:table-cell>
          <table:table-cell office:value-type="float" office:value="-24.65" calcext:value-type="float">
            <text:p>-24.65</text:p>
          </table:table-cell>
          <table:table-cell office:value-type="float" office:value="-27.07" calcext:value-type="float">
            <text:p>-27.07</text:p>
          </table:table-cell>
          <table:table-cell office:value-type="float" office:value="-27.85" calcext:value-type="float">
            <text:p>-27.85</text:p>
          </table:table-cell>
          <table:table-cell table:formula="of:=AVERAGE([.D72:.H72])" office:value-type="float" office:value="0.0106716" calcext:value-type="float">
            <text:p>0.0106716</text:p>
          </table:table-cell>
          <table:table-cell table:formula="of:=COM.MICROSOFT.STDEV.S([.D72:.H72])" office:value-type="float" office:value="0.000592101596012036" calcext:value-type="float">
            <text:p>0.000592101596012</text:p>
          </table:table-cell>
          <table:table-cell table:formula="of:=AVERAGE([.I72:.M72])" office:value-type="float" office:value="-24.664" calcext:value-type="float">
            <text:p>-24.664</text:p>
          </table:table-cell>
          <table:table-cell table:formula="of:=COM.MICROSOFT.STDEV.S([.I72:.M72])" office:value-type="float" office:value="2.83746013187851" calcext:value-type="float">
            <text:p>2.83746013187851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-22.91" calcext:value-type="float">
            <text:p>-22.91</text:p>
          </table:table-cell>
          <table:table-cell office:value-type="float" office:value="-24.1" calcext:value-type="float">
            <text:p>-24.1</text:p>
          </table:table-cell>
          <table:table-cell office:value-type="float" office:value="-23.72" calcext:value-type="float">
            <text:p>-23.72</text:p>
          </table:table-cell>
          <table:table-cell office:value-type="float" office:value="-25.01" calcext:value-type="float">
            <text:p>-25.01</text:p>
          </table:table-cell>
          <table:table-cell office:value-type="float" office:value="-25.75" calcext:value-type="float">
            <text:p>-25.75</text:p>
          </table:table-cell>
          <table:table-cell table:formula="of:=AVERAGE([.D73:.H73])" office:value-type="float" office:value="0.021554" calcext:value-type="float">
            <text:p>0.021554</text:p>
          </table:table-cell>
          <table:table-cell table:formula="of:=COM.MICROSOFT.STDEV.S([.D73:.H73])" office:value-type="float" office:value="0.000408815361746597" calcext:value-type="float">
            <text:p>0.000408815361747</text:p>
          </table:table-cell>
          <table:table-cell table:formula="of:=AVERAGE([.I73:.M73])" office:value-type="float" office:value="-24.298" calcext:value-type="float">
            <text:p>-24.298</text:p>
          </table:table-cell>
          <table:table-cell table:formula="of:=COM.MICROSOFT.STDEV.S([.I73:.M73])" office:value-type="float" office:value="1.10849898511456" calcext:value-type="float">
            <text:p>1.10849898511456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307" calcext:value-type="float">
            <text:p>0.03307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.03309" calcext:value-type="float">
            <text:p>0.03309</text:p>
          </table:table-cell>
          <table:table-cell office:value-type="float" office:value="0.03286" calcext:value-type="float">
            <text:p>0.03286</text:p>
          </table:table-cell>
          <table:table-cell office:value-type="float" office:value="-24.55" calcext:value-type="float">
            <text:p>-24.55</text:p>
          </table:table-cell>
          <table:table-cell office:value-type="float" office:value="-23.54" calcext:value-type="float">
            <text:p>-23.54</text:p>
          </table:table-cell>
          <table:table-cell office:value-type="float" office:value="-23.95" calcext:value-type="float">
            <text:p>-23.95</text:p>
          </table:table-cell>
          <table:table-cell office:value-type="float" office:value="-26.3" calcext:value-type="float">
            <text:p>-26.3</text:p>
          </table:table-cell>
          <table:table-cell office:value-type="float" office:value="-22.79" calcext:value-type="float">
            <text:p>-22.79</text:p>
          </table:table-cell>
          <table:table-cell table:formula="of:=AVERAGE([.D74:.H74])" office:value-type="float" office:value="0.032866" calcext:value-type="float">
            <text:p>0.032866</text:p>
          </table:table-cell>
          <table:table-cell table:formula="of:=COM.MICROSOFT.STDEV.S([.D74:.H74])" office:value-type="float" office:value="0.000233087966227346" calcext:value-type="float">
            <text:p>0.000233087966227</text:p>
          </table:table-cell>
          <table:table-cell table:formula="of:=AVERAGE([.I74:.M74])" office:value-type="float" office:value="-24.226" calcext:value-type="float">
            <text:p>-24.226</text:p>
          </table:table-cell>
          <table:table-cell table:formula="of:=COM.MICROSOFT.STDEV.S([.I74:.M74])" office:value-type="float" office:value="1.32432246828331" calcext:value-type="float">
            <text:p>1.32432246828331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4264" calcext:value-type="float">
            <text:p>0.04264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337" calcext:value-type="float">
            <text:p>0.04337</text:p>
          </table:table-cell>
          <table:table-cell office:value-type="float" office:value="0.04347" calcext:value-type="float">
            <text:p>0.04347</text:p>
          </table:table-cell>
          <table:table-cell office:value-type="float" office:value="-23.72" calcext:value-type="float">
            <text:p>-23.72</text:p>
          </table:table-cell>
          <table:table-cell office:value-type="float" office:value="-25.33" calcext:value-type="float">
            <text:p>-25.33</text:p>
          </table:table-cell>
          <table:table-cell office:value-type="float" office:value="-24.62" calcext:value-type="float">
            <text:p>-24.62</text:p>
          </table:table-cell>
          <table:table-cell office:value-type="float" office:value="-25.1" calcext:value-type="float">
            <text:p>-25.1</text:p>
          </table:table-cell>
          <table:table-cell office:value-type="float" office:value="-24.95" calcext:value-type="float">
            <text:p>-24.95</text:p>
          </table:table-cell>
          <table:table-cell table:formula="of:=AVERAGE([.D75:.H75])" office:value-type="float" office:value="0.043254" calcext:value-type="float">
            <text:p>0.043254</text:p>
          </table:table-cell>
          <table:table-cell table:formula="of:=COM.MICROSOFT.STDEV.S([.D75:.H75])" office:value-type="float" office:value="0.00044858666944081" calcext:value-type="float">
            <text:p>0.000448586669441</text:p>
          </table:table-cell>
          <table:table-cell table:formula="of:=AVERAGE([.I75:.M75])" office:value-type="float" office:value="-24.744" calcext:value-type="float">
            <text:p>-24.744</text:p>
          </table:table-cell>
          <table:table-cell table:formula="of:=COM.MICROSOFT.STDEV.S([.I75:.M75])" office:value-type="float" office:value="0.627797738129089" calcext:value-type="float">
            <text:p>0.62779773812908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1.25" calcext:value-type="float">
            <text:p>1.2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5361" calcext:value-type="float">
            <text:p>0.05361</text:p>
          </table:table-cell>
          <table:table-cell office:value-type="float" office:value="0.05341" calcext:value-type="float">
            <text:p>0.05341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-24.13" calcext:value-type="float">
            <text:p>-24.13</text:p>
          </table:table-cell>
          <table:table-cell office:value-type="float" office:value="-23.79" calcext:value-type="float">
            <text:p>-23.79</text:p>
          </table:table-cell>
          <table:table-cell office:value-type="float" office:value="-23.9" calcext:value-type="float">
            <text:p>-23.9</text:p>
          </table:table-cell>
          <table:table-cell office:value-type="float" office:value="-23.45" calcext:value-type="float">
            <text:p>-23.45</text:p>
          </table:table-cell>
          <table:table-cell office:value-type="float" office:value="-24.29" calcext:value-type="float">
            <text:p>-24.29</text:p>
          </table:table-cell>
          <table:table-cell table:formula="of:=AVERAGE([.D76:.H76])" office:value-type="float" office:value="0.053876" calcext:value-type="float">
            <text:p>0.053876</text:p>
          </table:table-cell>
          <table:table-cell table:formula="of:=COM.MICROSOFT.STDEV.S([.D76:.H76])" office:value-type="float" office:value="0.000483973139750544" calcext:value-type="float">
            <text:p>0.000483973139751</text:p>
          </table:table-cell>
          <table:table-cell table:formula="of:=AVERAGE([.I76:.M76])" office:value-type="float" office:value="-23.912" calcext:value-type="float">
            <text:p>-23.912</text:p>
          </table:table-cell>
          <table:table-cell table:formula="of:=COM.MICROSOFT.STDEV.S([.I76:.M76])" office:value-type="float" office:value="0.323604697122894" calcext:value-type="float">
            <text:p>0.323604697122894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0.06514" calcext:value-type="float">
            <text:p>0.06514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06524" calcext:value-type="float">
            <text:p>0.06524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-24.21" calcext:value-type="float">
            <text:p>-24.21</text:p>
          </table:table-cell>
          <table:table-cell office:value-type="float" office:value="-24.02" calcext:value-type="float">
            <text:p>-24.02</text:p>
          </table:table-cell>
          <table:table-cell office:value-type="float" office:value="-23.74" calcext:value-type="float">
            <text:p>-23.74</text:p>
          </table:table-cell>
          <table:table-cell office:value-type="float" office:value="-24.03" calcext:value-type="float">
            <text:p>-24.03</text:p>
          </table:table-cell>
          <table:table-cell office:value-type="float" office:value="-24.16" calcext:value-type="float">
            <text:p>-24.16</text:p>
          </table:table-cell>
          <table:table-cell table:formula="of:=AVERAGE([.D77:.H77])" office:value-type="float" office:value="0.064788" calcext:value-type="float">
            <text:p>0.064788</text:p>
          </table:table-cell>
          <table:table-cell table:formula="of:=COM.MICROSOFT.STDEV.S([.D77:.H77])" office:value-type="float" office:value="0.000460401998258045" calcext:value-type="float">
            <text:p>0.000460401998258</text:p>
          </table:table-cell>
          <table:table-cell table:formula="of:=AVERAGE([.I77:.M77])" office:value-type="float" office:value="-24.032" calcext:value-type="float">
            <text:p>-24.032</text:p>
          </table:table-cell>
          <table:table-cell table:formula="of:=COM.MICROSOFT.STDEV.S([.I77:.M77])" office:value-type="float" office:value="0.182674574038097" calcext:value-type="float">
            <text:p>0.18267457403809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1.75" calcext:value-type="float">
            <text:p>1.75</text:p>
          </table:table-cell>
          <table:table-cell office:value-type="float" office:value="0.07571" calcext:value-type="float">
            <text:p>0.07571</text:p>
          </table:table-cell>
          <table:table-cell office:value-type="float" office:value="0.07507" calcext:value-type="float">
            <text:p>0.07507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0.07576" calcext:value-type="float">
            <text:p>0.07576</text:p>
          </table:table-cell>
          <table:table-cell office:value-type="float" office:value="-23.69" calcext:value-type="float">
            <text:p>-23.69</text:p>
          </table:table-cell>
          <table:table-cell office:value-type="float" office:value="-24.13" calcext:value-type="float">
            <text:p>-24.13</text:p>
          </table:table-cell>
          <table:table-cell office:value-type="float" office:value="-24.23" calcext:value-type="float">
            <text:p>-24.23</text:p>
          </table:table-cell>
          <table:table-cell office:value-type="float" office:value="-24.71" calcext:value-type="float">
            <text:p>-24.71</text:p>
          </table:table-cell>
          <table:table-cell office:value-type="float" office:value="-23.99" calcext:value-type="float">
            <text:p>-23.99</text:p>
          </table:table-cell>
          <table:table-cell table:formula="of:=AVERAGE([.D78:.H78])" office:value-type="float" office:value="0.075472" calcext:value-type="float">
            <text:p>0.075472</text:p>
          </table:table-cell>
          <table:table-cell table:formula="of:=COM.MICROSOFT.STDEV.S([.D78:.H78])" office:value-type="float" office:value="0.000288565417193395" calcext:value-type="float">
            <text:p>0.000288565417193</text:p>
          </table:table-cell>
          <table:table-cell table:formula="of:=AVERAGE([.I78:.M78])" office:value-type="float" office:value="-24.15" calcext:value-type="float">
            <text:p>-24.15</text:p>
          </table:table-cell>
          <table:table-cell table:formula="of:=COM.MICROSOFT.STDEV.S([.I78:.M78])" office:value-type="float" office:value="0.37336309405189" calcext:value-type="float">
            <text:p>0.3733630940518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08617" calcext:value-type="float">
            <text:p>0.08617</text:p>
          </table:table-cell>
          <table:table-cell office:value-type="float" office:value="0.08595" calcext:value-type="float">
            <text:p>0.08595</text:p>
          </table:table-cell>
          <table:table-cell office:value-type="float" office:value="0.08512" calcext:value-type="float">
            <text:p>0.08512</text:p>
          </table:table-cell>
          <table:table-cell office:value-type="float" office:value="0.08507" calcext:value-type="float">
            <text:p>0.08507</text:p>
          </table:table-cell>
          <table:table-cell office:value-type="float" office:value="0.08447" calcext:value-type="float">
            <text:p>0.08447</text:p>
          </table:table-cell>
          <table:table-cell office:value-type="float" office:value="-24.3" calcext:value-type="float">
            <text:p>-24.3</text:p>
          </table:table-cell>
          <table:table-cell office:value-type="float" office:value="-24.02" calcext:value-type="float">
            <text:p>-24.02</text:p>
          </table:table-cell>
          <table:table-cell office:value-type="float" office:value="-23.38" calcext:value-type="float">
            <text:p>-23.38</text:p>
          </table:table-cell>
          <table:table-cell office:value-type="float" office:value="-23.18" calcext:value-type="float">
            <text:p>-23.18</text:p>
          </table:table-cell>
          <table:table-cell office:value-type="float" office:value="-22.95" calcext:value-type="float">
            <text:p>-22.95</text:p>
          </table:table-cell>
          <table:table-cell table:formula="of:=AVERAGE([.D79:.H79])" office:value-type="float" office:value="0.085356" calcext:value-type="float">
            <text:p>0.085356</text:p>
          </table:table-cell>
          <table:table-cell table:formula="of:=COM.MICROSOFT.STDEV.S([.D79:.H79])" office:value-type="float" office:value="0.000696045975493002" calcext:value-type="float">
            <text:p>0.000696045975493</text:p>
          </table:table-cell>
          <table:table-cell table:formula="of:=AVERAGE([.I79:.M79])" office:value-type="float" office:value="-23.566" calcext:value-type="float">
            <text:p>-23.566</text:p>
          </table:table-cell>
          <table:table-cell table:formula="of:=COM.MICROSOFT.STDEV.S([.I79:.M79])" office:value-type="float" office:value="0.571821650517013" calcext:value-type="float">
            <text:p>0.57182165051701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0.10782" calcext:value-type="float">
            <text:p>0.10782</text:p>
          </table:table-cell>
          <table:table-cell office:value-type="float" office:value="0.10714" calcext:value-type="float">
            <text:p>0.10714</text:p>
          </table:table-cell>
          <table:table-cell office:value-type="float" office:value="0.10693" calcext:value-type="float">
            <text:p>0.10693</text:p>
          </table:table-cell>
          <table:table-cell office:value-type="float" office:value="0.10557" calcext:value-type="float">
            <text:p>0.10557</text:p>
          </table:table-cell>
          <table:table-cell office:value-type="float" office:value="0.10679" calcext:value-type="float">
            <text:p>0.10679</text:p>
          </table:table-cell>
          <table:table-cell office:value-type="float" office:value="-23.69" calcext:value-type="float">
            <text:p>-23.69</text:p>
          </table:table-cell>
          <table:table-cell office:value-type="float" office:value="-23.63" calcext:value-type="float">
            <text:p>-23.63</text:p>
          </table:table-cell>
          <table:table-cell office:value-type="float" office:value="-23.77" calcext:value-type="float">
            <text:p>-23.77</text:p>
          </table:table-cell>
          <table:table-cell office:value-type="float" office:value="-23.15" calcext:value-type="float">
            <text:p>-23.15</text:p>
          </table:table-cell>
          <table:table-cell office:value-type="float" office:value="-23.85" calcext:value-type="float">
            <text:p>-23.85</text:p>
          </table:table-cell>
          <table:table-cell table:formula="of:=AVERAGE([.D80:.H80])" office:value-type="float" office:value="0.10685" calcext:value-type="float">
            <text:p>0.10685</text:p>
          </table:table-cell>
          <table:table-cell table:formula="of:=COM.MICROSOFT.STDEV.S([.D80:.H80])" office:value-type="float" office:value="0.000817526757971873" calcext:value-type="float">
            <text:p>0.000817526757972</text:p>
          </table:table-cell>
          <table:table-cell table:formula="of:=AVERAGE([.I80:.M80])" office:value-type="float" office:value="-23.618" calcext:value-type="float">
            <text:p>-23.618</text:p>
          </table:table-cell>
          <table:table-cell table:formula="of:=COM.MICROSOFT.STDEV.S([.I80:.M80])" office:value-type="float" office:value="0.274444894286632" calcext:value-type="float">
            <text:p>0.274444894286632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12987" calcext:value-type="float">
            <text:p>0.12987</text:p>
          </table:table-cell>
          <table:table-cell office:value-type="float" office:value="0.12922" calcext:value-type="float">
            <text:p>0.12922</text:p>
          </table:table-cell>
          <table:table-cell office:value-type="float" office:value="0.13074" calcext:value-type="float">
            <text:p>0.13074</text:p>
          </table:table-cell>
          <table:table-cell office:value-type="float" office:value="0.13033" calcext:value-type="float">
            <text:p>0.13033</text:p>
          </table:table-cell>
          <table:table-cell office:value-type="float" office:value="0.13044" calcext:value-type="float">
            <text:p>0.13044</text:p>
          </table:table-cell>
          <table:table-cell office:value-type="float" office:value="-24.03" calcext:value-type="float">
            <text:p>-24.03</text:p>
          </table:table-cell>
          <table:table-cell office:value-type="float" office:value="-24.17" calcext:value-type="float">
            <text:p>-24.17</text:p>
          </table:table-cell>
          <table:table-cell office:value-type="float" office:value="-24.34" calcext:value-type="float">
            <text:p>-24.34</text:p>
          </table:table-cell>
          <table:table-cell office:value-type="float" office:value="-24.13" calcext:value-type="float">
            <text:p>-24.13</text:p>
          </table:table-cell>
          <table:table-cell office:value-type="float" office:value="-24.85" calcext:value-type="float">
            <text:p>-24.85</text:p>
          </table:table-cell>
          <table:table-cell table:formula="of:=AVERAGE([.D81:.H81])" office:value-type="float" office:value="0.13012" calcext:value-type="float">
            <text:p>0.13012</text:p>
          </table:table-cell>
          <table:table-cell table:formula="of:=COM.MICROSOFT.STDEV.S([.D81:.H81])" office:value-type="float" office:value="0.000592325923795342" calcext:value-type="float">
            <text:p>0.000592325923795</text:p>
          </table:table-cell>
          <table:table-cell table:formula="of:=AVERAGE([.I81:.M81])" office:value-type="float" office:value="-24.304" calcext:value-type="float">
            <text:p>-24.304</text:p>
          </table:table-cell>
          <table:table-cell table:formula="of:=COM.MICROSOFT.STDEV.S([.I81:.M81])" office:value-type="float" office:value="0.325084604372462" calcext:value-type="float">
            <text:p>0.325084604372462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office:value-type="float" office:value="0.15198" calcext:value-type="float">
            <text:p>0.15198</text:p>
          </table:table-cell>
          <table:table-cell office:value-type="float" office:value="0.15204" calcext:value-type="float">
            <text:p>0.15204</text:p>
          </table:table-cell>
          <table:table-cell office:value-type="float" office:value="0.15084" calcext:value-type="float">
            <text:p>0.15084</text:p>
          </table:table-cell>
          <table:table-cell office:value-type="float" office:value="0.15197" calcext:value-type="float">
            <text:p>0.15197</text:p>
          </table:table-cell>
          <table:table-cell office:value-type="float" office:value="0.15105" calcext:value-type="float">
            <text:p>0.15105</text:p>
          </table:table-cell>
          <table:table-cell office:value-type="float" office:value="-24.13" calcext:value-type="float">
            <text:p>-24.13</text:p>
          </table:table-cell>
          <table:table-cell office:value-type="float" office:value="-24.35" calcext:value-type="float">
            <text:p>-24.35</text:p>
          </table:table-cell>
          <table:table-cell office:value-type="float" office:value="-24.2" calcext:value-type="float">
            <text:p>-24.2</text:p>
          </table:table-cell>
          <table:table-cell office:value-type="float" office:value="-24.28" calcext:value-type="float">
            <text:p>-24.28</text:p>
          </table:table-cell>
          <table:table-cell office:value-type="float" office:value="-24.2" calcext:value-type="float">
            <text:p>-24.2</text:p>
          </table:table-cell>
          <table:table-cell table:formula="of:=AVERAGE([.D82:.H82])" office:value-type="float" office:value="0.151576" calcext:value-type="float">
            <text:p>0.151576</text:p>
          </table:table-cell>
          <table:table-cell table:formula="of:=COM.MICROSOFT.STDEV.S([.D82:.H82])" office:value-type="float" office:value="0.000581403474361825" calcext:value-type="float">
            <text:p>0.000581403474362</text:p>
          </table:table-cell>
          <table:table-cell table:formula="of:=AVERAGE([.I82:.M82])" office:value-type="float" office:value="-24.232" calcext:value-type="float">
            <text:p>-24.232</text:p>
          </table:table-cell>
          <table:table-cell table:formula="of:=COM.MICROSOFT.STDEV.S([.I82:.M82])" office:value-type="float" office:value="0.0846758525200673" calcext:value-type="float">
            <text:p>0.08467585252006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17459" calcext:value-type="float">
            <text:p>0.17459</text:p>
          </table:table-cell>
          <table:table-cell office:value-type="float" office:value="0.17473" calcext:value-type="float">
            <text:p>0.17473</text:p>
          </table:table-cell>
          <table:table-cell office:value-type="float" office:value="0.17417" calcext:value-type="float">
            <text:p>0.17417</text:p>
          </table:table-cell>
          <table:table-cell office:value-type="float" office:value="0.17426" calcext:value-type="float">
            <text:p>0.17426</text:p>
          </table:table-cell>
          <table:table-cell office:value-type="float" office:value="0.17498" calcext:value-type="float">
            <text:p>0.17498</text:p>
          </table:table-cell>
          <table:table-cell office:value-type="float" office:value="-24.49" calcext:value-type="float">
            <text:p>-24.49</text:p>
          </table:table-cell>
          <table:table-cell office:value-type="float" office:value="-24.66" calcext:value-type="float">
            <text:p>-24.66</text:p>
          </table:table-cell>
          <table:table-cell office:value-type="float" office:value="-24.47" calcext:value-type="float">
            <text:p>-24.47</text:p>
          </table:table-cell>
          <table:table-cell office:value-type="float" office:value="-24.88" calcext:value-type="float">
            <text:p>-24.88</text:p>
          </table:table-cell>
          <table:table-cell office:value-type="float" office:value="-24.23" calcext:value-type="float">
            <text:p>-24.23</text:p>
          </table:table-cell>
          <table:table-cell table:formula="of:=AVERAGE([.D83:.H83])" office:value-type="float" office:value="0.174546" calcext:value-type="float">
            <text:p>0.174546</text:p>
          </table:table-cell>
          <table:table-cell table:formula="of:=COM.MICROSOFT.STDEV.S([.D83:.H83])" office:value-type="float" office:value="0.000334409928082287" calcext:value-type="float">
            <text:p>0.000334409928082</text:p>
          </table:table-cell>
          <table:table-cell table:formula="of:=AVERAGE([.I83:.M83])" office:value-type="float" office:value="-24.546" calcext:value-type="float">
            <text:p>-24.546</text:p>
          </table:table-cell>
          <table:table-cell table:formula="of:=COM.MICROSOFT.STDEV.S([.I83:.M83])" office:value-type="float" office:value="0.241516045015647" calcext:value-type="float">
            <text:p>0.24151604501564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4.5" calcext:value-type="float">
            <text:p>4.5</text:p>
          </table:table-cell>
          <table:table-cell office:value-type="float" office:value="0.19547" calcext:value-type="float">
            <text:p>0.19547</text:p>
          </table:table-cell>
          <table:table-cell office:value-type="float" office:value="0.19604" calcext:value-type="float">
            <text:p>0.19604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9658" calcext:value-type="float">
            <text:p>0.19658</text:p>
          </table:table-cell>
          <table:table-cell office:value-type="float" office:value="0.19714" calcext:value-type="float">
            <text:p>0.19714</text:p>
          </table:table-cell>
          <table:table-cell office:value-type="float" office:value="-24.53" calcext:value-type="float">
            <text:p>-24.53</text:p>
          </table:table-cell>
          <table:table-cell office:value-type="float" office:value="-24.3" calcext:value-type="float">
            <text:p>-24.3</text:p>
          </table:table-cell>
          <table:table-cell office:value-type="float" office:value="-24.54" calcext:value-type="float">
            <text:p>-24.54</text:p>
          </table:table-cell>
          <table:table-cell office:value-type="float" office:value="-24.55" calcext:value-type="float">
            <text:p>-24.55</text:p>
          </table:table-cell>
          <table:table-cell office:value-type="float" office:value="-24.66" calcext:value-type="float">
            <text:p>-24.66</text:p>
          </table:table-cell>
          <table:table-cell table:formula="of:=AVERAGE([.D84:.H84])" office:value-type="float" office:value="0.196986" calcext:value-type="float">
            <text:p>0.196986</text:p>
          </table:table-cell>
          <table:table-cell table:formula="of:=COM.MICROSOFT.STDEV.S([.D84:.H84])" office:value-type="float" office:value="0.0016391705219409" calcext:value-type="float">
            <text:p>0.001639170521941</text:p>
          </table:table-cell>
          <table:table-cell table:formula="of:=AVERAGE([.I84:.M84])" office:value-type="float" office:value="-24.516" calcext:value-type="float">
            <text:p>-24.516</text:p>
          </table:table-cell>
          <table:table-cell table:formula="of:=COM.MICROSOFT.STDEV.S([.I84:.M84])" office:value-type="float" office:value="0.131643457870112" calcext:value-type="float">
            <text:p>0.131643457870112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2201" calcext:value-type="float">
            <text:p>0.2201</text:p>
          </table:table-cell>
          <table:table-cell office:value-type="float" office:value="-24.77" calcext:value-type="float">
            <text:p>-24.77</text:p>
          </table:table-cell>
          <table:table-cell office:value-type="float" office:value="-24.82" calcext:value-type="float">
            <text:p>-24.82</text:p>
          </table:table-cell>
          <table:table-cell office:value-type="float" office:value="-24.76" calcext:value-type="float">
            <text:p>-24.76</text:p>
          </table:table-cell>
          <table:table-cell office:value-type="float" office:value="-24.62" calcext:value-type="float">
            <text:p>-24.62</text:p>
          </table:table-cell>
          <table:table-cell office:value-type="float" office:value="-24.67" calcext:value-type="float">
            <text:p>-24.67</text:p>
          </table:table-cell>
          <table:table-cell table:formula="of:=AVERAGE([.D85:.H85])" office:value-type="float" office:value="0.21956" calcext:value-type="float">
            <text:p>0.21956</text:p>
          </table:table-cell>
          <table:table-cell table:formula="of:=COM.MICROSOFT.STDEV.S([.D85:.H85])" office:value-type="float" office:value="0.000740270220932873" calcext:value-type="float">
            <text:p>0.000740270220933</text:p>
          </table:table-cell>
          <table:table-cell table:formula="of:=AVERAGE([.I85:.M85])" office:value-type="float" office:value="-24.728" calcext:value-type="float">
            <text:p>-24.728</text:p>
          </table:table-cell>
          <table:table-cell table:formula="of:=COM.MICROSOFT.STDEV.S([.I85:.M85])" office:value-type="float" office:value="0.0810555365166373" calcext:value-type="float">
            <text:p>0.081055536516637</text:p>
          </table:table-cell>
          <table:table-cell table:number-columns-repeated="1007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y Bias (5V, 1000Hz)" table:style-name="ta1">
        <table:table-column table:style-name="co2" table:default-cell-style-name="ce2"/>
        <table:table-column table:style-name="co11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5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I_bias (mA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1"/>
          <table:table-cell table:style-name="Default"/>
          <table:table-cell table:style-name="ce1" table:number-columns-repeated="100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3097" calcext:value-type="float">
            <text:p>0.3097</text:p>
          </table:table-cell>
          <table:table-cell office:value-type="float" office:value="31.52" calcext:value-type="float">
            <text:p>31.52</text:p>
          </table:table-cell>
          <table:table-cell office:value-type="float" office:value="32.37" calcext:value-type="float">
            <text:p>32.37</text:p>
          </table:table-cell>
          <table:table-cell office:value-type="float" office:value="32.63" calcext:value-type="float">
            <text:p>32.63</text:p>
          </table:table-cell>
          <table:table-cell office:value-type="float" office:value="31.8" calcext:value-type="float">
            <text:p>31.8</text:p>
          </table:table-cell>
          <table:table-cell office:value-type="float" office:value="32.3" calcext:value-type="float">
            <text:p>32.3</text:p>
          </table:table-cell>
          <table:table-cell table:formula="of:=AVERAGE([.B2:.F2])" office:value-type="float" office:value="0.31008" calcext:value-type="float">
            <text:p>0.31008</text:p>
          </table:table-cell>
          <table:table-cell table:formula="of:=COM.MICROSOFT.STDEV.S([.B2:.F2])" office:value-type="float" office:value="0.00159436507738974" calcext:value-type="float">
            <text:p>0.00159436507739</text:p>
          </table:table-cell>
          <table:table-cell table:formula="of:=AVERAGE([.H2:.K2])" office:value-type="float" office:value="32.275" calcext:value-type="float">
            <text:p>32.275</text:p>
          </table:table-cell>
          <table:table-cell table:formula="of:=COM.MICROSOFT.STDEV.S([.H2:.K2])" office:value-type="float" office:value="0.347035060668707" calcext:value-type="float">
            <text:p>0.347035060668707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426" calcext:value-type="float">
            <text:p>0.3426</text:p>
          </table:table-cell>
          <table:table-cell office:value-type="float" office:value="0.3529" calcext:value-type="float">
            <text:p>0.3529</text:p>
          </table:table-cell>
          <table:table-cell office:value-type="float" office:value="45.45" calcext:value-type="float">
            <text:p>45.45</text:p>
          </table:table-cell>
          <table:table-cell office:value-type="float" office:value="44.86" calcext:value-type="float">
            <text:p>44.86</text:p>
          </table:table-cell>
          <table:table-cell office:value-type="float" office:value="45.82" calcext:value-type="float">
            <text:p>45.82</text:p>
          </table:table-cell>
          <table:table-cell office:value-type="float" office:value="45.61" calcext:value-type="float">
            <text:p>45.61</text:p>
          </table:table-cell>
          <table:table-cell office:value-type="float" office:value="45.59" calcext:value-type="float">
            <text:p>45.59</text:p>
          </table:table-cell>
          <table:table-cell table:formula="of:=AVERAGE([.B3:.F3])" office:value-type="float" office:value="0.3461" calcext:value-type="float">
            <text:p>0.3461</text:p>
          </table:table-cell>
          <table:table-cell table:formula="of:=COM.MICROSOFT.STDEV.S([.B3:.F3])" office:value-type="float" office:value="0.00526450377528594" calcext:value-type="float">
            <text:p>0.005264503775286</text:p>
          </table:table-cell>
          <table:table-cell table:formula="of:=AVERAGE([.H3:.K3])" office:value-type="float" office:value="45.47" calcext:value-type="float">
            <text:p>45.47</text:p>
          </table:table-cell>
          <table:table-cell table:formula="of:=COM.MICROSOFT.STDEV.S([.H3:.K3])" office:value-type="float" office:value="0.419761837236308" calcext:value-type="float">
            <text:p>0.41976183723630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3974" calcext:value-type="float">
            <text:p>0.3974</text:p>
          </table:table-cell>
          <table:table-cell office:value-type="float" office:value="56.79" calcext:value-type="float">
            <text:p>56.79</text:p>
          </table:table-cell>
          <table:table-cell office:value-type="float" office:value="56.98" calcext:value-type="float">
            <text:p>56.98</text:p>
          </table:table-cell>
          <table:table-cell office:value-type="float" office:value="56.07" calcext:value-type="float">
            <text:p>56.07</text:p>
          </table:table-cell>
          <table:table-cell office:value-type="float" office:value="56.86" calcext:value-type="float">
            <text:p>56.86</text:p>
          </table:table-cell>
          <table:table-cell office:value-type="float" office:value="57.2" calcext:value-type="float">
            <text:p>57.2</text:p>
          </table:table-cell>
          <table:table-cell table:formula="of:=AVERAGE([.B4:.F4])" office:value-type="float" office:value="0.39544" calcext:value-type="float">
            <text:p>0.39544</text:p>
          </table:table-cell>
          <table:table-cell table:formula="of:=COM.MICROSOFT.STDEV.S([.B4:.F4])" office:value-type="float" office:value="0.00170675129998486" calcext:value-type="float">
            <text:p>0.001706751299985</text:p>
          </table:table-cell>
          <table:table-cell table:formula="of:=AVERAGE([.H4:.K4])" office:value-type="float" office:value="56.7775" calcext:value-type="float">
            <text:p>56.7775</text:p>
          </table:table-cell>
          <table:table-cell table:formula="of:=COM.MICROSOFT.STDEV.S([.H4:.K4])" office:value-type="float" office:value="0.492231314187412" calcext:value-type="float">
            <text:p>0.49223131418741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36" calcext:value-type="float">
            <text:p>0.4536</text:p>
          </table:table-cell>
          <table:table-cell office:value-type="float" office:value="0.4585" calcext:value-type="float">
            <text:p>0.4585</text:p>
          </table:table-cell>
          <table:table-cell office:value-type="float" office:value="64.15" calcext:value-type="float">
            <text:p>64.15</text:p>
          </table:table-cell>
          <table:table-cell office:value-type="float" office:value="64.45" calcext:value-type="float">
            <text:p>64.45</text:p>
          </table:table-cell>
          <table:table-cell office:value-type="float" office:value="64.53" calcext:value-type="float">
            <text:p>64.53</text:p>
          </table:table-cell>
          <table:table-cell office:value-type="float" office:value="64.96" calcext:value-type="float">
            <text:p>64.96</text:p>
          </table:table-cell>
          <table:table-cell office:value-type="float" office:value="64.55" calcext:value-type="float">
            <text:p>64.55</text:p>
          </table:table-cell>
          <table:table-cell table:formula="of:=AVERAGE([.B5:.F5])" office:value-type="float" office:value="0.45816" calcext:value-type="float">
            <text:p>0.45816</text:p>
          </table:table-cell>
          <table:table-cell table:formula="of:=COM.MICROSOFT.STDEV.S([.B5:.F5])" office:value-type="float" office:value="0.00271716764296943" calcext:value-type="float">
            <text:p>0.002717167642969</text:p>
          </table:table-cell>
          <table:table-cell table:formula="of:=AVERAGE([.H5:.K5])" office:value-type="float" office:value="64.6225" calcext:value-type="float">
            <text:p>64.6225</text:p>
          </table:table-cell>
          <table:table-cell table:formula="of:=COM.MICROSOFT.STDEV.S([.H5:.K5])" office:value-type="float" office:value="0.229110599201925" calcext:value-type="float">
            <text:p>0.229110599201925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5229" calcext:value-type="float">
            <text:p>0.5229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39" calcext:value-type="float">
            <text:p>0.5239</text:p>
          </table:table-cell>
          <table:table-cell office:value-type="float" office:value="70.45" calcext:value-type="float">
            <text:p>70.45</text:p>
          </table:table-cell>
          <table:table-cell office:value-type="float" office:value="70.62" calcext:value-type="float">
            <text:p>70.62</text:p>
          </table:table-cell>
          <table:table-cell office:value-type="float" office:value="70.48" calcext:value-type="float">
            <text:p>70.48</text:p>
          </table:table-cell>
          <table:table-cell office:value-type="float" office:value="70.69" calcext:value-type="float">
            <text:p>70.69</text:p>
          </table:table-cell>
          <table:table-cell office:value-type="float" office:value="70.41" calcext:value-type="float">
            <text:p>70.41</text:p>
          </table:table-cell>
          <table:table-cell table:formula="of:=AVERAGE([.B6:.F6])" office:value-type="float" office:value="0.52216" calcext:value-type="float">
            <text:p>0.52216</text:p>
          </table:table-cell>
          <table:table-cell table:formula="of:=COM.MICROSOFT.STDEV.S([.B6:.F6])" office:value-type="float" office:value="0.00246840029168692" calcext:value-type="float">
            <text:p>0.002468400291687</text:p>
          </table:table-cell>
          <table:table-cell table:formula="of:=AVERAGE([.H6:.K6])" office:value-type="float" office:value="70.55" calcext:value-type="float">
            <text:p>70.55</text:p>
          </table:table-cell>
          <table:table-cell table:formula="of:=COM.MICROSOFT.STDEV.S([.H6:.K6])" office:value-type="float" office:value="0.127801930084539" calcext:value-type="float">
            <text:p>0.12780193008453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5947" calcext:value-type="float">
            <text:p>0.5947</text:p>
          </table:table-cell>
          <table:table-cell office:value-type="float" office:value="75.5" calcext:value-type="float">
            <text:p>75.5</text:p>
          </table:table-cell>
          <table:table-cell office:value-type="float" office:value="75.35" calcext:value-type="float">
            <text:p>75.35</text:p>
          </table:table-cell>
          <table:table-cell office:value-type="float" office:value="75.23" calcext:value-type="float">
            <text:p>75.23</text:p>
          </table:table-cell>
          <table:table-cell office:value-type="float" office:value="75.61" calcext:value-type="float">
            <text:p>75.61</text:p>
          </table:table-cell>
          <table:table-cell office:value-type="float" office:value="74.73" calcext:value-type="float">
            <text:p>74.73</text:p>
          </table:table-cell>
          <table:table-cell table:formula="of:=AVERAGE([.B7:.F7])" office:value-type="float" office:value="0.59212" calcext:value-type="float">
            <text:p>0.59212</text:p>
          </table:table-cell>
          <table:table-cell table:formula="of:=COM.MICROSOFT.STDEV.S([.B7:.F7])" office:value-type="float" office:value="0.00507809019218842" calcext:value-type="float">
            <text:p>0.005078090192188</text:p>
          </table:table-cell>
          <table:table-cell table:formula="of:=AVERAGE([.H7:.K7])" office:value-type="float" office:value="75.23" calcext:value-type="float">
            <text:p>75.23</text:p>
          </table:table-cell>
          <table:table-cell table:formula="of:=COM.MICROSOFT.STDEV.S([.H7:.K7])" office:value-type="float" office:value="0.369143151997521" calcext:value-type="float">
            <text:p>0.36914315199752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65" calcext:value-type="float">
            <text:p>0.65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6322" calcext:value-type="float">
            <text:p>0.6322</text:p>
          </table:table-cell>
          <table:table-cell office:value-type="float" office:value="77.09" calcext:value-type="float">
            <text:p>77.09</text:p>
          </table:table-cell>
          <table:table-cell office:value-type="float" office:value="77.6" calcext:value-type="float">
            <text:p>77.6</text:p>
          </table:table-cell>
          <table:table-cell office:value-type="float" office:value="77.82" calcext:value-type="float">
            <text:p>77.82</text:p>
          </table:table-cell>
          <table:table-cell office:value-type="float" office:value="76.82" calcext:value-type="float">
            <text:p>76.82</text:p>
          </table:table-cell>
          <table:table-cell office:value-type="float" office:value="76.42" calcext:value-type="float">
            <text:p>76.42</text:p>
          </table:table-cell>
          <table:table-cell table:formula="of:=AVERAGE([.B8:.F8])" office:value-type="float" office:value="0.63324" calcext:value-type="float">
            <text:p>0.63324</text:p>
          </table:table-cell>
          <table:table-cell table:formula="of:=COM.MICROSOFT.STDEV.S([.B8:.F8])" office:value-type="float" office:value="0.00277542789493804" calcext:value-type="float">
            <text:p>0.002775427894938</text:p>
          </table:table-cell>
          <table:table-cell table:formula="of:=AVERAGE([.H8:.K8])" office:value-type="float" office:value="77.165" calcext:value-type="float">
            <text:p>77.165</text:p>
          </table:table-cell>
          <table:table-cell table:formula="of:=COM.MICROSOFT.STDEV.S([.H8:.K8])" office:value-type="float" office:value="0.656328169947522" calcext:value-type="float">
            <text:p>0.65632816994752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6676" calcext:value-type="float">
            <text:p>0.6676</text:p>
          </table:table-cell>
          <table:table-cell office:value-type="float" office:value="79.55" calcext:value-type="float">
            <text:p>79.55</text:p>
          </table:table-cell>
          <table:table-cell office:value-type="float" office:value="78.91" calcext:value-type="float">
            <text:p>78.91</text:p>
          </table:table-cell>
          <table:table-cell office:value-type="float" office:value="79.48" calcext:value-type="float">
            <text:p>79.48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.79.51</text:p>
          </table:table-cell>
          <table:table-cell table:formula="of:=AVERAGE([.B9:.F9])" office:value-type="float" office:value="0.66934" calcext:value-type="float">
            <text:p>0.66934</text:p>
          </table:table-cell>
          <table:table-cell table:formula="of:=COM.MICROSOFT.STDEV.S([.B9:.F9])" office:value-type="float" office:value="0.00142933550994858" calcext:value-type="float">
            <text:p>0.001429335509949</text:p>
          </table:table-cell>
          <table:table-cell table:formula="of:=AVERAGE([.H9:.K9])" office:value-type="float" office:value="79.0366666666667" calcext:value-type="float">
            <text:p>79.0366666666667</text:p>
          </table:table-cell>
          <table:table-cell table:formula="of:=COM.MICROSOFT.STDEV.S([.H9:.K9])" office:value-type="float" office:value="0.395516539898568" calcext:value-type="float">
            <text:p>0.39551653989856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123" calcext:value-type="float">
            <text:p>0.7123</text:p>
          </table:table-cell>
          <table:table-cell office:value-type="float" office:value="80.09" calcext:value-type="float">
            <text:p>80.09</text:p>
          </table:table-cell>
          <table:table-cell office:value-type="float" office:value="80.05" calcext:value-type="float">
            <text:p>80.05</text:p>
          </table:table-cell>
          <table:table-cell office:value-type="float" office:value="80.53" calcext:value-type="float">
            <text:p>80.53</text:p>
          </table:table-cell>
          <table:table-cell office:value-type="float" office:value="80.73" calcext:value-type="float">
            <text:p>80.73</text:p>
          </table:table-cell>
          <table:table-cell office:value-type="float" office:value="80.39" calcext:value-type="float">
            <text:p>80.39</text:p>
          </table:table-cell>
          <table:table-cell table:formula="of:=AVERAGE([.B10:.F10])" office:value-type="float" office:value="0.71164" calcext:value-type="float">
            <text:p>0.71164</text:p>
          </table:table-cell>
          <table:table-cell table:formula="of:=COM.MICROSOFT.STDEV.S([.B10:.F10])" office:value-type="float" office:value="0.00633190334733562" calcext:value-type="float">
            <text:p>0.006331903347336</text:p>
          </table:table-cell>
          <table:table-cell table:formula="of:=AVERAGE([.H10:.K10])" office:value-type="float" office:value="80.425" calcext:value-type="float">
            <text:p>80.425</text:p>
          </table:table-cell>
          <table:table-cell table:formula="of:=COM.MICROSOFT.STDEV.S([.H10:.K10])" office:value-type="float" office:value="0.286298212824789" calcext:value-type="float">
            <text:p>0.28629821282478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7447" calcext:value-type="float">
            <text:p>0.7447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7434" calcext:value-type="float">
            <text:p>0.7434</text:p>
          </table:table-cell>
          <table:table-cell office:value-type="float" office:value="81.06" calcext:value-type="float">
            <text:p>81.06</text:p>
          </table:table-cell>
          <table:table-cell office:value-type="float" office:value="81.91" calcext:value-type="float">
            <text:p>81.91</text:p>
          </table:table-cell>
          <table:table-cell office:value-type="float" office:value="82.38" calcext:value-type="float">
            <text:p>82.38</text:p>
          </table:table-cell>
          <table:table-cell office:value-type="float" office:value="81.57" calcext:value-type="float">
            <text:p>81.57</text:p>
          </table:table-cell>
          <table:table-cell office:value-type="float" office:value="82.41" calcext:value-type="float">
            <text:p>82.41</text:p>
          </table:table-cell>
          <table:table-cell table:formula="of:=AVERAGE([.B11:.F11])" office:value-type="float" office:value="0.75236" calcext:value-type="float">
            <text:p>0.75236</text:p>
          </table:table-cell>
          <table:table-cell table:formula="of:=COM.MICROSOFT.STDEV.S([.B11:.F11])" office:value-type="float" office:value="0.00776485672759" calcext:value-type="float">
            <text:p>0.00776485672759</text:p>
          </table:table-cell>
          <table:table-cell table:formula="of:=AVERAGE([.H11:.K11])" office:value-type="float" office:value="82.0675" calcext:value-type="float">
            <text:p>82.0675</text:p>
          </table:table-cell>
          <table:table-cell table:formula="of:=COM.MICROSOFT.STDEV.S([.H11:.K11])" office:value-type="float" office:value="0.403019850627734" calcext:value-type="float">
            <text:p>0.40301985062773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7946" calcext:value-type="float">
            <text:p>0.7946</text:p>
          </table:table-cell>
          <table:table-cell office:value-type="float" office:value="83.37" calcext:value-type="float">
            <text:p>83.37</text:p>
          </table:table-cell>
          <table:table-cell office:value-type="float" office:value="82.72" calcext:value-type="float">
            <text:p>82.72</text:p>
          </table:table-cell>
          <table:table-cell office:value-type="float" office:value="83.17" calcext:value-type="float">
            <text:p>83.17</text:p>
          </table:table-cell>
          <table:table-cell office:value-type="float" office:value="82.86" calcext:value-type="float">
            <text:p>82.86</text:p>
          </table:table-cell>
          <table:table-cell office:value-type="float" office:value="83.78" calcext:value-type="float">
            <text:p>83.78</text:p>
          </table:table-cell>
          <table:table-cell table:formula="of:=AVERAGE([.B12:.F12])" office:value-type="float" office:value="0.7912" calcext:value-type="float">
            <text:p>0.7912</text:p>
          </table:table-cell>
          <table:table-cell table:formula="of:=COM.MICROSOFT.STDEV.S([.B12:.F12])" office:value-type="float" office:value="0.00727186358507913" calcext:value-type="float">
            <text:p>0.007271863585079</text:p>
          </table:table-cell>
          <table:table-cell table:formula="of:=AVERAGE([.H12:.K12])" office:value-type="float" office:value="83.1325" calcext:value-type="float">
            <text:p>83.1325</text:p>
          </table:table-cell>
          <table:table-cell table:formula="of:=COM.MICROSOFT.STDEV.S([.H12:.K12])" office:value-type="float" office:value="0.470841445357848" calcext:value-type="float">
            <text:p>0.47084144535784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276" calcext:value-type="float">
            <text:p>0.8276</text:p>
          </table:table-cell>
          <table:table-cell office:value-type="float" office:value="84.26" calcext:value-type="float">
            <text:p>84.26</text:p>
          </table:table-cell>
          <table:table-cell office:value-type="float" office:value="84.3" calcext:value-type="float">
            <text:p>84.3</text:p>
          </table:table-cell>
          <table:table-cell office:value-type="float" office:value="84.86" calcext:value-type="float">
            <text:p>84.86</text:p>
          </table:table-cell>
          <table:table-cell office:value-type="float" office:value="84.34" calcext:value-type="float">
            <text:p>84.34</text:p>
          </table:table-cell>
          <table:table-cell office:value-type="float" office:value="84.5" calcext:value-type="float">
            <text:p>84.5</text:p>
          </table:table-cell>
          <table:table-cell table:formula="of:=AVERAGE([.B13:.F13])" office:value-type="float" office:value="0.8308" calcext:value-type="float">
            <text:p>0.8308</text:p>
          </table:table-cell>
          <table:table-cell table:formula="of:=COM.MICROSOFT.STDEV.S([.B13:.F13])" office:value-type="float" office:value="0.00392237173149105" calcext:value-type="float">
            <text:p>0.003922371731491</text:p>
          </table:table-cell>
          <table:table-cell table:formula="of:=AVERAGE([.H13:.K13])" office:value-type="float" office:value="84.5" calcext:value-type="float">
            <text:p>84.5</text:p>
          </table:table-cell>
          <table:table-cell table:formula="of:=COM.MICROSOFT.STDEV.S([.H13:.K13])" office:value-type="float" office:value="0.255081686262786" calcext:value-type="float">
            <text:p>0.25508168626278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95" calcext:value-type="float">
            <text:p>0.95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842" calcext:value-type="float">
            <text:p>0.8842</text:p>
          </table:table-cell>
          <table:table-cell office:value-type="float" office:value="85.08" calcext:value-type="float">
            <text:p>85.08</text:p>
          </table:table-cell>
          <table:table-cell office:value-type="float" office:value="85.97" calcext:value-type="float">
            <text:p>85.97</text:p>
          </table:table-cell>
          <table:table-cell office:value-type="float" office:value="85.56" calcext:value-type="float">
            <text:p>85.56</text:p>
          </table:table-cell>
          <table:table-cell office:value-type="float" office:value="85.13" calcext:value-type="float">
            <text:p>85.13</text:p>
          </table:table-cell>
          <table:table-cell office:value-type="float" office:value="85.15" calcext:value-type="float">
            <text:p>85.15</text:p>
          </table:table-cell>
          <table:table-cell table:formula="of:=AVERAGE([.B14:.F14])" office:value-type="float" office:value="0.8705" calcext:value-type="float">
            <text:p>0.8705</text:p>
          </table:table-cell>
          <table:table-cell table:formula="of:=COM.MICROSOFT.STDEV.S([.B14:.F14])" office:value-type="float" office:value="0.0119843648142069" calcext:value-type="float">
            <text:p>0.011984364814207</text:p>
          </table:table-cell>
          <table:table-cell table:formula="of:=AVERAGE([.H14:.K14])" office:value-type="float" office:value="85.4525" calcext:value-type="float">
            <text:p>85.4525</text:p>
          </table:table-cell>
          <table:table-cell table:formula="of:=COM.MICROSOFT.STDEV.S([.H14:.K14])" office:value-type="float" office:value="0.397858852693598" calcext:value-type="float">
            <text:p>0.39785885269359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148" calcext:value-type="float">
            <text:p>0.9148</text:p>
          </table:table-cell>
          <table:table-cell office:value-type="float" office:value="85.77" calcext:value-type="float">
            <text:p>85.77</text:p>
          </table:table-cell>
          <table:table-cell office:value-type="float" office:value="86.36" calcext:value-type="float">
            <text:p>86.36</text:p>
          </table:table-cell>
          <table:table-cell office:value-type="float" office:value="86.16" calcext:value-type="float">
            <text:p>86.16</text:p>
          </table:table-cell>
          <table:table-cell office:value-type="float" office:value="85.78" calcext:value-type="float">
            <text:p>85.78</text:p>
          </table:table-cell>
          <table:table-cell office:value-type="float" office:value="85.85" calcext:value-type="float">
            <text:p>85.85</text:p>
          </table:table-cell>
          <table:table-cell table:formula="of:=AVERAGE([.B15:.F15])" office:value-type="float" office:value="0.9133" calcext:value-type="float">
            <text:p>0.9133</text:p>
          </table:table-cell>
          <table:table-cell table:formula="of:=COM.MICROSOFT.STDEV.S([.B15:.F15])" office:value-type="float" office:value="0.0059190370838507" calcext:value-type="float">
            <text:p>0.005919037083851</text:p>
          </table:table-cell>
          <table:table-cell table:formula="of:=AVERAGE([.H15:.K15])" office:value-type="float" office:value="86.0375" calcext:value-type="float">
            <text:p>86.0375</text:p>
          </table:table-cell>
          <table:table-cell table:formula="of:=COM.MICROSOFT.STDEV.S([.H15:.K15])" office:value-type="float" office:value="0.271093464817333" calcext:value-type="float">
            <text:p>0.27109346481733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1" calcext:value-type="float">
            <text:p>-0.1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23" calcext:value-type="float">
            <text:p>0.23</text:p>
          </table:table-cell>
          <table:table-cell office:value-type="float" office:value="-0.47" calcext:value-type="float">
            <text:p>-0.47</text:p>
          </table:table-cell>
          <table:table-cell office:value-type="float" office:value="-0.59" calcext:value-type="float">
            <text:p>-0.59</text:p>
          </table:table-cell>
          <table:table-cell office:value-type="float" office:value="-0.68" calcext:value-type="float">
            <text:p>-0.68</text:p>
          </table:table-cell>
          <table:table-cell office:value-type="float" office:value="-0.08" calcext:value-type="float">
            <text:p>-0.08</text:p>
          </table:table-cell>
          <table:table-cell table:formula="of:=AVERAGE([.B16:.F16])" office:value-type="float" office:value="0.30276" calcext:value-type="float">
            <text:p>0.30276</text:p>
          </table:table-cell>
          <table:table-cell table:formula="of:=COM.MICROSOFT.STDEV.S([.B16:.F16])" office:value-type="float" office:value="0.000901665126307994" calcext:value-type="float">
            <text:p>0.000901665126308</text:p>
          </table:table-cell>
          <table:table-cell table:formula="of:=AVERAGE([.H16:.K16])" office:value-type="float" office:value="-0.455" calcext:value-type="float">
            <text:p>-0.455</text:p>
          </table:table-cell>
          <table:table-cell table:formula="of:=COM.MICROSOFT.STDEV.S([.H16:.K16])" office:value-type="float" office:value="0.264386081328046" calcext:value-type="float">
            <text:p>0.26438608132804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2" calcext:value-type="float">
            <text:p>-0.2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.336" calcext:value-type="float">
            <text:p>0.336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3371" calcext:value-type="float">
            <text:p>0.3371</text:p>
          </table:table-cell>
          <table:table-cell office:value-type="float" office:value="-14.66" calcext:value-type="float">
            <text:p>-14.66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3.92" calcext:value-type="float">
            <text:p>-13.92</text:p>
          </table:table-cell>
          <table:table-cell office:value-type="float" office:value="-14.51" calcext:value-type="float">
            <text:p>-14.51</text:p>
          </table:table-cell>
          <table:table-cell office:value-type="float" office:value="-14.75" calcext:value-type="float">
            <text:p>-14.75</text:p>
          </table:table-cell>
          <table:table-cell table:formula="of:=AVERAGE([.B17:.F17])" office:value-type="float" office:value="0.33646" calcext:value-type="float">
            <text:p>0.33646</text:p>
          </table:table-cell>
          <table:table-cell table:formula="of:=COM.MICROSOFT.STDEV.S([.B17:.F17])" office:value-type="float" office:value="0.00189683947660311" calcext:value-type="float">
            <text:p>0.001896839476603</text:p>
          </table:table-cell>
          <table:table-cell table:formula="of:=AVERAGE([.H17:.K17])" office:value-type="float" office:value="-14.3975" calcext:value-type="float">
            <text:p>-14.3975</text:p>
          </table:table-cell>
          <table:table-cell table:formula="of:=COM.MICROSOFT.STDEV.S([.H17:.K17])" office:value-type="float" office:value="0.348843326819744" calcext:value-type="float">
            <text:p>0.34884332681974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3" calcext:value-type="float">
            <text:p>-0.3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3811" calcext:value-type="float">
            <text:p>0.3811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38" calcext:value-type="float">
            <text:p>0.38</text:p>
          </table:table-cell>
          <table:table-cell office:value-type="float" office:value="0.3873" calcext:value-type="float">
            <text:p>0.3873</text:p>
          </table:table-cell>
          <table:table-cell office:value-type="float" office:value="-25.06" calcext:value-type="float">
            <text:p>-25.06</text:p>
          </table:table-cell>
          <table:table-cell office:value-type="float" office:value="-25.62" calcext:value-type="float">
            <text:p>-25.62</text:p>
          </table:table-cell>
          <table:table-cell office:value-type="float" office:value="-25.01" calcext:value-type="float">
            <text:p>-25.01</text:p>
          </table:table-cell>
          <table:table-cell office:value-type="float" office:value="-25.78" calcext:value-type="float">
            <text:p>-25.78</text:p>
          </table:table-cell>
          <table:table-cell office:value-type="float" office:value="-25.32" calcext:value-type="float">
            <text:p>-25.32</text:p>
          </table:table-cell>
          <table:table-cell table:formula="of:=AVERAGE([.B18:.F18])" office:value-type="float" office:value="0.38426" calcext:value-type="float">
            <text:p>0.38426</text:p>
          </table:table-cell>
          <table:table-cell table:formula="of:=COM.MICROSOFT.STDEV.S([.B18:.F18])" office:value-type="float" office:value="0.00342680609314272" calcext:value-type="float">
            <text:p>0.003426806093143</text:p>
          </table:table-cell>
          <table:table-cell table:formula="of:=AVERAGE([.H18:.K18])" office:value-type="float" office:value="-25.4325" calcext:value-type="float">
            <text:p>-25.4325</text:p>
          </table:table-cell>
          <table:table-cell table:formula="of:=COM.MICROSOFT.STDEV.S([.H18:.K18])" office:value-type="float" office:value="0.340134777208486" calcext:value-type="float">
            <text:p>0.34013477720848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4" calcext:value-type="float">
            <text:p>-0.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4407" calcext:value-type="float">
            <text:p>0.4407</text:p>
          </table:table-cell>
          <table:table-cell office:value-type="float" office:value="-34.12" calcext:value-type="float">
            <text:p>-34.12</text:p>
          </table:table-cell>
          <table:table-cell office:value-type="float" office:value="-34.52" calcext:value-type="float">
            <text:p>-34.52</text:p>
          </table:table-cell>
          <table:table-cell office:value-type="float" office:value="-33.71" calcext:value-type="float">
            <text:p>-33.71</text:p>
          </table:table-cell>
          <table:table-cell office:value-type="float" office:value="-33.41" calcext:value-type="float">
            <text:p>-33.41</text:p>
          </table:table-cell>
          <table:table-cell office:value-type="float" office:value="-34.07" calcext:value-type="float">
            <text:p>-34.07</text:p>
          </table:table-cell>
          <table:table-cell table:formula="of:=AVERAGE([.B19:.F19])" office:value-type="float" office:value="0.44438" calcext:value-type="float">
            <text:p>0.44438</text:p>
          </table:table-cell>
          <table:table-cell table:formula="of:=COM.MICROSOFT.STDEV.S([.B19:.F19])" office:value-type="float" office:value="0.00348525465353681" calcext:value-type="float">
            <text:p>0.003485254653537</text:p>
          </table:table-cell>
          <table:table-cell table:formula="of:=AVERAGE([.H19:.K19])" office:value-type="float" office:value="-33.9275" calcext:value-type="float">
            <text:p>-33.9275</text:p>
          </table:table-cell>
          <table:table-cell table:formula="of:=COM.MICROSOFT.STDEV.S([.H19:.K19])" office:value-type="float" office:value="0.478356561573062" calcext:value-type="float">
            <text:p>0.47835656157306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42" calcext:value-type="float">
            <text:p>0.5142</text:p>
          </table:table-cell>
          <table:table-cell office:value-type="float" office:value="0.5181" calcext:value-type="float">
            <text:p>0.5181</text:p>
          </table:table-cell>
          <table:table-cell office:value-type="float" office:value="-40.99" calcext:value-type="float">
            <text:p>-40.99</text:p>
          </table:table-cell>
          <table:table-cell office:value-type="float" office:value="-39.88" calcext:value-type="float">
            <text:p>-39.88</text:p>
          </table:table-cell>
          <table:table-cell office:value-type="float" office:value="-40.15" calcext:value-type="float">
            <text:p>-40.15</text:p>
          </table:table-cell>
          <table:table-cell office:value-type="float" office:value="-40.01" calcext:value-type="float">
            <text:p>-40.01</text:p>
          </table:table-cell>
          <table:table-cell office:value-type="float" office:value="-41.16" calcext:value-type="float">
            <text:p>-41.16</text:p>
          </table:table-cell>
          <table:table-cell table:formula="of:=AVERAGE([.B20:.F20])" office:value-type="float" office:value="0.51552" calcext:value-type="float">
            <text:p>0.51552</text:p>
          </table:table-cell>
          <table:table-cell table:formula="of:=COM.MICROSOFT.STDEV.S([.B20:.F20])" office:value-type="float" office:value="0.00190184121314056" calcext:value-type="float">
            <text:p>0.001901841213141</text:p>
          </table:table-cell>
          <table:table-cell table:formula="of:=AVERAGE([.H20:.K20])" office:value-type="float" office:value="-40.3" calcext:value-type="float">
            <text:p>-40.3</text:p>
          </table:table-cell>
          <table:table-cell table:formula="of:=COM.MICROSOFT.STDEV.S([.H20:.K20])" office:value-type="float" office:value="0.583837877040077" calcext:value-type="float">
            <text:p>0.583837877040077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6" calcext:value-type="float">
            <text:p>-0.6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34" calcext:value-type="float">
            <text:p>0.5834</text:p>
          </table:table-cell>
          <table:table-cell office:value-type="float" office:value="-45.14" calcext:value-type="float">
            <text:p>-45.14</text:p>
          </table:table-cell>
          <table:table-cell office:value-type="float" office:value="-44.09" calcext:value-type="float">
            <text:p>-44.09</text:p>
          </table:table-cell>
          <table:table-cell office:value-type="float" office:value="-45.38" calcext:value-type="float">
            <text:p>-45.38</text:p>
          </table:table-cell>
          <table:table-cell office:value-type="float" office:value="-44.41" calcext:value-type="float">
            <text:p>-44.41</text:p>
          </table:table-cell>
          <table:table-cell office:value-type="float" office:value="-43.85" calcext:value-type="float">
            <text:p>-43.85</text:p>
          </table:table-cell>
          <table:table-cell table:formula="of:=AVERAGE([.B21:.F21])" office:value-type="float" office:value="0.58508" calcext:value-type="float">
            <text:p>0.58508</text:p>
          </table:table-cell>
          <table:table-cell table:formula="of:=COM.MICROSOFT.STDEV.S([.B21:.F21])" office:value-type="float" office:value="0.00220159033428109" calcext:value-type="float">
            <text:p>0.002201590334281</text:p>
          </table:table-cell>
          <table:table-cell table:formula="of:=AVERAGE([.H21:.K21])" office:value-type="float" office:value="-44.4325" calcext:value-type="float">
            <text:p>-44.4325</text:p>
          </table:table-cell>
          <table:table-cell table:formula="of:=COM.MICROSOFT.STDEV.S([.H21:.K21])" office:value-type="float" office:value="0.672030505259992" calcext:value-type="float">
            <text:p>0.67203050525999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65" calcext:value-type="float">
            <text:p>-0.65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6288" calcext:value-type="float">
            <text:p>0.6288</text:p>
          </table:table-cell>
          <table:table-cell office:value-type="float" office:value="-47.84" calcext:value-type="float">
            <text:p>-47.84</text:p>
          </table:table-cell>
          <table:table-cell office:value-type="float" office:value="-47.3" calcext:value-type="float">
            <text:p>-47.3</text:p>
          </table:table-cell>
          <table:table-cell office:value-type="float" office:value="-47.53" calcext:value-type="float">
            <text:p>-47.53</text:p>
          </table:table-cell>
          <table:table-cell office:value-type="float" office:value="-46.52" calcext:value-type="float">
            <text:p>-46.52</text:p>
          </table:table-cell>
          <table:table-cell office:value-type="float" office:value="-47.59" calcext:value-type="float">
            <text:p>-47.59</text:p>
          </table:table-cell>
          <table:table-cell table:formula="of:=AVERAGE([.B22:.F22])" office:value-type="float" office:value="0.62362" calcext:value-type="float">
            <text:p>0.62362</text:p>
          </table:table-cell>
          <table:table-cell table:formula="of:=COM.MICROSOFT.STDEV.S([.B22:.F22])" office:value-type="float" office:value="0.00380355097244667" calcext:value-type="float">
            <text:p>0.003803550972447</text:p>
          </table:table-cell>
          <table:table-cell table:formula="of:=AVERAGE([.H22:.K22])" office:value-type="float" office:value="-47.235" calcext:value-type="float">
            <text:p>-47.235</text:p>
          </table:table-cell>
          <table:table-cell table:formula="of:=COM.MICROSOFT.STDEV.S([.H22:.K22])" office:value-type="float" office:value="0.49278122258598" calcext:value-type="float">
            <text:p>0.4927812225859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7" calcext:value-type="float">
            <text:p>-0.7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6647" calcext:value-type="float">
            <text:p>0.6647</text:p>
          </table:table-cell>
          <table:table-cell office:value-type="float" office:value="-49.19" calcext:value-type="float">
            <text:p>-49.19</text:p>
          </table:table-cell>
          <table:table-cell office:value-type="float" office:value="-48.32" calcext:value-type="float">
            <text:p>-48.32</text:p>
          </table:table-cell>
          <table:table-cell office:value-type="float" office:value="-48.21" calcext:value-type="float">
            <text:p>-48.21</text:p>
          </table:table-cell>
          <table:table-cell office:value-type="float" office:value="-49.11" calcext:value-type="float">
            <text:p>-49.11</text:p>
          </table:table-cell>
          <table:table-cell office:value-type="float" office:value="-48.8" calcext:value-type="float">
            <text:p>-48.8</text:p>
          </table:table-cell>
          <table:table-cell table:formula="of:=AVERAGE([.B23:.F23])" office:value-type="float" office:value="0.66036" calcext:value-type="float">
            <text:p>0.66036</text:p>
          </table:table-cell>
          <table:table-cell table:formula="of:=COM.MICROSOFT.STDEV.S([.B23:.F23])" office:value-type="float" office:value="0.00656871372492362" calcext:value-type="float">
            <text:p>0.006568713724924</text:p>
          </table:table-cell>
          <table:table-cell table:formula="of:=AVERAGE([.H23:.K23])" office:value-type="float" office:value="-48.61" calcext:value-type="float">
            <text:p>-48.61</text:p>
          </table:table-cell>
          <table:table-cell table:formula="of:=COM.MICROSOFT.STDEV.S([.H23:.K23])" office:value-type="float" office:value="0.42039663810898" calcext:value-type="float">
            <text:p>0.4203966381089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006" calcext:value-type="float">
            <text:p>0.7006</text:p>
          </table:table-cell>
          <table:table-cell office:value-type="float" office:value="-50.65" calcext:value-type="float">
            <text:p>-50.65</text:p>
          </table:table-cell>
          <table:table-cell office:value-type="float" office:value="-50.55" calcext:value-type="float">
            <text:p>-50.55</text:p>
          </table:table-cell>
          <table:table-cell office:value-type="float" office:value="-50.21" calcext:value-type="float">
            <text:p>-50.21</text:p>
          </table:table-cell>
          <table:table-cell office:value-type="float" office:value="-50.91" calcext:value-type="float">
            <text:p>-50.91</text:p>
          </table:table-cell>
          <table:table-cell office:value-type="float" office:value="-50.17" calcext:value-type="float">
            <text:p>-50.17</text:p>
          </table:table-cell>
          <table:table-cell table:formula="of:=AVERAGE([.B24:.F24])" office:value-type="float" office:value="0.70088" calcext:value-type="float">
            <text:p>0.70088</text:p>
          </table:table-cell>
          <table:table-cell table:formula="of:=COM.MICROSOFT.STDEV.S([.B24:.F24])" office:value-type="float" office:value="0.00579629191811452" calcext:value-type="float">
            <text:p>0.005796291918115</text:p>
          </table:table-cell>
          <table:table-cell table:formula="of:=AVERAGE([.H24:.K24])" office:value-type="float" office:value="-50.46" calcext:value-type="float">
            <text:p>-50.46</text:p>
          </table:table-cell>
          <table:table-cell table:formula="of:=COM.MICROSOFT.STDEV.S([.H24:.K24])" office:value-type="float" office:value="0.345060381189532" calcext:value-type="float">
            <text:p>0.34506038118953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8" calcext:value-type="float">
            <text:p>-0.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344" calcext:value-type="float">
            <text:p>0.7344</text:p>
          </table:table-cell>
          <table:table-cell office:value-type="float" office:value="-51.85" calcext:value-type="float">
            <text:p>-51.85</text:p>
          </table:table-cell>
          <table:table-cell office:value-type="float" office:value="-50.72" calcext:value-type="float">
            <text:p>-50.72</text:p>
          </table:table-cell>
          <table:table-cell office:value-type="float" office:value="-51.58" calcext:value-type="float">
            <text:p>-51.58</text:p>
          </table:table-cell>
          <table:table-cell office:value-type="float" office:value="-51.85" calcext:value-type="float">
            <text:p>-51.85</text:p>
          </table:table-cell>
          <table:table-cell office:value-type="float" office:value="-51.66" calcext:value-type="float">
            <text:p>-51.66</text:p>
          </table:table-cell>
          <table:table-cell table:formula="of:=AVERAGE([.B25:.F25])" office:value-type="float" office:value="0.7361" calcext:value-type="float">
            <text:p>0.7361</text:p>
          </table:table-cell>
          <table:table-cell table:formula="of:=COM.MICROSOFT.STDEV.S([.B25:.F25])" office:value-type="float" office:value="0.00727151978612451" calcext:value-type="float">
            <text:p>0.007271519786125</text:p>
          </table:table-cell>
          <table:table-cell table:formula="of:=AVERAGE([.H25:.K25])" office:value-type="float" office:value="-51.4525" calcext:value-type="float">
            <text:p>-51.4525</text:p>
          </table:table-cell>
          <table:table-cell table:formula="of:=COM.MICROSOFT.STDEV.S([.H25:.K25])" office:value-type="float" office:value="0.501290002560062" calcext:value-type="float">
            <text:p>0.50129000256006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85" calcext:value-type="float">
            <text:p>-0.85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7738" calcext:value-type="float">
            <text:p>0.7738</text:p>
          </table:table-cell>
          <table:table-cell office:value-type="float" office:value="-52.91" calcext:value-type="float">
            <text:p>-52.91</text:p>
          </table:table-cell>
          <table:table-cell office:value-type="float" office:value="-52.86" calcext:value-type="float">
            <text:p>-52.86</text:p>
          </table:table-cell>
          <table:table-cell office:value-type="float" office:value="-52.76" calcext:value-type="float">
            <text:p>-52.76</text:p>
          </table:table-cell>
          <table:table-cell office:value-type="float" office:value="-52.52" calcext:value-type="float">
            <text:p>-52.52</text:p>
          </table:table-cell>
          <table:table-cell office:value-type="float" office:value="-52.65" calcext:value-type="float">
            <text:p>-52.65</text:p>
          </table:table-cell>
          <table:table-cell table:formula="of:=AVERAGE([.B26:.F26])" office:value-type="float" office:value="0.77242" calcext:value-type="float">
            <text:p>0.77242</text:p>
          </table:table-cell>
          <table:table-cell table:formula="of:=COM.MICROSOFT.STDEV.S([.B26:.F26])" office:value-type="float" office:value="0.00875397052770911" calcext:value-type="float">
            <text:p>0.008753970527709</text:p>
          </table:table-cell>
          <table:table-cell table:formula="of:=AVERAGE([.H26:.K26])" office:value-type="float" office:value="-52.6975" calcext:value-type="float">
            <text:p>-52.6975</text:p>
          </table:table-cell>
          <table:table-cell table:formula="of:=COM.MICROSOFT.STDEV.S([.H26:.K26])" office:value-type="float" office:value="0.146144905259584" calcext:value-type="float">
            <text:p>0.14614490525958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9" calcext:value-type="float">
            <text:p>-0.9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19" calcext:value-type="float">
            <text:p>0.819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26" calcext:value-type="float">
            <text:p>0.8026</text:p>
          </table:table-cell>
          <table:table-cell office:value-type="float" office:value="-54.19" calcext:value-type="float">
            <text:p>-54.19</text:p>
          </table:table-cell>
          <table:table-cell office:value-type="float" office:value="-54.07" calcext:value-type="float">
            <text:p>-54.07</text:p>
          </table:table-cell>
          <table:table-cell office:value-type="float" office:value="-53.7" calcext:value-type="float">
            <text:p>-53.7</text:p>
          </table:table-cell>
          <table:table-cell office:value-type="float" office:value="-54.56" calcext:value-type="float">
            <text:p>-54.56</text:p>
          </table:table-cell>
          <table:table-cell office:value-type="float" office:value="-54.26" calcext:value-type="float">
            <text:p>-54.26</text:p>
          </table:table-cell>
          <table:table-cell table:formula="of:=AVERAGE([.B27:.F27])" office:value-type="float" office:value="0.81326" calcext:value-type="float">
            <text:p>0.81326</text:p>
          </table:table-cell>
          <table:table-cell table:formula="of:=COM.MICROSOFT.STDEV.S([.B27:.F27])" office:value-type="float" office:value="0.00735309458663492" calcext:value-type="float">
            <text:p>0.007353094586635</text:p>
          </table:table-cell>
          <table:table-cell table:formula="of:=AVERAGE([.H27:.K27])" office:value-type="float" office:value="-54.1475" calcext:value-type="float">
            <text:p>-54.1475</text:p>
          </table:table-cell>
          <table:table-cell table:formula="of:=COM.MICROSOFT.STDEV.S([.H27:.K27])" office:value-type="float" office:value="0.360127292310186" calcext:value-type="float">
            <text:p>0.36012729231018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95" calcext:value-type="float">
            <text:p>-0.95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8602" calcext:value-type="float">
            <text:p>0.8602</text:p>
          </table:table-cell>
          <table:table-cell office:value-type="float" office:value="-55.83" calcext:value-type="float">
            <text:p>-55.83</text:p>
          </table:table-cell>
          <table:table-cell office:value-type="float" office:value="-55.94" calcext:value-type="float">
            <text:p>-55.94</text:p>
          </table:table-cell>
          <table:table-cell office:value-type="float" office:value="-54.46" calcext:value-type="float">
            <text:p>-54.46</text:p>
          </table:table-cell>
          <table:table-cell office:value-type="float" office:value="-55.31" calcext:value-type="float">
            <text:p>-55.31</text:p>
          </table:table-cell>
          <table:table-cell office:value-type="float" office:value="-54.75" calcext:value-type="float">
            <text:p>-54.75</text:p>
          </table:table-cell>
          <table:table-cell table:formula="of:=AVERAGE([.B28:.F28])" office:value-type="float" office:value="0.85148" calcext:value-type="float">
            <text:p>0.85148</text:p>
          </table:table-cell>
          <table:table-cell table:formula="of:=COM.MICROSOFT.STDEV.S([.B28:.F28])" office:value-type="float" office:value="0.0108021757067732" calcext:value-type="float">
            <text:p>0.010802175706773</text:p>
          </table:table-cell>
          <table:table-cell table:formula="of:=AVERAGE([.H28:.K28])" office:value-type="float" office:value="-55.115" calcext:value-type="float">
            <text:p>-55.115</text:p>
          </table:table-cell>
          <table:table-cell table:formula="of:=COM.MICROSOFT.STDEV.S([.H28:.K28])" office:value-type="float" office:value="0.653426864053404" calcext:value-type="float">
            <text:p>0.65342686405340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16" calcext:value-type="float">
            <text:p>0.9016</text:p>
          </table:table-cell>
          <table:table-cell office:value-type="float" office:value="-55.11" calcext:value-type="float">
            <text:p>-55.11</text:p>
          </table:table-cell>
          <table:table-cell office:value-type="float" office:value="-56.2" calcext:value-type="float">
            <text:p>-56.2</text:p>
          </table:table-cell>
          <table:table-cell office:value-type="float" office:value="-55.53" calcext:value-type="float">
            <text:p>-55.53</text:p>
          </table:table-cell>
          <table:table-cell office:value-type="float" office:value="-55.7" calcext:value-type="float">
            <text:p>-55.7</text:p>
          </table:table-cell>
          <table:table-cell office:value-type="float" office:value="-55.1" calcext:value-type="float">
            <text:p>-55.1</text:p>
          </table:table-cell>
          <table:table-cell table:formula="of:=AVERAGE([.B29:.F29])" office:value-type="float" office:value="0.89662" calcext:value-type="float">
            <text:p>0.89662</text:p>
          </table:table-cell>
          <table:table-cell table:formula="of:=COM.MICROSOFT.STDEV.S([.B29:.F29])" office:value-type="float" office:value="0.00630927888114005" calcext:value-type="float">
            <text:p>0.00630927888114</text:p>
          </table:table-cell>
          <table:table-cell table:formula="of:=AVERAGE([.H29:.K29])" office:value-type="float" office:value="-55.6325" calcext:value-type="float">
            <text:p>-55.6325</text:p>
          </table:table-cell>
          <table:table-cell table:formula="of:=COM.MICROSOFT.STDEV.S([.H29:.K29])" office:value-type="float" office:value="0.454853456254503" calcext:value-type="float">
            <text:p>0.454853456254503</text:p>
          </table:table-cell>
          <table:table-cell table:style-name="Default" table:number-columns-repeated="2"/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20:52:06.14277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3T16:14:11.014590031</dc:date>
    <meta:editing-duration>PT20M19S</meta:editing-duration>
    <meta:editing-cycles>10</meta:editing-cycles>
    <meta:document-statistic meta:table-count="3" meta:cell-count="2792" meta:object-count="0"/>
  </office:meta>
</office:document-meta>
</file>